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5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transparent"/>
      <style:text-properties style:font-name="Arial Narrow" style:font-name-asian="Arial Narrow" style:font-name-complex="Arial Narrow" style:font-family-generic="swiss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1"/>
    <style:style style:name="ce10" style:family="table-cell" style:parent-style-name="Normal_Pares" style:data-style-name="N0">
      <style:table-cell-properties fo:border="thin solid #C0C0C0" style:vertical-align="top" fo:background-color="transparent" style:cell-protect="protected"/>
      <style:text-properties fo:color="#000000" fo:font-size="8pt" style:font-size-asian="8pt" style:font-size-complex="8pt"/>
    </style:style>
    <style:style style:name="ce11" style:family="table-cell" style:parent-style-name="Normal_Pares" style:data-style-name="N0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12" style:family="table-cell" style:parent-style-name="Normal_Pares" style:data-style-name="N52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Default" style:data-style-name="N1">
      <style:table-cell-properties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Default" style:data-style-name="N52">
      <style:table-cell-properties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ext-properties fo:font-style="italic" style:font-style-asian="italic" style:font-style-complex="italic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19" style:family="table-cell" style:parent-style-name="Default" style:data-style-name="N1">
      <style:text-properties fo:font-style="italic" style:font-style-asian="italic" style:font-style-complex="italic" style:font-family-generic="swiss"/>
    </style:style>
    <style:style style:name="ce20" style:family="table-cell" style:parent-style-name="Default" style:data-style-name="N52">
      <style:text-properties fo:font-style="italic" style:font-style-asian="italic" style:font-style-complex="italic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25" style:family="table-cell" style:parent-style-name="Default" style:data-style-name="N52"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="thin solid #C0C0C0"/>
      <style:text-properties fo:font-size="8pt" style:font-size-asian="8pt" style:font-size-complex="8pt" style:font-family-generic="swiss"/>
    </style:style>
    <style:style style:name="ce28" style:family="table-cell" style:parent-style-name="Normal_Pares" style:data-style-name="N52">
      <style:table-cell-properties fo:border="thin solid #C0C0C0" style:vertical-align="top" fo:background-color="transparent" style:cell-protect="protected"/>
      <style:text-properties fo:color="#000000"/>
    </style:style>
    <style:style style:name="ce29" style:family="table-cell" style:parent-style-name="Normal_Pares" style:data-style-name="N0">
      <style:table-cell-properties fo:border-top="none" fo:border-bottom="thin solid #C0C0C0" fo:border-left="thin solid #C0C0C0" fo:border-right="thin solid #C0C0C0" style:vertical-align="top" fo:background-color="transparent" style:cell-protect="protected"/>
      <style:text-properties fo:color="#000000" fo:font-size="8pt" style:font-size-asian="8pt" style:font-size-complex="8pt"/>
    </style:style>
    <style:style style:name="ce30" style:family="table-cell" style:parent-style-name="Normal_Pares" style:data-style-name="N0">
      <style:table-cell-properties fo:border-top="none" fo:border-bottom="thin solid #C0C0C0" fo:border-left="thin solid #C0C0C0" fo:border-right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31" style:family="table-cell" style:parent-style-name="Default" style:data-style-name="N0">
      <style:table-cell-properties fo:border-top="none" fo:border-bottom="thin solid #C0C0C0" fo:border-left="thin solid #C0C0C0" fo:border-right="thin solid #C0C0C0"/>
      <style:text-properties fo:font-size="8pt" style:font-size-asian="8pt" style:font-size-complex="8pt" style:font-family-generic="swiss"/>
    </style:style>
    <style:style style:name="ce32" style:family="table-cell" style:parent-style-name="Normal_Pares" style:data-style-name="N52">
      <style:table-cell-properties fo:border-top="none" fo:border-bottom="thin solid #C0C0C0" fo:border-left="thin solid #C0C0C0" fo:border-right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33" style:family="table-cell" style:parent-style-name="Normal_Pares" style:data-style-name="N0">
      <style:table-cell-properties style:vertical-align="top" fo:background-color="transparent" style:cell-protect="protected"/>
      <style:text-properties fo:color="#000000" fo:font-size="8pt" style:font-size-asian="8pt" style:font-size-complex="8pt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11.2447916666667cm"/>
    </style:style>
    <style:style style:name="co4" style:family="table-column">
      <style:table-column-properties fo:break-before="auto" style:column-width="7.9639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45520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81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1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es" table:style-name="ta1" table:print-ranges="Pares.A6:Pares.K1068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3"/>
        <table:table-column table:style-name="co5" table:default-cell-style-name="ce1"/>
        <table:table-column table:style-name="co6" table:default-cell-style-name="ce9"/>
        <table:table-column table:style-name="co7" table:default-cell-style-name="ce1"/>
        <table:table-column table:style-name="co8" table:default-cell-style-name="ce1"/>
        <table:table-column table:style-name="co7" table:default-cell-style-name="ce2"/>
        <table:table-column table:style-name="co9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13">
            <text:p>CONCURSO NACIONAL DE ACESSO AO ENSINO SUPERIOR PÚBLICO DE 2016</text:p>
          </table:table-cell>
          <table:table-cell table:number-columns-repeated="3"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16"/>
          <table:table-cell table:number-columns-repeated="16375" table:style-name="ce8"/>
        </table:table-row>
        <table:table-row table:style-name="ro2">
          <table:table-cell office:value-type="string" table:style-name="ce6">
            <text:p>2.ª FASE</text:p>
          </table:table-cell>
          <table:table-cell table:number-columns-repeated="3" table:style-name="ce17"/>
          <table:table-cell table:style-name="ce18"/>
          <table:table-cell table:style-name="ce17"/>
          <table:table-cell table:style-name="ce19"/>
          <table:table-cell table:style-name="ce17"/>
          <table:table-cell table:style-name="ce20"/>
          <table:table-cell table:number-columns-repeated="16375" table:style-name="ce17"/>
        </table:table-row>
        <table:table-row table:style-name="ro2">
          <table:table-cell table:style-name="ce5"/>
          <table:table-cell table:number-columns-repeated="3" table:style-name="ce1"/>
          <table:table-cell table:style-name="ce3"/>
          <table:table-cell table:style-name="ce1"/>
          <table:table-cell table:style-name="ce9"/>
          <table:table-cell table:style-name="ce1"/>
          <table:table-cell table:style-name="ce2"/>
          <table:table-cell table:number-columns-repeated="16375" table:style-name="ce1"/>
        </table:table-row>
        <table:table-row table:style-name="ro3">
          <table:table-cell office:value-type="string" table:style-name="ce21">
            <text:p>Código da instituição</text:p>
          </table:table-cell>
          <table:table-cell office:value-type="string" table:style-name="ce21">
            <text:p>Código do curso</text:p>
          </table:table-cell>
          <table:table-cell office:value-type="string" table:style-name="ce21">
            <text:p>Instituição de ensino superior</text:p>
          </table:table-cell>
          <table:table-cell office:value-type="string" table:style-name="ce21">
            <text:p>Curso</text:p>
          </table:table-cell>
          <table:table-cell office:value-type="string" table:style-name="ce21">
            <text:p>Grau académico</text:p>
          </table:table-cell>
          <table:table-cell office:value-type="string" table:style-name="ce21">
            <text:p>Vagas colocadas a concurso na 2.ª fase quando da abertura da candidatura<text:s/></text:p>
          </table:table-cell>
          <table:table-cell office:value-type="string" table:style-name="ce21">
            <text:p>Vagas ocupadas na 1.ª fase libertadas pela recolocação de estudantes colocados e matriculados nessa fase<text:s/></text:p>
          </table:table-cell>
          <table:table-cell office:value-type="string" table:style-name="ce21">
            <text:p>Vagas adicionais criadas nos termos do Regulamento</text:p>
          </table:table-cell>
          <table:table-cell office:value-type="string" table:style-name="ce21">
            <text:p>Estudantes colocados na 2.ª fase<text:s/></text:p>
          </table:table-cell>
          <table:table-cell office:value-type="string" table:style-name="ce21">
            <text:p>Nota de candidatura do último colocado na 2.ª fase<text:s/></text:p>
          </table:table-cell>
          <table:table-cell office:value-type="string" table:style-name="ce21">
            <text:p>Vagas disponíveis no final da 2.ª fase</text:p>
          </table:table-cell>
          <table:table-cell table:number-columns-repeated="16373" table:style-name="ce7"/>
        </table:table-row>
        <table:table-row table:style-name="ro4">
          <table:table-cell office:value-type="string" table:style-name="ce21">
            <text:p>(1)</text:p>
          </table:table-cell>
          <table:table-cell office:value-type="string" table:style-name="ce21">
            <text:p>(2)</text:p>
          </table:table-cell>
          <table:table-cell office:value-type="string" table:style-name="ce21">
            <text:p>(3)</text:p>
          </table:table-cell>
          <table:table-cell office:value-type="string" table:style-name="ce21">
            <text:p>(4)</text:p>
          </table:table-cell>
          <table:table-cell office:value-type="string" table:style-name="ce21">
            <text:p>(5)</text:p>
          </table:table-cell>
          <table:table-cell office:value-type="string" table:style-name="ce21">
            <text:p>(6)</text:p>
          </table:table-cell>
          <table:table-cell office:value-type="string" table:style-name="ce21">
            <text:p>(7)</text:p>
          </table:table-cell>
          <table:table-cell office:value-type="string" table:style-name="ce21">
            <text:p>(8)</text:p>
          </table:table-cell>
          <table:table-cell office:value-type="string" table:style-name="ce21">
            <text:p>(9)</text:p>
          </table:table-cell>
          <table:table-cell office:value-type="string" table:style-name="ce21">
            <text:p>(10)</text:p>
          </table:table-cell>
          <table:table-cell office:value-type="string" table:style-name="ce26">
            <text:p>(11)</text:p>
          </table:table-cell>
          <table:table-cell table:number-columns-repeated="16373" table:style-name="ce7"/>
        </table:table-row>
        <table:table-row table:style-name="ro5">
          <table:table-cell office:value-type="string" table:style-name="ce29">
            <text:p>0140</text:p>
          </table:table-cell>
          <table:table-cell office:value-type="string" table:style-name="ce29">
            <text:p>8031</text:p>
          </table:table-cell>
          <table:table-cell office:value-type="string" table:style-name="ce29">
            <text:p>Universidade dos Açores - Faculdade de Ciências Agrárias e do Ambiente</text:p>
          </table:table-cell>
          <table:table-cell office:value-type="string" table:style-name="ce29">
            <text:p>Ciências Farmacêuticas (Preparatórios)</text:p>
          </table:table-cell>
          <table:table-cell office:value-type="string" table:style-name="ce29">
            <text:p>PM</text:p>
          </table:table-cell>
          <table:table-cell office:value-type="float" office:value="6" table:style-name="ce30">
            <text:p>6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1">
            <text:p>1</text:p>
          </table:table-cell>
          <table:table-cell office:value-type="float" office:value="143" table:style-name="ce32">
            <text:p>143,0</text:p>
          </table:table-cell>
          <table:table-cell office:value-type="float" office:value="5" table:style-name="ce30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40</text:p>
          </table:table-cell>
          <table:table-cell office:value-type="string" table:style-name="ce10">
            <text:p>8086</text:p>
          </table:table-cell>
          <table:table-cell office:value-type="string" table:style-name="ce10">
            <text:p>Universidade dos Açores - Faculdade de Ciências Agrárias e do Ambiente</text:p>
          </table:table-cell>
          <table:table-cell office:value-type="string" table:style-name="ce10">
            <text:p>Medicina Veterinária (Preparatórios)</text:p>
          </table:table-cell>
          <table:table-cell office:value-type="string" table:style-name="ce10">
            <text:p>PM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4" table:style-name="ce12">
            <text:p>15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40</text:p>
          </table:table-cell>
          <table:table-cell office:value-type="string" table:style-name="ce10">
            <text:p>9022</text:p>
          </table:table-cell>
          <table:table-cell office:value-type="string" table:style-name="ce10">
            <text:p>Universidade dos Açores - Faculdade de Ciências Agrárias e do Ambiente</text:p>
          </table:table-cell>
          <table:table-cell office:value-type="string" table:style-name="ce10">
            <text:p>Ciências Agrárias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0.1" table:style-name="ce12">
            <text:p>110,1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40</text:p>
          </table:table-cell>
          <table:table-cell office:value-type="string" table:style-name="ce10">
            <text:p>L121</text:p>
          </table:table-cell>
          <table:table-cell office:value-type="string" table:style-name="ce10">
            <text:p>Universidade dos Açores - Faculdade de Ciências Agrárias e do Ambiente</text:p>
          </table:table-cell>
          <table:table-cell office:value-type="string" table:style-name="ce10">
            <text:p>Natureza e Património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05.5" table:style-name="ce12">
            <text:p>105,5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8082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Arquitetura (Preparatórios)</text:p>
          </table:table-cell>
          <table:table-cell office:value-type="string" table:style-name="ce10">
            <text:p>PM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3" table:style-name="ce12">
            <text:p>123,0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9181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Históri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9.1" table:style-name="ce12">
            <text:p>109,1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9219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9.69999999999999" table:style-name="ce12">
            <text:p>139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44.4" table:style-name="ce12">
            <text:p>144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17.1" table:style-name="ce12">
            <text:p>117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9798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Relações Públicas e Comunicação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0.9" table:style-name="ce12">
            <text:p>130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1" table:style-name="ce12">
            <text:p>13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L041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Estudos Portugueses e Ingleses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07.1" table:style-name="ce12">
            <text:p>107,1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50</text:p>
          </table:table-cell>
          <table:table-cell office:value-type="string" table:style-name="ce10">
            <text:p>L086</text:p>
          </table:table-cell>
          <table:table-cell office:value-type="string" table:style-name="ce10">
            <text:p>Universidade dos Açores - Faculdade de Ciências Sociais e Humanas</text:p>
          </table:table-cell>
          <table:table-cell office:value-type="string" table:style-name="ce10">
            <text:p>Estudos Euro-Atlânticos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6.1" table:style-name="ce12">
            <text:p>106,1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60</text:p>
          </table:table-cell>
          <table:table-cell office:value-type="string" table:style-name="ce10">
            <text:p>8083</text:p>
          </table:table-cell>
          <table:table-cell office:value-type="string" table:style-name="ce10">
            <text:p>Universidade dos Açores - Faculdade de Ciências e Tecnologia</text:p>
          </table:table-cell>
          <table:table-cell office:value-type="string" table:style-name="ce10">
            <text:p>Ciclo Básico de Medicina</text:p>
          </table:table-cell>
          <table:table-cell office:value-type="string" table:style-name="ce10">
            <text:p>P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60</text:p>
          </table:table-cell>
          <table:table-cell office:value-type="string" table:style-name="ce10">
            <text:p>8524</text:p>
          </table:table-cell>
          <table:table-cell office:value-type="string" table:style-name="ce10">
            <text:p>Universidade dos Açores - Faculdade de Ciências e Tecnologia</text:p>
          </table:table-cell>
          <table:table-cell office:value-type="string" table:style-name="ce10">
            <text:p>Proteção Civil e Gestão de Risco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15.2" table:style-name="ce12">
            <text:p>115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60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os Açores - Faculdade de Ciências e Tecnologia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09" table:style-name="ce12">
            <text:p>109,0</text:p>
          </table:table-cell>
          <table:table-cell office:value-type="float" office:value="26" table:style-name="ce11">
            <text:p>2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60</text:p>
          </table:table-cell>
          <table:table-cell office:value-type="string" table:style-name="ce10">
            <text:p>9041</text:p>
          </table:table-cell>
          <table:table-cell office:value-type="string" table:style-name="ce10">
            <text:p>Universidade dos Açores - Faculdade de Ciências e Tecnologia</text:p>
          </table:table-cell>
          <table:table-cell office:value-type="string" table:style-name="ce10">
            <text:p>Ciências do Mar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3.9" table:style-name="ce12">
            <text:p>113,9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60</text:p>
          </table:table-cell>
          <table:table-cell office:value-type="string" table:style-name="ce10">
            <text:p>9384</text:p>
          </table:table-cell>
          <table:table-cell office:value-type="string" table:style-name="ce10">
            <text:p>Universidade dos Açores - Faculdade de Ciências e Tecnologia</text:p>
          </table:table-cell>
          <table:table-cell office:value-type="string" table:style-name="ce10">
            <text:p>Informática - Redes e Multimédia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07.4" table:style-name="ce12">
            <text:p>107,4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60</text:p>
          </table:table-cell>
          <table:table-cell office:value-type="string" table:style-name="ce10">
            <text:p>9864</text:p>
          </table:table-cell>
          <table:table-cell office:value-type="string" table:style-name="ce10">
            <text:p>Universidade dos Açores - Faculdade de Ciências e Tecnologia</text:p>
          </table:table-cell>
          <table:table-cell office:value-type="string" table:style-name="ce10">
            <text:p>Ciênc de Engenharia-Eng Civil; Eng Mecânica; Eng Eletrot e de Comput (Pre)</text:p>
          </table:table-cell>
          <table:table-cell office:value-type="string" table:style-name="ce10">
            <text:p>PM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3.3" table:style-name="ce12">
            <text:p>123,3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70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os Açores - Faculdade de Economia e Gestão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6.3" table:style-name="ce12">
            <text:p>106,3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70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os Açores - Faculdade de Economia e Gestã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7.6" table:style-name="ce12">
            <text:p>127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170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Universidade dos Açores - Faculdade de Economia e Gestão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0</text:p>
          </table:table-cell>
          <table:table-cell office:value-type="string" table:style-name="ce10">
            <text:p>9351</text:p>
          </table:table-cell>
          <table:table-cell office:value-type="string" table:style-name="ce10">
            <text:p>Universidade do Algarve</text:p>
          </table:table-cell>
          <table:table-cell office:value-type="string" table:style-name="ce10">
            <text:p>Ciências Biomédicas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8.5" table:style-name="ce12">
            <text:p>118,5</text:p>
          </table:table-cell>
          <table:table-cell office:value-type="float" office:value="4" table:style-name="ce11">
            <text:p>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1</text:p>
          </table:table-cell>
          <table:table-cell office:value-type="string" table:style-name="ce10">
            <text:p>8509</text:p>
          </table:table-cell>
          <table:table-cell office:value-type="string" table:style-name="ce10">
            <text:p>Universidade do Algarve - Faculdade de Ciências Humanas e Sociais</text:p>
          </table:table-cell>
          <table:table-cell office:value-type="string" table:style-name="ce10">
            <text:p>Património Cultural e Arqueologia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04.8" table:style-name="ce12">
            <text:p>104,8</text:p>
          </table:table-cell>
          <table:table-cell office:value-type="float" office:value="10" table:style-name="ce11">
            <text:p>1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1</text:p>
          </table:table-cell>
          <table:table-cell office:value-type="string" table:style-name="ce10">
            <text:p>9204</text:p>
          </table:table-cell>
          <table:table-cell office:value-type="string" table:style-name="ce10">
            <text:p>Universidade do Algarve - Faculdade de Ciências Humanas e Sociais</text:p>
          </table:table-cell>
          <table:table-cell office:value-type="string" table:style-name="ce10">
            <text:p>Línguas, Literaturas e Culturas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2.8" table:style-name="ce12">
            <text:p>12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1</text:p>
          </table:table-cell>
          <table:table-cell office:value-type="string" table:style-name="ce10">
            <text:p>9219</text:p>
          </table:table-cell>
          <table:table-cell office:value-type="string" table:style-name="ce10">
            <text:p>Universidade do Algarve - Faculdade de Ciências Humanas e Sociais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37" table:style-name="ce12">
            <text:p>13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1</text:p>
          </table:table-cell>
          <table:table-cell office:value-type="string" table:style-name="ce10">
            <text:p>9817</text:p>
          </table:table-cell>
          <table:table-cell office:value-type="string" table:style-name="ce10">
            <text:p>Universidade do Algarve - Faculdade de Ciências Humanas e Sociais</text:p>
          </table:table-cell>
          <table:table-cell office:value-type="string" table:style-name="ce10">
            <text:p>Artes Visuais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18.3" table:style-name="ce12">
            <text:p>118,3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1</text:p>
          </table:table-cell>
          <table:table-cell office:value-type="string" table:style-name="ce10">
            <text:p>9821</text:p>
          </table:table-cell>
          <table:table-cell office:value-type="string" table:style-name="ce10">
            <text:p>Universidade do Algarve - Faculdade de Ciências Humanas e Sociais</text:p>
          </table:table-cell>
          <table:table-cell office:value-type="string" table:style-name="ce10">
            <text:p>Ciências da Educação e da Formaçã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6.2" table:style-name="ce12">
            <text:p>116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1</text:p>
          </table:table-cell>
          <table:table-cell office:value-type="string" table:style-name="ce10">
            <text:p>9834</text:p>
          </table:table-cell>
          <table:table-cell office:value-type="string" table:style-name="ce10">
            <text:p>Universidade do Algarve - Faculdade de Ciências Humanas e Sociais</text:p>
          </table:table-cell>
          <table:table-cell office:value-type="string" table:style-name="ce10">
            <text:p>Línguas e Comunicação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8.1" table:style-name="ce12">
            <text:p>118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8258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Arquitetura Paisagist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05.8" table:style-name="ce12">
            <text:p>105,8</text:p>
          </table:table-cell>
          <table:table-cell office:value-type="float" office:value="12" table:style-name="ce11">
            <text:p>1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9003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Agronomia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98" table:style-name="ce12">
            <text:p>98,0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96" table:style-name="ce12">
            <text:p>96,0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9013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Biologia Marinh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9.6" table:style-name="ce12">
            <text:p>109,6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97" table:style-name="ce12">
            <text:p>97,0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9016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Biotecnologi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106.4" table:style-name="ce12">
            <text:p>106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9494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Ciências Farmacêuticas</text:p>
          </table:table-cell>
          <table:table-cell office:value-type="string" table:style-name="ce10">
            <text:p>MI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2.7" table:style-name="ce12">
            <text:p>122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3</text:p>
          </table:table-cell>
          <table:table-cell office:value-type="string" table:style-name="ce10">
            <text:p>L123</text:p>
          </table:table-cell>
          <table:table-cell office:value-type="string" table:style-name="ce10">
            <text:p>Universidade do Algarve - Faculdade de Ciências e Tecnologia</text:p>
          </table:table-cell>
          <table:table-cell office:value-type="string" table:style-name="ce10">
            <text:p>Gestão Marinha e Costeira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05" table:style-name="ce12">
            <text:p>105,0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4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o Algarve - Faculdade de Economia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1.2" table:style-name="ce12">
            <text:p>121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4</text:p>
          </table:table-cell>
          <table:table-cell office:value-type="string" table:style-name="ce10">
            <text:p>9152</text:p>
          </table:table-cell>
          <table:table-cell office:value-type="string" table:style-name="ce10">
            <text:p>Universidade do Algarve - Faculdade de Economia</text:p>
          </table:table-cell>
          <table:table-cell office:value-type="string" table:style-name="ce10">
            <text:p>Gestão de Empresas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26.2" table:style-name="ce12">
            <text:p>126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204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do Algarve - Faculdade de Economia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5.8" table:style-name="ce12">
            <text:p>115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002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Administração Públ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40.19999999999999" table:style-name="ce12">
            <text:p>14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6" table:style-name="ce12">
            <text:p>13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012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Biologia e Geologi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1.6" table:style-name="ce12">
            <text:p>131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3" table:style-name="ce12">
            <text:p>13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016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Biotecnologi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3.6" table:style-name="ce12">
            <text:p>153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041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Ciências do Mar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2.5" table:style-name="ce12">
            <text:p>12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069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Design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69.8" table:style-name="ce12">
            <text:p>16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52" table:style-name="ce12">
            <text:p>15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104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3.4" table:style-name="ce12">
            <text:p>16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56.4" table:style-name="ce12">
            <text:p>156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146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Geologia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07.4" table:style-name="ce12">
            <text:p>10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57.6" table:style-name="ce12">
            <text:p>157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194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Línguas e Estudos Editoriai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0.6" table:style-name="ce12">
            <text:p>15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196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Línguas e Relações Empresariais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48.6" table:style-name="ce12">
            <text:p>148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204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Línguas, Literaturas e Culturas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9.4" table:style-name="ce12">
            <text:p>13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209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Matemática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6.4" table:style-name="ce12">
            <text:p>136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212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Meteorologia, Oceanografia e Geofís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5" table:style-name="ce12">
            <text:p>11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214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Músic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6.6" table:style-name="ce12">
            <text:p>13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215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Novas Tecnologias da Comunicaçã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43.19999999999999" table:style-name="ce12">
            <text:p>14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219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3" table:style-name="ce12">
            <text:p>14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252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Traduçã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6.19999999999999" table:style-name="ce12">
            <text:p>136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57.4" table:style-name="ce12">
            <text:p>15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351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Ciências Biomédica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62.80000000000001" table:style-name="ce12">
            <text:p>16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359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Biomédic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68.8" table:style-name="ce12">
            <text:p>16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360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MI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5.2" table:style-name="ce12">
            <text:p>125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361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de Computadores e Telemática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51.19999999999999" table:style-name="ce12">
            <text:p>151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363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de Materiais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3.19999999999999" table:style-name="ce12">
            <text:p>13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365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Eletrónica e Telecomunicações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8.6" table:style-name="ce12">
            <text:p>138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368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Físic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51" table:style-name="ce12">
            <text:p>15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369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MI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55" table:style-name="ce12">
            <text:p>15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461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Química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24.4" table:style-name="ce12">
            <text:p>124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508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MI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6.6" table:style-name="ce12">
            <text:p>12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2" table:style-name="ce12">
            <text:p>13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G009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Engenharia Computacional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50.5" table:style-name="ce12">
            <text:p>15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300</text:p>
          </table:table-cell>
          <table:table-cell office:value-type="string" table:style-name="ce10">
            <text:p>L094</text:p>
          </table:table-cell>
          <table:table-cell office:value-type="string" table:style-name="ce10">
            <text:p>Universidade de Aveiro</text:p>
          </table:table-cell>
          <table:table-cell office:value-type="string" table:style-name="ce10">
            <text:p>Reabilitação do Património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2" table:style-name="ce12">
            <text:p>112,0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8470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Engenharia Aeronáutica</text:p>
          </table:table-cell>
          <table:table-cell office:value-type="string" table:style-name="ce10">
            <text:p>MI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60.4" table:style-name="ce12">
            <text:p>160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3.2" table:style-name="ce12">
            <text:p>113,2</text:p>
          </table:table-cell>
          <table:table-cell office:value-type="float" office:value="4" table:style-name="ce11">
            <text:p>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16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Biotecnologi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18.8" table:style-name="ce12">
            <text:p>11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20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Ciência Política e Relações Internacionais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41.19999999999999" table:style-name="ce12">
            <text:p>141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23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Ciências da Comunicação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35.5" table:style-name="ce12">
            <text:p>13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25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Ciências da Cultur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4.3" table:style-name="ce12">
            <text:p>12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48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Cinem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26.1" table:style-name="ce12">
            <text:p>126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71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Design de Mod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7" table:style-name="ce27">
            <text:p>17</text:p>
          </table:table-cell>
          <table:table-cell office:value-type="float" office:value="128" table:style-name="ce12">
            <text:p>128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74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Design Industrial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121.5" table:style-name="ce12">
            <text:p>12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75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Design Multiméd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0.19999999999999" table:style-name="ce12">
            <text:p>14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28.4" table:style-name="ce12">
            <text:p>128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105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Engenharia Eletromecân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6.6" table:style-name="ce12">
            <text:p>12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112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07" table:style-name="ce12">
            <text:p>107,0</text:p>
          </table:table-cell>
          <table:table-cell office:value-type="float" office:value="2" table:style-name="ce11">
            <text:p>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5.1" table:style-name="ce12">
            <text:p>145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6.30000000000001" table:style-name="ce12">
            <text:p>136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9.5" table:style-name="ce12">
            <text:p>12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216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Optometria - Ciências da Visão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03.2" table:style-name="ce12">
            <text:p>103,2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219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137.69999999999999" table:style-name="ce12">
            <text:p>137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225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Química Industrial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3.2" table:style-name="ce12">
            <text:p>113,2</text:p>
          </table:table-cell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1.1" table:style-name="ce12">
            <text:p>131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257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Arquitetura</text:p>
          </table:table-cell>
          <table:table-cell office:value-type="string" table:style-name="ce10">
            <text:p>MI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22.4" table:style-name="ce12">
            <text:p>122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351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Ciências Biomédicas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7.9" table:style-name="ce12">
            <text:p>127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360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MI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494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Ciências Farmacêuticas</text:p>
          </table:table-cell>
          <table:table-cell office:value-type="string" table:style-name="ce10">
            <text:p>MI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7.3" table:style-name="ce12">
            <text:p>12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540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Bioengenhar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2.9" table:style-name="ce12">
            <text:p>112,9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707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Ciências do Desporto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27.4" table:style-name="ce12">
            <text:p>12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813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Medicin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87.3" table:style-name="ce12">
            <text:p>18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9918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Estudos Portugueses e Espanhóis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09" table:style-name="ce12">
            <text:p>109,0</text:p>
          </table:table-cell>
          <table:table-cell office:value-type="float" office:value="4" table:style-name="ce11">
            <text:p>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400</text:p>
          </table:table-cell>
          <table:table-cell office:value-type="string" table:style-name="ce10">
            <text:p>L042</text:p>
          </table:table-cell>
          <table:table-cell office:value-type="string" table:style-name="ce10">
            <text:p>Universidade da Beira Interior</text:p>
          </table:table-cell>
          <table:table-cell office:value-type="string" table:style-name="ce10">
            <text:p>Informática Web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13.4" table:style-name="ce12">
            <text:p>11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8408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Química Medicinal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5" table:style-name="ce12">
            <text:p>12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5" table:style-name="ce12">
            <text:p>13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70" table:style-name="ce12">
            <text:p>17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104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0" table:style-name="ce12">
            <text:p>15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3" table:style-name="ce12">
            <text:p>15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141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Fís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27.3" table:style-name="ce12">
            <text:p>12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146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Geologia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01" table:style-name="ce12">
            <text:p>101,0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209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Matemát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131" table:style-name="ce12">
            <text:p>13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223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Quím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1.8" table:style-name="ce12">
            <text:p>12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257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Arquitetura</text:p>
          </table:table-cell>
          <table:table-cell office:value-type="string" table:style-name="ce10">
            <text:p>MI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9" table:style-name="ce12">
            <text:p>13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359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Biomédica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75.8" table:style-name="ce12">
            <text:p>175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360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MI</text:p>
          </table:table-cell>
          <table:table-cell office:value-type="float" office:value="52" table:style-name="ce11">
            <text:p>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08.5" table:style-name="ce12">
            <text:p>108,5</text:p>
          </table:table-cell>
          <table:table-cell office:value-type="float" office:value="32" table:style-name="ce11">
            <text:p>3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367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43.30000000000001" table:style-name="ce12">
            <text:p>143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368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Físic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369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8.5" table:style-name="ce12">
            <text:p>13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448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Antropolog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2.5" table:style-name="ce12">
            <text:p>13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461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Químic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9.30000000000001" table:style-name="ce12">
            <text:p>129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508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MI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06.3" table:style-name="ce12">
            <text:p>106,3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1</text:p>
          </table:table-cell>
          <table:table-cell office:value-type="string" table:style-name="ce10">
            <text:p>9891</text:p>
          </table:table-cell>
          <table:table-cell office:value-type="string" table:style-name="ce10">
            <text:p>Universidade de Coimbra - Faculdade de Ciências e Tecnologia</text:p>
          </table:table-cell>
          <table:table-cell office:value-type="string" table:style-name="ce10">
            <text:p>Design e Multiméd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4" table:style-name="ce12">
            <text:p>15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2</text:p>
          </table:table-cell>
          <table:table-cell office:value-type="string" table:style-name="ce10">
            <text:p>8067</text:p>
          </table:table-cell>
          <table:table-cell office:value-type="string" table:style-name="ce10">
            <text:p>Universidade de Coimbra - Faculdade de Direito</text:p>
          </table:table-cell>
          <table:table-cell office:value-type="string" table:style-name="ce10">
            <text:p>Administração Público-Privad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150.5" table:style-name="ce12">
            <text:p>15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2</text:p>
          </table:table-cell>
          <table:table-cell office:value-type="string" table:style-name="ce10">
            <text:p>9078</text:p>
          </table:table-cell>
          <table:table-cell office:value-type="string" table:style-name="ce10">
            <text:p>Universidade de Coimbra - Faculdade de Direito</text:p>
          </table:table-cell>
          <table:table-cell office:value-type="string" table:style-name="ce10">
            <text:p>Direito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41" table:style-name="ce27">
            <text:p>41</text:p>
          </table:table-cell>
          <table:table-cell office:value-type="float" office:value="148.30000000000001" table:style-name="ce12">
            <text:p>148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3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e Coimbra - Faculdade de Economia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46" table:style-name="ce12">
            <text:p>14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3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e Coimbra - Faculdade de Economia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52" table:style-name="ce12">
            <text:p>15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3</text:p>
          </table:table-cell>
          <table:table-cell office:value-type="string" table:style-name="ce10">
            <text:p>9229</text:p>
          </table:table-cell>
          <table:table-cell office:value-type="string" table:style-name="ce10">
            <text:p>Universidade de Coimbra - Faculdade de Economia</text:p>
          </table:table-cell>
          <table:table-cell office:value-type="string" table:style-name="ce10">
            <text:p>Relações Internacionai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0" table:style-name="ce12">
            <text:p>16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3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de Coimbra - Faculdade de Economia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33.5" table:style-name="ce12">
            <text:p>13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4</text:p>
          </table:table-cell>
          <table:table-cell office:value-type="string" table:style-name="ce10">
            <text:p>9494</text:p>
          </table:table-cell>
          <table:table-cell office:value-type="string" table:style-name="ce10">
            <text:p>Universidade de Coimbra - Faculdade de Farmácia</text:p>
          </table:table-cell>
          <table:table-cell office:value-type="string" table:style-name="ce10">
            <text:p>Ciências Farmacêuticas</text:p>
          </table:table-cell>
          <table:table-cell office:value-type="string" table:style-name="ce10">
            <text:p>MI</text:p>
          </table:table-cell>
          <table:table-cell office:value-type="float" office:value="10" table:style-name="ce11">
            <text:p>10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45.80000000000001" table:style-name="ce12">
            <text:p>145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4</text:p>
          </table:table-cell>
          <table:table-cell office:value-type="string" table:style-name="ce10">
            <text:p>9819</text:p>
          </table:table-cell>
          <table:table-cell office:value-type="string" table:style-name="ce10">
            <text:p>Universidade de Coimbra - Faculdade de Farmácia</text:p>
          </table:table-cell>
          <table:table-cell office:value-type="string" table:style-name="ce10">
            <text:p>Ciências Bioanalítica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9.5" table:style-name="ce12">
            <text:p>12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4</text:p>
          </table:table-cell>
          <table:table-cell office:value-type="string" table:style-name="ce10">
            <text:p>9832</text:p>
          </table:table-cell>
          <table:table-cell office:value-type="string" table:style-name="ce10">
            <text:p>Universidade de Coimbra - Faculdade de Farmácia</text:p>
          </table:table-cell>
          <table:table-cell office:value-type="string" table:style-name="ce10">
            <text:p>Farmácia Bioméd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3.5" table:style-name="ce12">
            <text:p>13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8393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Português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19" table:style-name="ce12">
            <text:p>11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006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Arqueologi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2.5" table:style-name="ce12">
            <text:p>14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132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Estudos Artístico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0" table:style-name="ce12">
            <text:p>13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133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Estudos Clássico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5.5" table:style-name="ce12">
            <text:p>13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135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Estudos Europeus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47" table:style-name="ce12">
            <text:p>14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139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Filosof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8.5" table:style-name="ce12">
            <text:p>12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143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Geograf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22.5" table:style-name="ce12">
            <text:p>12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181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Histór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9" table:style-name="ce12">
            <text:p>12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182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História da Arte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3.5" table:style-name="ce12">
            <text:p>12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694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Ciência da Informaç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4.19999999999999" table:style-name="ce12">
            <text:p>134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773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Jornalismo e Comunica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53.5" table:style-name="ce12">
            <text:p>15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9779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Línguas Modernas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42" table:style-name="ce12">
            <text:p>14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5</text:p>
          </table:table-cell>
          <table:table-cell office:value-type="string" table:style-name="ce10">
            <text:p>L109</text:p>
          </table:table-cell>
          <table:table-cell office:value-type="string" table:style-name="ce10">
            <text:p>Universidade de Coimbra - Faculdade de Letras</text:p>
          </table:table-cell>
          <table:table-cell office:value-type="string" table:style-name="ce10">
            <text:p>Turismo, Território e Património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8.5" table:style-name="ce12">
            <text:p>13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6</text:p>
          </table:table-cell>
          <table:table-cell office:value-type="string" table:style-name="ce10">
            <text:p>9548</text:p>
          </table:table-cell>
          <table:table-cell office:value-type="string" table:style-name="ce10">
            <text:p>Universidade de Coimbra - Faculdade de Medicina</text:p>
          </table:table-cell>
          <table:table-cell office:value-type="string" table:style-name="ce10">
            <text:p>Medicina Dentária</text:p>
          </table:table-cell>
          <table:table-cell office:value-type="string" table:style-name="ce10">
            <text:p>MI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83.8" table:style-name="ce12">
            <text:p>18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6</text:p>
          </table:table-cell>
          <table:table-cell office:value-type="string" table:style-name="ce10">
            <text:p>9813</text:p>
          </table:table-cell>
          <table:table-cell office:value-type="string" table:style-name="ce10">
            <text:p>Universidade de Coimbra - Faculdade de Medicina</text:p>
          </table:table-cell>
          <table:table-cell office:value-type="string" table:style-name="ce10">
            <text:p>Medicin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90.3" table:style-name="ce12">
            <text:p>190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7</text:p>
          </table:table-cell>
          <table:table-cell office:value-type="string" table:style-name="ce10">
            <text:p>9026</text:p>
          </table:table-cell>
          <table:table-cell office:value-type="string" table:style-name="ce10">
            <text:p>Universidade de Coimbra - Faculdade de Psicologia e de Ciências da Educação</text:p>
          </table:table-cell>
          <table:table-cell office:value-type="string" table:style-name="ce10">
            <text:p>Ciências da Educação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17" table:style-name="ce27">
            <text:p>17</text:p>
          </table:table-cell>
          <table:table-cell office:value-type="float" office:value="130.5" table:style-name="ce12">
            <text:p>13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7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Universidade de Coimbra - Faculdade de Psicologia e de Ciências da Educação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9" table:style-name="ce12">
            <text:p>13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7</text:p>
          </table:table-cell>
          <table:table-cell office:value-type="string" table:style-name="ce10">
            <text:p>9555</text:p>
          </table:table-cell>
          <table:table-cell office:value-type="string" table:style-name="ce10">
            <text:p>Universidade de Coimbra - Faculdade de Psicologia e de Ciências da Educação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MI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52.19999999999999" table:style-name="ce12">
            <text:p>152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8</text:p>
          </table:table-cell>
          <table:table-cell office:value-type="string" table:style-name="ce10">
            <text:p>8368</text:p>
          </table:table-cell>
          <table:table-cell office:value-type="string" table:style-name="ce10">
            <text:p>Universidade de Coimbra - Faculdade de Ciências do Desporto e Educação Física</text:p>
          </table:table-cell>
          <table:table-cell office:value-type="string" table:style-name="ce10">
            <text:p>Ciências do Desporto (regime pós-laboral)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508</text:p>
          </table:table-cell>
          <table:table-cell office:value-type="string" table:style-name="ce10">
            <text:p>9707</text:p>
          </table:table-cell>
          <table:table-cell office:value-type="string" table:style-name="ce10">
            <text:p>Universidade de Coimbra - Faculdade de Ciências do Desporto e Educação Física</text:p>
          </table:table-cell>
          <table:table-cell office:value-type="string" table:style-name="ce10">
            <text:p>Ciências do Desport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137.4" table:style-name="ce12">
            <text:p>13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8258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Arquitetura Paisagist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07.1" table:style-name="ce12">
            <text:p>107,1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8262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Biologia Human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60.6" table:style-name="ce12">
            <text:p>16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003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Agronomi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09.7" table:style-name="ce12">
            <text:p>109,7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7.8" table:style-name="ce12">
            <text:p>127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15.3" table:style-name="ce12">
            <text:p>115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016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Biotecnolog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16.9" table:style-name="ce12">
            <text:p>116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9.1" table:style-name="ce12">
            <text:p>149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143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Geograf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3.7" table:style-name="ce12">
            <text:p>123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146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Geologia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06.1" table:style-name="ce12">
            <text:p>106,1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210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Matemática Aplicada à Economia e à Gestã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5.4" table:style-name="ce12">
            <text:p>135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223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Química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707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Ciências do Desport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7.9" table:style-name="ce12">
            <text:p>127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751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Engenharia Mecatrónic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19" table:style-name="ce12">
            <text:p>11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818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Ciência e Tecnologia Animal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20.7" table:style-name="ce12">
            <text:p>120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841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Reabilitação Psicomotor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1.5" table:style-name="ce12">
            <text:p>13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847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Medicina Veterinári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59.19999999999999" table:style-name="ce12">
            <text:p>159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9910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Engenharia de Energias Renováveis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19" table:style-name="ce11">
            <text:p>1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2</text:p>
          </table:table-cell>
          <table:table-cell office:value-type="string" table:style-name="ce10">
            <text:p>L090</text:p>
          </table:table-cell>
          <table:table-cell office:value-type="string" table:style-name="ce10">
            <text:p>Universidade de Évora - Escola de Ciências e Tecnologia</text:p>
          </table:table-cell>
          <table:table-cell office:value-type="string" table:style-name="ce10">
            <text:p>Ecologia e Ambiente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4.2" table:style-name="ce12">
            <text:p>104,2</text:p>
          </table:table-cell>
          <table:table-cell office:value-type="float" office:value="10" table:style-name="ce11">
            <text:p>1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3</text:p>
          </table:table-cell>
          <table:table-cell office:value-type="string" table:style-name="ce10">
            <text:p>9069</text:p>
          </table:table-cell>
          <table:table-cell office:value-type="string" table:style-name="ce10">
            <text:p>Universidade de Évora - Escola de Artes</text:p>
          </table:table-cell>
          <table:table-cell office:value-type="string" table:style-name="ce10">
            <text:p>Design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142.1" table:style-name="ce12">
            <text:p>142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3</text:p>
          </table:table-cell>
          <table:table-cell office:value-type="string" table:style-name="ce10">
            <text:p>9243</text:p>
          </table:table-cell>
          <table:table-cell office:value-type="string" table:style-name="ce10">
            <text:p>Universidade de Évora - Escola de Artes</text:p>
          </table:table-cell>
          <table:table-cell office:value-type="string" table:style-name="ce10">
            <text:p>Teatr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26.6" table:style-name="ce12">
            <text:p>12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3</text:p>
          </table:table-cell>
          <table:table-cell office:value-type="string" table:style-name="ce10">
            <text:p>9257</text:p>
          </table:table-cell>
          <table:table-cell office:value-type="string" table:style-name="ce10">
            <text:p>Universidade de Évora - Escola de Artes</text:p>
          </table:table-cell>
          <table:table-cell office:value-type="string" table:style-name="ce10">
            <text:p>Arquitetura</text:p>
          </table:table-cell>
          <table:table-cell office:value-type="string" table:style-name="ce10">
            <text:p>MI</text:p>
          </table:table-cell>
          <table:table-cell office:value-type="float" office:value="32" table:style-name="ce11">
            <text:p>3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08" table:style-name="ce12">
            <text:p>108,0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3</text:p>
          </table:table-cell>
          <table:table-cell office:value-type="string" table:style-name="ce10">
            <text:p>9684</text:p>
          </table:table-cell>
          <table:table-cell office:value-type="string" table:style-name="ce10">
            <text:p>Universidade de Évora - Escola de Artes</text:p>
          </table:table-cell>
          <table:table-cell office:value-type="string" table:style-name="ce10">
            <text:p>Artes Visuais - Multimédi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42" table:style-name="ce12">
            <text:p>14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8251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História e Arqueologi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3" table:style-name="ce12">
            <text:p>12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9026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Ciências da Educaç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128.69999999999999" table:style-name="ce12">
            <text:p>128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8.80000000000001" table:style-name="ce12">
            <text:p>12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1.80000000000001" table:style-name="ce12">
            <text:p>13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9219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40.6" table:style-name="ce12">
            <text:p>14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9229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Relações Internacionai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6.6" table:style-name="ce12">
            <text:p>13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7.19999999999999" table:style-name="ce12">
            <text:p>137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7.69999999999999" table:style-name="ce12">
            <text:p>137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43.30000000000001" table:style-name="ce12">
            <text:p>143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604</text:p>
          </table:table-cell>
          <table:table-cell office:value-type="string" table:style-name="ce10">
            <text:p>L047</text:p>
          </table:table-cell>
          <table:table-cell office:value-type="string" table:style-name="ce10">
            <text:p>Universidade de Évora - Escola de Ciências Sociais</text:p>
          </table:table-cell>
          <table:table-cell office:value-type="string" table:style-name="ce10">
            <text:p>Línguas e Literatura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130.19999999999999" table:style-name="ce12">
            <text:p>13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1</text:p>
          </table:table-cell>
          <table:table-cell office:value-type="string" table:style-name="ce10">
            <text:p>9813</text:p>
          </table:table-cell>
          <table:table-cell office:value-type="string" table:style-name="ce10">
            <text:p>Universidade Nova de Lisboa - Faculdade de Ciências Médicas</text:p>
          </table:table-cell>
          <table:table-cell office:value-type="string" table:style-name="ce10">
            <text:p>Medicin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88.2" table:style-name="ce12">
            <text:p>188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8109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Sociologia (regime pós-laboral)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1.5" table:style-name="ce12">
            <text:p>13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006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Arqueolog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0" table:style-name="ce12">
            <text:p>12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020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Ciência Política e Relações Internacionais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65.5" table:style-name="ce12">
            <text:p>16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023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Ciências da Comunicaçã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68" table:style-name="ce12">
            <text:p>168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040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Ciências da Linguagem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27">
            <text:p>8</text:p>
          </table:table-cell>
          <table:table-cell office:value-type="float" office:value="133" table:style-name="ce12">
            <text:p>13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046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Ciências Musicais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23.5" table:style-name="ce12">
            <text:p>12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139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Filosof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3.5" table:style-name="ce12">
            <text:p>12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145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Geografia e Planeamento Regional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31.5" table:style-name="ce12">
            <text:p>13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181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Histór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145.5" table:style-name="ce12">
            <text:p>14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182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História da Arte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14" table:style-name="ce12">
            <text:p>11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204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Línguas, Literaturas e Cultura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0" table:style-name="ce12">
            <text:p>15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136" table:style-name="ce12">
            <text:p>13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252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Traduçã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8" table:style-name="ce12">
            <text:p>158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448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Antropologi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123.5" table:style-name="ce12">
            <text:p>12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2</text:p>
          </table:table-cell>
          <table:table-cell office:value-type="string" table:style-name="ce10">
            <text:p>9917</text:p>
          </table:table-cell>
          <table:table-cell office:value-type="string" table:style-name="ce10">
            <text:p>Universidade Nova de Lisboa - Faculdade de Ciências Sociais e Humanas</text:p>
          </table:table-cell>
          <table:table-cell office:value-type="string" table:style-name="ce10">
            <text:p>Estudos Portuguese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7" table:style-name="ce12">
            <text:p>12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8036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Conservação - Restaur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137" table:style-name="ce12">
            <text:p>13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8334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de Micro e Nanotecnologias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51" table:style-name="ce12">
            <text:p>15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44" table:style-name="ce12">
            <text:p>14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116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Geológ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2.80000000000001" table:style-name="ce12">
            <text:p>13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209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Matemát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55.6" table:style-name="ce12">
            <text:p>155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224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Química Aplicad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3" table:style-name="ce12">
            <text:p>13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348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Biologia Celular e Molecular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63.19999999999999" table:style-name="ce12">
            <text:p>16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359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Biomédica</text:p>
          </table:table-cell>
          <table:table-cell office:value-type="string" table:style-name="ce10">
            <text:p>MI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71.2" table:style-name="ce12">
            <text:p>171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360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MI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5.80000000000001" table:style-name="ce12">
            <text:p>135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363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de Materiais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7.80000000000001" table:style-name="ce12">
            <text:p>147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367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MI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45.4" table:style-name="ce12">
            <text:p>145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368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Físic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58.80000000000001" table:style-name="ce12">
            <text:p>15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369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2.80000000000001" table:style-name="ce12">
            <text:p>15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370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Química e Bioquímica</text:p>
          </table:table-cell>
          <table:table-cell office:value-type="string" table:style-name="ce10">
            <text:p>Mi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41.80000000000001" table:style-name="ce12">
            <text:p>14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508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MI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36" table:style-name="ce12">
            <text:p>13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9509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56.80000000000001" table:style-name="ce12">
            <text:p>15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3</text:p>
          </table:table-cell>
          <table:table-cell office:value-type="string" table:style-name="ce10">
            <text:p>G005</text:p>
          </table:table-cell>
          <table:table-cell office:value-type="string" table:style-name="ce10">
            <text:p>Universidade Nova de Lisboa - Faculdade de Ciências e Tecnologi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MI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55" table:style-name="ce12">
            <text:p>15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4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Nova de Lisboa - Faculdade de Economia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175" table:style-name="ce12">
            <text:p>17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4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Nova de Lisboa - Faculdade de Economia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3" table:style-name="ce27">
            <text:p>23</text:p>
          </table:table-cell>
          <table:table-cell office:value-type="float" office:value="176.5" table:style-name="ce12">
            <text:p>17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6</text:p>
          </table:table-cell>
          <table:table-cell office:value-type="string" table:style-name="ce10">
            <text:p>8259</text:p>
          </table:table-cell>
          <table:table-cell office:value-type="string" table:style-name="ce10">
            <text:p>Universidade Nova de Lisboa - Instituto Superior de Estatística e Gestão de Informação</text:p>
          </table:table-cell>
          <table:table-cell office:value-type="string" table:style-name="ce10">
            <text:p>Sistemas e Tecnologias de Informa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156.9" table:style-name="ce12">
            <text:p>156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06</text:p>
          </table:table-cell>
          <table:table-cell office:value-type="string" table:style-name="ce10">
            <text:p>9155</text:p>
          </table:table-cell>
          <table:table-cell office:value-type="string" table:style-name="ce10">
            <text:p>Universidade Nova de Lisboa - Instituto Superior de Estatística e Gestão de Informação</text:p>
          </table:table-cell>
          <table:table-cell office:value-type="string" table:style-name="ce10">
            <text:p>Gestão de Informaçã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58.30000000000001" table:style-name="ce12">
            <text:p>158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0911</text:p>
          </table:table-cell>
          <table:table-cell office:value-type="string" table:style-name="ce10">
            <text:p>9078</text:p>
          </table:table-cell>
          <table:table-cell office:value-type="string" table:style-name="ce10">
            <text:p>Universidade Nova de Lisboa - Faculdade de Direito</text:p>
          </table:table-cell>
          <table:table-cell office:value-type="string" table:style-name="ce10">
            <text:p>Direito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56.80000000000001" table:style-name="ce12">
            <text:p>15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8005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Marketing (regime pós-laboral)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5.19999999999999" table:style-name="ce12">
            <text:p>145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818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Geografia e Planeament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23" table:style-name="ce12">
            <text:p>12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8184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Optometria e Ciências da Visão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24.2" table:style-name="ce12">
            <text:p>124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8358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Direito (regime pós-laboral)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58" table:style-name="ce12">
            <text:p>158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8427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ducação (regime pós-laboral)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1.80000000000001" table:style-name="ce12">
            <text:p>13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843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Negócios Internacionais (regime pós-laboral)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2.80000000000001" table:style-name="ce12">
            <text:p>13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8494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Design de Produt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7.5" table:style-name="ce12">
            <text:p>147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002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Administração Públ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0.4" table:style-name="ce12">
            <text:p>150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006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Arqueologi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0" table:style-name="ce12">
            <text:p>110,0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5" table:style-name="ce12">
            <text:p>13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01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Ciência Polít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45.6" table:style-name="ce12">
            <text:p>145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02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Ciências da Comunica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55.19999999999999" table:style-name="ce12">
            <text:p>155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078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Direito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64" table:style-name="ce12">
            <text:p>16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60.80000000000001" table:style-name="ce12">
            <text:p>160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34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studos Culturais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48.19999999999999" table:style-name="ce12">
            <text:p>148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38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studos Portugueses e Lusófono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3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Filosof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0.4" table:style-name="ce12">
            <text:p>130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41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Fís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9.4" table:style-name="ce12">
            <text:p>13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46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Geologi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111.6" table:style-name="ce12">
            <text:p>111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65" table:style-name="ce12">
            <text:p>16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81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Histór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9.6" table:style-name="ce12">
            <text:p>129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92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Línguas Aplicada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164" table:style-name="ce12">
            <text:p>16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9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Línguas e Culturas Orientai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2" table:style-name="ce12">
            <text:p>15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195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Línguas e Literaturas Europeia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55.6" table:style-name="ce12">
            <text:p>155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20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Matemát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7" table:style-name="ce12">
            <text:p>13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22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Químic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6.6" table:style-name="ce12">
            <text:p>116,6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22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Relações Internacionais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51" table:style-name="ce12">
            <text:p>15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43.6" table:style-name="ce12">
            <text:p>143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24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Teatr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4.6" table:style-name="ce12">
            <text:p>134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257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Arquitetur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70" table:style-name="ce12">
            <text:p>17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5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ducaçã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3.80000000000001" table:style-name="ce12">
            <text:p>13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58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Biológic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9.4" table:style-name="ce12">
            <text:p>13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5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Biomédica</text:p>
          </table:table-cell>
          <table:table-cell office:value-type="string" table:style-name="ce10">
            <text:p>MI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75.8" table:style-name="ce12">
            <text:p>175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60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MI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5.4" table:style-name="ce12">
            <text:p>125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6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de Materiais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64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de Polímeros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60.4" table:style-name="ce12">
            <text:p>160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66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Eletrónica Industrial e Computadores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4.4" table:style-name="ce12">
            <text:p>144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68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Físic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50.4" table:style-name="ce12">
            <text:p>150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6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63.4" table:style-name="ce12">
            <text:p>16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71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Têxtil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64" table:style-name="ce12">
            <text:p>16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7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Ciências do Ambiente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6.8" table:style-name="ce12">
            <text:p>12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81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statística Aplicad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6.80000000000001" table:style-name="ce12">
            <text:p>13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397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Ciências da Computaç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48.4" table:style-name="ce12">
            <text:p>148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49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Design e Marketing de Mod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1.6" table:style-name="ce12">
            <text:p>151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50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MI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73" table:style-name="ce12">
            <text:p>17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555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MI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49.19999999999999" table:style-name="ce12">
            <text:p>149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688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Biologia Aplicad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1" table:style-name="ce12">
            <text:p>15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68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Biologia-Geologi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25.2" table:style-name="ce12">
            <text:p>125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81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Medicin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93.2" table:style-name="ce12">
            <text:p>19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4.6" table:style-name="ce12">
            <text:p>134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9869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Contabilidade (regime pós-laboral)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133.19999999999999" table:style-name="ce12">
            <text:p>13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G001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e Gestão de Sistemas de Informação</text:p>
          </table:table-cell>
          <table:table-cell office:value-type="string" table:style-name="ce10">
            <text:p>MI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43.19999999999999" table:style-name="ce12">
            <text:p>14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G002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e Gestão de Sistemas de Informação (regime pós-laboral)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3.6" table:style-name="ce12">
            <text:p>133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G005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MI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65" table:style-name="ce12">
            <text:p>16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G007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Engenharia de Telecomunicações e Informátic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58.6" table:style-name="ce12">
            <text:p>158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000</text:p>
          </table:table-cell>
          <table:table-cell office:value-type="string" table:style-name="ce10">
            <text:p>L078</text:p>
          </table:table-cell>
          <table:table-cell office:value-type="string" table:style-name="ce10">
            <text:p>Universidade do Minho</text:p>
          </table:table-cell>
          <table:table-cell office:value-type="string" table:style-name="ce10">
            <text:p>Criminologia e Justiça Criminal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58.6" table:style-name="ce12">
            <text:p>158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1</text:p>
          </table:table-cell>
          <table:table-cell office:value-type="string" table:style-name="ce10">
            <text:p>9554</text:p>
          </table:table-cell>
          <table:table-cell office:value-type="string" table:style-name="ce10">
            <text:p>Universidade do Porto - Faculdade de Ciências da Nutrição e Alimentação</text:p>
          </table:table-cell>
          <table:table-cell office:value-type="string" table:style-name="ce10">
            <text:p>Ciências da Nutrição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61.80000000000001" table:style-name="ce12">
            <text:p>16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2</text:p>
          </table:table-cell>
          <table:table-cell office:value-type="string" table:style-name="ce10">
            <text:p>9257</text:p>
          </table:table-cell>
          <table:table-cell office:value-type="string" table:style-name="ce10">
            <text:p>Universidade do Porto - Faculdade de Arquitectura</text:p>
          </table:table-cell>
          <table:table-cell office:value-type="string" table:style-name="ce10">
            <text:p>Arquitetura</text:p>
          </table:table-cell>
          <table:table-cell office:value-type="string" table:style-name="ce10">
            <text:p>MI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77" table:style-name="ce12">
            <text:p>17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8258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Arquitetura Paisagist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1" table:style-name="ce12">
            <text:p>14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22" table:style-name="ce27">
            <text:p>22</text:p>
          </table:table-cell>
          <table:table-cell office:value-type="float" office:value="140" table:style-name="ce12">
            <text:p>14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73" table:style-name="ce12">
            <text:p>17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141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Fís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66.8" table:style-name="ce12">
            <text:p>16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146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Geolog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20" table:style-name="ce12">
            <text:p>12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209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Matemát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3.5" table:style-name="ce12">
            <text:p>13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223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Química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09.5" table:style-name="ce12">
            <text:p>109,5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368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Engenharia Físic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73" table:style-name="ce12">
            <text:p>17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696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Ciência de Computadore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9" table:style-name="ce12">
            <text:p>15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709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Ciências e Tecnologia do Ambiente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32" table:style-name="ce12">
            <text:p>13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812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Engenharia de Redes e Sistemas Informáticos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50" table:style-name="ce12">
            <text:p>15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3</text:p>
          </table:table-cell>
          <table:table-cell office:value-type="string" table:style-name="ce10">
            <text:p>9824</text:p>
          </table:table-cell>
          <table:table-cell office:value-type="string" table:style-name="ce10">
            <text:p>Universidade do Porto - Faculdade de Ciências</text:p>
          </table:table-cell>
          <table:table-cell office:value-type="string" table:style-name="ce10">
            <text:p>Ciências de Engenhari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17.5" table:style-name="ce12">
            <text:p>117,5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4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o Porto - Faculdade de Economia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76.5" table:style-name="ce12">
            <text:p>17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4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o Porto - Faculdade de Economia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77" table:style-name="ce12">
            <text:p>17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360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MI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0.80000000000001" table:style-name="ce12">
            <text:p>130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367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72.5" table:style-name="ce12">
            <text:p>17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369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82.8" table:style-name="ce12">
            <text:p>18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459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Engenharia Informática e Computação</text:p>
          </table:table-cell>
          <table:table-cell office:value-type="string" table:style-name="ce10">
            <text:p>MI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81.8" table:style-name="ce12">
            <text:p>18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460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Engenharia Metalúrgica e de Materiais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80.8" table:style-name="ce12">
            <text:p>180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461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Engenharia Química</text:p>
          </table:table-cell>
          <table:table-cell office:value-type="string" table:style-name="ce10">
            <text:p>MI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72.8" table:style-name="ce12">
            <text:p>17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493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Bioengenhari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87.3" table:style-name="ce12">
            <text:p>18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508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5.30000000000001" table:style-name="ce12">
            <text:p>135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509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93.8" table:style-name="ce12">
            <text:p>19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5</text:p>
          </table:table-cell>
          <table:table-cell office:value-type="string" table:style-name="ce10">
            <text:p>9897</text:p>
          </table:table-cell>
          <table:table-cell office:value-type="string" table:style-name="ce10">
            <text:p>Universidade do Porto - Faculdade de Engenharia</text:p>
          </table:table-cell>
          <table:table-cell office:value-type="string" table:style-name="ce10">
            <text:p>Ciências de Engenharia - Engenharia de Minas e Geoambiente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9.30000000000001" table:style-name="ce12">
            <text:p>129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6</text:p>
          </table:table-cell>
          <table:table-cell office:value-type="string" table:style-name="ce10">
            <text:p>9494</text:p>
          </table:table-cell>
          <table:table-cell office:value-type="string" table:style-name="ce10">
            <text:p>Universidade do Porto - Faculdade de Farmácia</text:p>
          </table:table-cell>
          <table:table-cell office:value-type="string" table:style-name="ce10">
            <text:p>Ciências Farmacêuticas</text:p>
          </table:table-cell>
          <table:table-cell office:value-type="string" table:style-name="ce10">
            <text:p>MI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56.80000000000001" table:style-name="ce12">
            <text:p>15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006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Arqueolog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27" table:style-name="ce12">
            <text:p>12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040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Ciências da Linguagem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4.6" table:style-name="ce12">
            <text:p>134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138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Estudos Portugueses e Lusófono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8.6" table:style-name="ce12">
            <text:p>138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139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Filosofia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28.19999999999999" table:style-name="ce12">
            <text:p>128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143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Geografi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6.4" table:style-name="ce12">
            <text:p>136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181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Histór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3.4" table:style-name="ce12">
            <text:p>14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182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História da Arte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192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Línguas Aplicada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76" table:style-name="ce12">
            <text:p>17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197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Línguas e Relações Internacionai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79.2" table:style-name="ce12">
            <text:p>179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204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Línguas, Literaturas e Culturas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60" table:style-name="ce12">
            <text:p>16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3.80000000000001" table:style-name="ce12">
            <text:p>14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694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Ciência da Informação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45.6" table:style-name="ce12">
            <text:p>145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7</text:p>
          </table:table-cell>
          <table:table-cell office:value-type="string" table:style-name="ce10">
            <text:p>9701</text:p>
          </table:table-cell>
          <table:table-cell office:value-type="string" table:style-name="ce10">
            <text:p>Universidade do Porto - Faculdade de Letras</text:p>
          </table:table-cell>
          <table:table-cell office:value-type="string" table:style-name="ce10">
            <text:p>Ciências da Comunicação: Jornalismo, Assessoria, Multiméd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60" table:style-name="ce12">
            <text:p>16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8</text:p>
          </table:table-cell>
          <table:table-cell office:value-type="string" table:style-name="ce10">
            <text:p>9813</text:p>
          </table:table-cell>
          <table:table-cell office:value-type="string" table:style-name="ce10">
            <text:p>Universidade do Porto - Faculdade de Medicina</text:p>
          </table:table-cell>
          <table:table-cell office:value-type="string" table:style-name="ce10">
            <text:p>Medicin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93.3" table:style-name="ce12">
            <text:p>193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9</text:p>
          </table:table-cell>
          <table:table-cell office:value-type="string" table:style-name="ce10">
            <text:p>9026</text:p>
          </table:table-cell>
          <table:table-cell office:value-type="string" table:style-name="ce10">
            <text:p>Universidade do Porto - Faculdade de Psicologia e de Ciências da Educação</text:p>
          </table:table-cell>
          <table:table-cell office:value-type="string" table:style-name="ce10">
            <text:p>Ciências da Educação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8.5" table:style-name="ce12">
            <text:p>13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09</text:p>
          </table:table-cell>
          <table:table-cell office:value-type="string" table:style-name="ce10">
            <text:p>9555</text:p>
          </table:table-cell>
          <table:table-cell office:value-type="string" table:style-name="ce10">
            <text:p>Universidade do Porto - Faculdade de Psicologia e de Ciências da Educação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MI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64.5" table:style-name="ce12">
            <text:p>16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10</text:p>
          </table:table-cell>
          <table:table-cell office:value-type="string" table:style-name="ce10">
            <text:p>9708</text:p>
          </table:table-cell>
          <table:table-cell office:value-type="string" table:style-name="ce10">
            <text:p>Universidade do Porto - Instituto de Ciências Biomédicas Abel Salazar</text:p>
          </table:table-cell>
          <table:table-cell office:value-type="string" table:style-name="ce10">
            <text:p>Ciências do Meio Aquático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44" table:style-name="ce12">
            <text:p>14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10</text:p>
          </table:table-cell>
          <table:table-cell office:value-type="string" table:style-name="ce10">
            <text:p>9813</text:p>
          </table:table-cell>
          <table:table-cell office:value-type="string" table:style-name="ce10">
            <text:p>Universidade do Porto - Instituto de Ciências Biomédicas Abel Salazar</text:p>
          </table:table-cell>
          <table:table-cell office:value-type="string" table:style-name="ce10">
            <text:p>Medicina</text:p>
          </table:table-cell>
          <table:table-cell office:value-type="string" table:style-name="ce10">
            <text:p>MI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94.7" table:style-name="ce12">
            <text:p>194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10</text:p>
          </table:table-cell>
          <table:table-cell office:value-type="string" table:style-name="ce10">
            <text:p>9847</text:p>
          </table:table-cell>
          <table:table-cell office:value-type="string" table:style-name="ce10">
            <text:p>Universidade do Porto - Instituto de Ciências Biomédicas Abel Salazar</text:p>
          </table:table-cell>
          <table:table-cell office:value-type="string" table:style-name="ce10">
            <text:p>Medicina Veterinári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79.3" table:style-name="ce12">
            <text:p>179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11</text:p>
          </table:table-cell>
          <table:table-cell office:value-type="string" table:style-name="ce10">
            <text:p>9707</text:p>
          </table:table-cell>
          <table:table-cell office:value-type="string" table:style-name="ce10">
            <text:p>Universidade do Porto - Faculdade de Desporto</text:p>
          </table:table-cell>
          <table:table-cell office:value-type="string" table:style-name="ce10">
            <text:p>Ciências do Desport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1" table:style-name="ce12">
            <text:p>15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13</text:p>
          </table:table-cell>
          <table:table-cell office:value-type="string" table:style-name="ce10">
            <text:p>9548</text:p>
          </table:table-cell>
          <table:table-cell office:value-type="string" table:style-name="ce10">
            <text:p>Universidade do Porto - Faculdade de Medicina Dentária</text:p>
          </table:table-cell>
          <table:table-cell office:value-type="string" table:style-name="ce10">
            <text:p>Medicina Dentária</text:p>
          </table:table-cell>
          <table:table-cell office:value-type="string" table:style-name="ce10">
            <text:p>MI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82" table:style-name="ce12">
            <text:p>18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14</text:p>
          </table:table-cell>
          <table:table-cell office:value-type="string" table:style-name="ce10">
            <text:p>9066</text:p>
          </table:table-cell>
          <table:table-cell office:value-type="string" table:style-name="ce10">
            <text:p>Universidade do Porto - Faculdade de Direito</text:p>
          </table:table-cell>
          <table:table-cell office:value-type="string" table:style-name="ce10">
            <text:p>Crimin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60.19999999999999" table:style-name="ce12">
            <text:p>16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114</text:p>
          </table:table-cell>
          <table:table-cell office:value-type="string" table:style-name="ce10">
            <text:p>9078</text:p>
          </table:table-cell>
          <table:table-cell office:value-type="string" table:style-name="ce10">
            <text:p>Universidade do Porto - Faculdade de Direito</text:p>
          </table:table-cell>
          <table:table-cell office:value-type="string" table:style-name="ce10">
            <text:p>Direito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23" table:style-name="ce27">
            <text:p>23</text:p>
          </table:table-cell>
          <table:table-cell office:value-type="float" office:value="169.2" table:style-name="ce12">
            <text:p>169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1</text:p>
          </table:table-cell>
          <table:table-cell office:value-type="string" table:style-name="ce10">
            <text:p>8258</text:p>
          </table:table-cell>
          <table:table-cell office:value-type="string" table:style-name="ce10">
            <text:p>Universidade de Trás-os-Montes e Alto Douro - Escola de Ciências Agrárias e Veterinárias</text:p>
          </table:table-cell>
          <table:table-cell office:value-type="string" table:style-name="ce10">
            <text:p>Arquitetura Paisagista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5.4" table:style-name="ce12">
            <text:p>105,4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1</text:p>
          </table:table-cell>
          <table:table-cell office:value-type="string" table:style-name="ce10">
            <text:p>9086</text:p>
          </table:table-cell>
          <table:table-cell office:value-type="string" table:style-name="ce10">
            <text:p>Universidade de Trás-os-Montes e Alto Douro - Escola de Ciências Agrárias e Veterinárias</text:p>
          </table:table-cell>
          <table:table-cell office:value-type="string" table:style-name="ce10">
            <text:p>Engenharia Agronómic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1.8" table:style-name="ce12">
            <text:p>111,8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1</text:p>
          </table:table-cell>
          <table:table-cell office:value-type="string" table:style-name="ce10">
            <text:p>9114</text:p>
          </table:table-cell>
          <table:table-cell office:value-type="string" table:style-name="ce10">
            <text:p>Universidade de Trás-os-Montes e Alto Douro - Escola de Ciências Agrárias e Veterinárias</text:p>
          </table:table-cell>
          <table:table-cell office:value-type="string" table:style-name="ce10">
            <text:p>Engenharia Florestal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6.8" table:style-name="ce12">
            <text:p>116,8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1</text:p>
          </table:table-cell>
          <table:table-cell office:value-type="string" table:style-name="ce10">
            <text:p>9129</text:p>
          </table:table-cell>
          <table:table-cell office:value-type="string" table:style-name="ce10">
            <text:p>Universidade de Trás-os-Montes e Alto Douro - Escola de Ciências Agrárias e Veterinárias</text:p>
          </table:table-cell>
          <table:table-cell office:value-type="string" table:style-name="ce10">
            <text:p>Engenharia Zootécnic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7.7" table:style-name="ce12">
            <text:p>117,7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1</text:p>
          </table:table-cell>
          <table:table-cell office:value-type="string" table:style-name="ce10">
            <text:p>9752</text:p>
          </table:table-cell>
          <table:table-cell office:value-type="string" table:style-name="ce10">
            <text:p>Universidade de Trás-os-Montes e Alto Douro - Escola de Ciências Agrárias e Veterinárias</text:p>
          </table:table-cell>
          <table:table-cell office:value-type="string" table:style-name="ce10">
            <text:p>Enologi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16.8" table:style-name="ce12">
            <text:p>11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1</text:p>
          </table:table-cell>
          <table:table-cell office:value-type="string" table:style-name="ce10">
            <text:p>9847</text:p>
          </table:table-cell>
          <table:table-cell office:value-type="string" table:style-name="ce10">
            <text:p>Universidade de Trás-os-Montes e Alto Douro - Escola de Ciências Agrárias e Veterinárias</text:p>
          </table:table-cell>
          <table:table-cell office:value-type="string" table:style-name="ce10">
            <text:p>Medicina Veterinári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5.4" table:style-name="ce12">
            <text:p>165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023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Ciências da Comunicaçã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9.30000000000001" table:style-name="ce12">
            <text:p>139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48.1" table:style-name="ce12">
            <text:p>148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9.69999999999999" table:style-name="ce12">
            <text:p>149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196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Línguas e Relações Empresariai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142" table:style-name="ce12">
            <text:p>14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204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Línguas, Literaturas e Culturas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7.19999999999999" table:style-name="ce12">
            <text:p>137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219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42.6" table:style-name="ce12">
            <text:p>142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1.69999999999999" table:style-name="ce12">
            <text:p>131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3.5" table:style-name="ce12">
            <text:p>13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803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Teatro e Artes Performativas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107.4" table:style-name="ce12">
            <text:p>10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7.4" table:style-name="ce12">
            <text:p>12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2</text:p>
          </table:table-cell>
          <table:table-cell office:value-type="string" table:style-name="ce10">
            <text:p>L092</text:p>
          </table:table-cell>
          <table:table-cell office:value-type="string" table:style-name="ce10">
            <text:p>Universidade de Trás-os-Montes e Alto Douro - Escola de Ciências Humanas e Sociais</text:p>
          </table:table-cell>
          <table:table-cell office:value-type="string" table:style-name="ce10">
            <text:p>Animação Cultural e Comunitár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0.6" table:style-name="ce12">
            <text:p>12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3</text:p>
          </table:table-cell>
          <table:table-cell office:value-type="string" table:style-name="ce10">
            <text:p>8088</text:p>
          </table:table-cell>
          <table:table-cell office:value-type="string" table:style-name="ce10">
            <text:p>Universidade de Trás-os-Montes e Alto Douro - Escola de Ciências e Tecnologia</text:p>
          </table:table-cell>
          <table:table-cell office:value-type="string" table:style-name="ce10">
            <text:p>Engenharia e Gestão Industrial (Preparatórios)</text:p>
          </table:table-cell>
          <table:table-cell office:value-type="string" table:style-name="ce10">
            <text:p>PM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8.4" table:style-name="ce12">
            <text:p>118,4</text:p>
          </table:table-cell>
          <table:table-cell office:value-type="float" office:value="7" table:style-name="ce11">
            <text:p>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3</text:p>
          </table:table-cell>
          <table:table-cell office:value-type="string" table:style-name="ce10">
            <text:p>9052</text:p>
          </table:table-cell>
          <table:table-cell office:value-type="string" table:style-name="ce10">
            <text:p>Universidade de Trás-os-Montes e Alto Douro - Escola de Ciências e Tecnologia</text:p>
          </table:table-cell>
          <table:table-cell office:value-type="string" table:style-name="ce10">
            <text:p>Comunicação e Multiméd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29.5" table:style-name="ce12">
            <text:p>12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3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Universidade de Trás-os-Montes e Alto Douro - Escola de Ciências e Tecnologia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3.2" table:style-name="ce12">
            <text:p>113,2</text:p>
          </table:table-cell>
          <table:table-cell office:value-type="float" office:value="19" table:style-name="ce11">
            <text:p>1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3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Universidade de Trás-os-Montes e Alto Douro - Escola de Ciências e Tecnologi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5.80000000000001" table:style-name="ce12">
            <text:p>145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3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Universidade de Trás-os-Montes e Alto Douro - Escola de Ciências e Tecnologia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9.30000000000001" table:style-name="ce12">
            <text:p>139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3</text:p>
          </table:table-cell>
          <table:table-cell office:value-type="string" table:style-name="ce10">
            <text:p>9250</text:p>
          </table:table-cell>
          <table:table-cell office:value-type="string" table:style-name="ce10">
            <text:p>Universidade de Trás-os-Montes e Alto Douro - Escola de Ciências e Tecnologia</text:p>
          </table:table-cell>
          <table:table-cell office:value-type="string" table:style-name="ce10">
            <text:p>Tecnologias de Informação e Comunicaçã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1.3" table:style-name="ce12">
            <text:p>121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3</text:p>
          </table:table-cell>
          <table:table-cell office:value-type="string" table:style-name="ce10">
            <text:p>9367</text:p>
          </table:table-cell>
          <table:table-cell office:value-type="string" table:style-name="ce10">
            <text:p>Universidade de Trás-os-Montes e Alto Douro - Escola de Ciências e Tecnologia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MI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16.7" table:style-name="ce12">
            <text:p>116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3</text:p>
          </table:table-cell>
          <table:table-cell office:value-type="string" table:style-name="ce10">
            <text:p>9455</text:p>
          </table:table-cell>
          <table:table-cell office:value-type="string" table:style-name="ce10">
            <text:p>Universidade de Trás-os-Montes e Alto Douro - Escola de Ciências e Tecnologia</text:p>
          </table:table-cell>
          <table:table-cell office:value-type="string" table:style-name="ce10">
            <text:p>Engenharia Bioméd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08.5" table:style-name="ce12">
            <text:p>10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9.4" table:style-name="ce12">
            <text:p>11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012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Biologia e Geologia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08.2" table:style-name="ce12">
            <text:p>108,2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2.9" table:style-name="ce12">
            <text:p>112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379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Ciências do Ambiente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05" table:style-name="ce12">
            <text:p>105,0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540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Bioengenhari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3.6" table:style-name="ce12">
            <text:p>133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693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Ciência Alimentar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96.7" table:style-name="ce12">
            <text:p>96,7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707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Ciências do Desporto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33.19999999999999" table:style-name="ce12">
            <text:p>13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761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Genética e Biotecnolog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30.69999999999999" table:style-name="ce12">
            <text:p>130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204</text:p>
          </table:table-cell>
          <table:table-cell office:value-type="string" table:style-name="ce10">
            <text:p>9841</text:p>
          </table:table-cell>
          <table:table-cell office:value-type="string" table:style-name="ce10">
            <text:p>Universidade de Trás-os-Montes e Alto Douro - Escola de Ciências da Vida e do Ambiente</text:p>
          </table:table-cell>
          <table:table-cell office:value-type="string" table:style-name="ce10">
            <text:p>Reabilitação Psicomotor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19.4" table:style-name="ce12">
            <text:p>11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8083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Ciclo Básico de Medicina</text:p>
          </table:table-cell>
          <table:table-cell office:value-type="string" table:style-name="ce10">
            <text:p>P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8471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Ciências da Cultura (regime pós-laboral)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4.8" table:style-name="ce12">
            <text:p>104,8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13.7" table:style-name="ce12">
            <text:p>113,7</text:p>
          </table:table-cell>
          <table:table-cell office:value-type="float" office:value="10" table:style-name="ce11">
            <text:p>1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5.6" table:style-name="ce12">
            <text:p>115,6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025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Ciências da Cultur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1.19999999999999" table:style-name="ce12">
            <text:p>131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026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Ciências da Educa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8.5" table:style-name="ce12">
            <text:p>12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069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Design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0.5" table:style-name="ce12">
            <text:p>110,5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4.9" table:style-name="ce12">
            <text:p>104,9</text:p>
          </table:table-cell>
          <table:table-cell office:value-type="float" office:value="14" table:style-name="ce11">
            <text:p>1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05.4" table:style-name="ce12">
            <text:p>105,4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132.1" table:style-name="ce12">
            <text:p>132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196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Línguas e Relações Empresariai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1.69999999999999" table:style-name="ce12">
            <text:p>141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209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Matemátic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19" table:style-name="ce11">
            <text:p>1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219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9" table:style-name="ce12">
            <text:p>13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678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Arte e Multimédi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7" table:style-name="ce12">
            <text:p>137,0</text:p>
          </table:table-cell>
          <table:table-cell office:value-type="float" office:value="7" table:style-name="ce11">
            <text:p>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720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Comunicação, Cultura e Organizaçõe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736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Educação Física e Desporto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9" table:style-name="ce12">
            <text:p>13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7.19999999999999" table:style-name="ce12">
            <text:p>137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00</text:p>
          </table:table-cell>
          <table:table-cell office:value-type="string" table:style-name="ce10">
            <text:p>A003</text:p>
          </table:table-cell>
          <table:table-cell office:value-type="string" table:style-name="ce10">
            <text:p>Universidade da Madeira</text:p>
          </table:table-cell>
          <table:table-cell office:value-type="string" table:style-name="ce10">
            <text:p>Eng Civil+Eng Eletrónica e Telecomunicações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36" table:style-name="ce11">
            <text:p>3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320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Universidade da Madeira - Escola Superior de Saúde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27">
            <text:p>13</text:p>
          </table:table-cell>
          <table:table-cell office:value-type="float" office:value="118.5" table:style-name="ce12">
            <text:p>11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0</text:p>
          </table:table-cell>
          <table:table-cell office:value-type="string" table:style-name="ce10">
            <text:p>9822</text:p>
          </table:table-cell>
          <table:table-cell office:value-type="string" table:style-name="ce10">
            <text:p>Universidade de Lisboa</text:p>
          </table:table-cell>
          <table:table-cell office:value-type="string" table:style-name="ce10">
            <text:p>Ciências da Saúde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44.5" table:style-name="ce12">
            <text:p>14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1</text:p>
          </table:table-cell>
          <table:table-cell office:value-type="string" table:style-name="ce10">
            <text:p>9069</text:p>
          </table:table-cell>
          <table:table-cell office:value-type="string" table:style-name="ce10">
            <text:p>Universidade de Lisboa - Faculdade de Arquitectura</text:p>
          </table:table-cell>
          <table:table-cell office:value-type="string" table:style-name="ce10">
            <text:p>Design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61.5" table:style-name="ce12">
            <text:p>16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1</text:p>
          </table:table-cell>
          <table:table-cell office:value-type="string" table:style-name="ce10">
            <text:p>9071</text:p>
          </table:table-cell>
          <table:table-cell office:value-type="string" table:style-name="ce10">
            <text:p>Universidade de Lisboa - Faculdade de Arquitectura</text:p>
          </table:table-cell>
          <table:table-cell office:value-type="string" table:style-name="ce10">
            <text:p>Design de Mod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50" table:style-name="ce12">
            <text:p>15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1</text:p>
          </table:table-cell>
          <table:table-cell office:value-type="string" table:style-name="ce10">
            <text:p>9257</text:p>
          </table:table-cell>
          <table:table-cell office:value-type="string" table:style-name="ce10">
            <text:p>Universidade de Lisboa - Faculdade de Arquitectura</text:p>
          </table:table-cell>
          <table:table-cell office:value-type="string" table:style-name="ce10">
            <text:p>Arquitetura</text:p>
          </table:table-cell>
          <table:table-cell office:value-type="string" table:style-name="ce10">
            <text:p>MI</text:p>
          </table:table-cell>
          <table:table-cell office:value-type="float" office:value="24" table:style-name="ce11">
            <text:p>24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32" table:style-name="ce27">
            <text:p>32</text:p>
          </table:table-cell>
          <table:table-cell office:value-type="float" office:value="138.5" table:style-name="ce12">
            <text:p>13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1</text:p>
          </table:table-cell>
          <table:table-cell office:value-type="string" table:style-name="ce10">
            <text:p>G004</text:p>
          </table:table-cell>
          <table:table-cell office:value-type="string" table:style-name="ce10">
            <text:p>Universidade de Lisboa - Faculdade de Arquitectura</text:p>
          </table:table-cell>
          <table:table-cell office:value-type="string" table:style-name="ce10">
            <text:p>Arquitetura, na área de especialização em Urbanismo</text:p>
          </table:table-cell>
          <table:table-cell office:value-type="string" table:style-name="ce10">
            <text:p>MI</text:p>
          </table:table-cell>
          <table:table-cell office:value-type="float" office:value="67" table:style-name="ce11">
            <text:p>6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4" table:style-name="ce27">
            <text:p>44</text:p>
          </table:table-cell>
          <table:table-cell office:value-type="float" office:value="117" table:style-name="ce12">
            <text:p>117,0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1</text:p>
          </table:table-cell>
          <table:table-cell office:value-type="string" table:style-name="ce10">
            <text:p>G008</text:p>
          </table:table-cell>
          <table:table-cell office:value-type="string" table:style-name="ce10">
            <text:p>Universidade de Lisboa - Faculdade de Arquitectura</text:p>
          </table:table-cell>
          <table:table-cell office:value-type="string" table:style-name="ce10">
            <text:p>Arquitectura, área de especializ. em Interiores e Reabilitação do Edificado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2</text:p>
          </table:table-cell>
          <table:table-cell office:value-type="string" table:style-name="ce10">
            <text:p>8415</text:p>
          </table:table-cell>
          <table:table-cell office:value-type="string" table:style-name="ce10">
            <text:p>Universidade de Lisboa - Faculdade de Belas-Artes</text:p>
          </table:table-cell>
          <table:table-cell office:value-type="string" table:style-name="ce10">
            <text:p>Desenho (regime pós-laboral)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60.5" table:style-name="ce12">
            <text:p>16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2</text:p>
          </table:table-cell>
          <table:table-cell office:value-type="string" table:style-name="ce10">
            <text:p>9070</text:p>
          </table:table-cell>
          <table:table-cell office:value-type="string" table:style-name="ce10">
            <text:p>Universidade de Lisboa - Faculdade de Belas-Artes</text:p>
          </table:table-cell>
          <table:table-cell office:value-type="string" table:style-name="ce10">
            <text:p>Design de Comunicaç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80.5" table:style-name="ce12">
            <text:p>18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2</text:p>
          </table:table-cell>
          <table:table-cell office:value-type="string" table:style-name="ce10">
            <text:p>9072</text:p>
          </table:table-cell>
          <table:table-cell office:value-type="string" table:style-name="ce10">
            <text:p>Universidade de Lisboa - Faculdade de Belas-Artes</text:p>
          </table:table-cell>
          <table:table-cell office:value-type="string" table:style-name="ce10">
            <text:p>Design de Equipament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67.5" table:style-name="ce12">
            <text:p>167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2</text:p>
          </table:table-cell>
          <table:table-cell office:value-type="string" table:style-name="ce10">
            <text:p>9754</text:p>
          </table:table-cell>
          <table:table-cell office:value-type="string" table:style-name="ce10">
            <text:p>Universidade de Lisboa - Faculdade de Belas-Artes</text:p>
          </table:table-cell>
          <table:table-cell office:value-type="string" table:style-name="ce10">
            <text:p>Escultur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56.5" table:style-name="ce12">
            <text:p>15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2</text:p>
          </table:table-cell>
          <table:table-cell office:value-type="string" table:style-name="ce10">
            <text:p>9790</text:p>
          </table:table-cell>
          <table:table-cell office:value-type="string" table:style-name="ce10">
            <text:p>Universidade de Lisboa - Faculdade de Belas-Artes</text:p>
          </table:table-cell>
          <table:table-cell office:value-type="string" table:style-name="ce10">
            <text:p>Pintur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65" table:style-name="ce12">
            <text:p>16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2</text:p>
          </table:table-cell>
          <table:table-cell office:value-type="string" table:style-name="ce10">
            <text:p>9903</text:p>
          </table:table-cell>
          <table:table-cell office:value-type="string" table:style-name="ce10">
            <text:p>Universidade de Lisboa - Faculdade de Belas-Artes</text:p>
          </table:table-cell>
          <table:table-cell office:value-type="string" table:style-name="ce10">
            <text:p>Ciências da Arte e do Património (regime pós-laboral)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4.5" table:style-name="ce12">
            <text:p>14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2</text:p>
          </table:table-cell>
          <table:table-cell office:value-type="string" table:style-name="ce10">
            <text:p>9904</text:p>
          </table:table-cell>
          <table:table-cell office:value-type="string" table:style-name="ce10">
            <text:p>Universidade de Lisboa - Faculdade de Belas-Artes</text:p>
          </table:table-cell>
          <table:table-cell office:value-type="string" table:style-name="ce10">
            <text:p>Arte Multimédi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74.5" table:style-name="ce12">
            <text:p>17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47" table:style-name="ce12">
            <text:p>14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015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Bioquím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3.5" table:style-name="ce12">
            <text:p>14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56.5" table:style-name="ce12">
            <text:p>15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141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Fís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7.30000000000001" table:style-name="ce12">
            <text:p>14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146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Geologia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27">
            <text:p>25</text:p>
          </table:table-cell>
          <table:table-cell office:value-type="float" office:value="122.5" table:style-name="ce12">
            <text:p>12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209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Matemát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8.5" table:style-name="ce12">
            <text:p>14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212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Meteorologia, Oceanografia e Geofís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1.5" table:style-name="ce12">
            <text:p>12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223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Quím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2.5" table:style-name="ce12">
            <text:p>13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226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Química Tecnológ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8.80000000000001" table:style-name="ce12">
            <text:p>12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368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Engenharia Físic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0.30000000000001" table:style-name="ce12">
            <text:p>150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381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Estatística Aplicad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40" table:style-name="ce12">
            <text:p>14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385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Matemática Aplicad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50" table:style-name="ce12">
            <text:p>15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811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Engenharia da Energia e do Ambiente</text:p>
          </table:table-cell>
          <table:table-cell office:value-type="string" table:style-name="ce10">
            <text:p>MI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9845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Engenharia Biomédica e Biofísic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71.5" table:style-name="ce12">
            <text:p>17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L079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Tecnologias de Informa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4.5" table:style-name="ce12">
            <text:p>14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3</text:p>
          </table:table-cell>
          <table:table-cell office:value-type="string" table:style-name="ce10">
            <text:p>L096</text:p>
          </table:table-cell>
          <table:table-cell office:value-type="string" table:style-name="ce10">
            <text:p>Universidade de Lisboa - Faculdade de Ciências</text:p>
          </table:table-cell>
          <table:table-cell office:value-type="string" table:style-name="ce10">
            <text:p>Engenharia Geoespacial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6" table:style-name="ce12">
            <text:p>12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4</text:p>
          </table:table-cell>
          <table:table-cell office:value-type="string" table:style-name="ce10">
            <text:p>8358</text:p>
          </table:table-cell>
          <table:table-cell office:value-type="string" table:style-name="ce10">
            <text:p>Universidade de Lisboa - Faculdade de Direito</text:p>
          </table:table-cell>
          <table:table-cell office:value-type="string" table:style-name="ce10">
            <text:p>Direito (regime pós-laboral)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43" table:style-name="ce12">
            <text:p>14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4</text:p>
          </table:table-cell>
          <table:table-cell office:value-type="string" table:style-name="ce10">
            <text:p>9078</text:p>
          </table:table-cell>
          <table:table-cell office:value-type="string" table:style-name="ce10">
            <text:p>Universidade de Lisboa - Faculdade de Direito</text:p>
          </table:table-cell>
          <table:table-cell office:value-type="string" table:style-name="ce10">
            <text:p>Direito</text:p>
          </table:table-cell>
          <table:table-cell office:value-type="string" table:style-name="ce10">
            <text:p>L1</text:p>
          </table:table-cell>
          <table:table-cell office:value-type="float" office:value="66" table:style-name="ce11">
            <text:p>66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80" table:style-name="ce27">
            <text:p>80</text:p>
          </table:table-cell>
          <table:table-cell office:value-type="float" office:value="146.30000000000001" table:style-name="ce12">
            <text:p>146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5</text:p>
          </table:table-cell>
          <table:table-cell office:value-type="string" table:style-name="ce10">
            <text:p>9494</text:p>
          </table:table-cell>
          <table:table-cell office:value-type="string" table:style-name="ce10">
            <text:p>Universidade de Lisboa - Faculdade de Farmácia</text:p>
          </table:table-cell>
          <table:table-cell office:value-type="string" table:style-name="ce10">
            <text:p>Ciências Farmacêuticas</text:p>
          </table:table-cell>
          <table:table-cell office:value-type="string" table:style-name="ce10">
            <text:p>MI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56.80000000000001" table:style-name="ce12">
            <text:p>15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8104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Estudos Artísticos, variante de Artes do Espetáculo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1.5" table:style-name="ce12">
            <text:p>13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8413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Artes e Humanidades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4.5" table:style-name="ce12">
            <text:p>13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8458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Estudos Gerais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1" table:style-name="ce12">
            <text:p>14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006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Arqueologi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1" table:style-name="ce12">
            <text:p>12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025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Ciências da Cultur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42" table:style-name="ce12">
            <text:p>14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040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Ciências da Linguagem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27.5" table:style-name="ce12">
            <text:p>127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131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Estudos Africanos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22" table:style-name="ce27">
            <text:p>22</text:p>
          </table:table-cell>
          <table:table-cell office:value-type="float" office:value="111.5" table:style-name="ce12">
            <text:p>11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133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Estudos Clássico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27" table:style-name="ce12">
            <text:p>12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135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Estudos Europeus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44.5" table:style-name="ce12">
            <text:p>14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139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Filosof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129" table:style-name="ce12">
            <text:p>12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181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Históri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33.5" table:style-name="ce12">
            <text:p>13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182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História da Arte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26.5" table:style-name="ce12">
            <text:p>12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204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Línguas, Literaturas e Culturas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44.5" table:style-name="ce12">
            <text:p>14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252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Traduçã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7.30000000000001" table:style-name="ce12">
            <text:p>13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914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Estudos Asiático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49.5" table:style-name="ce12">
            <text:p>14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9917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Estudos Portugueses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23.5" table:style-name="ce12">
            <text:p>12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6</text:p>
          </table:table-cell>
          <table:table-cell office:value-type="string" table:style-name="ce10">
            <text:p>L097</text:p>
          </table:table-cell>
          <table:table-cell office:value-type="string" table:style-name="ce10">
            <text:p>Universidade de Lisboa - Faculdade de Letras</text:p>
          </table:table-cell>
          <table:table-cell office:value-type="string" table:style-name="ce10">
            <text:p>Estudos Comparatistas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0.5" table:style-name="ce12">
            <text:p>13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7</text:p>
          </table:table-cell>
          <table:table-cell office:value-type="string" table:style-name="ce10">
            <text:p>9813</text:p>
          </table:table-cell>
          <table:table-cell office:value-type="string" table:style-name="ce10">
            <text:p>Universidade de Lisboa - Faculdade de Medicina</text:p>
          </table:table-cell>
          <table:table-cell office:value-type="string" table:style-name="ce10">
            <text:p>Medicina</text:p>
          </table:table-cell>
          <table:table-cell office:value-type="string" table:style-name="ce10">
            <text:p>MI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87.8" table:style-name="ce12">
            <text:p>187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8</text:p>
          </table:table-cell>
          <table:table-cell office:value-type="string" table:style-name="ce10">
            <text:p>9548</text:p>
          </table:table-cell>
          <table:table-cell office:value-type="string" table:style-name="ce10">
            <text:p>Universidade de Lisboa - Faculdade de Medicina Dentária</text:p>
          </table:table-cell>
          <table:table-cell office:value-type="string" table:style-name="ce10">
            <text:p>Medicina Dentári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84.3" table:style-name="ce12">
            <text:p>18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8</text:p>
          </table:table-cell>
          <table:table-cell office:value-type="string" table:style-name="ce10">
            <text:p>9556</text:p>
          </table:table-cell>
          <table:table-cell office:value-type="string" table:style-name="ce10">
            <text:p>Universidade de Lisboa - Faculdade de Medicina Dentária</text:p>
          </table:table-cell>
          <table:table-cell office:value-type="string" table:style-name="ce10">
            <text:p>Higiene Oral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125.5" table:style-name="ce12">
            <text:p>12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8</text:p>
          </table:table-cell>
          <table:table-cell office:value-type="string" table:style-name="ce10">
            <text:p>9791</text:p>
          </table:table-cell>
          <table:table-cell office:value-type="string" table:style-name="ce10">
            <text:p>Universidade de Lisboa - Faculdade de Medicina Dentária</text:p>
          </table:table-cell>
          <table:table-cell office:value-type="string" table:style-name="ce10">
            <text:p>Prótese Dentár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20.5" table:style-name="ce12">
            <text:p>12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09</text:p>
          </table:table-cell>
          <table:table-cell office:value-type="string" table:style-name="ce10">
            <text:p>9847</text:p>
          </table:table-cell>
          <table:table-cell office:value-type="string" table:style-name="ce10">
            <text:p>Universidade de Lisboa - Faculdade de Medicina Veterinária</text:p>
          </table:table-cell>
          <table:table-cell office:value-type="string" table:style-name="ce10">
            <text:p>Medicina Veterinária</text:p>
          </table:table-cell>
          <table:table-cell office:value-type="string" table:style-name="ce10">
            <text:p>MI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64.3" table:style-name="ce12">
            <text:p>16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0</text:p>
          </table:table-cell>
          <table:table-cell office:value-type="string" table:style-name="ce10">
            <text:p>9068</text:p>
          </table:table-cell>
          <table:table-cell office:value-type="string" table:style-name="ce10">
            <text:p>Universidade de Lisboa - Faculdade de Motricidade Humana</text:p>
          </table:table-cell>
          <table:table-cell office:value-type="string" table:style-name="ce10">
            <text:p>Danç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7.5" table:style-name="ce12">
            <text:p>127,5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0</text:p>
          </table:table-cell>
          <table:table-cell office:value-type="string" table:style-name="ce10">
            <text:p>9162</text:p>
          </table:table-cell>
          <table:table-cell office:value-type="string" table:style-name="ce10">
            <text:p>Universidade de Lisboa - Faculdade de Motricidade Humana</text:p>
          </table:table-cell>
          <table:table-cell office:value-type="string" table:style-name="ce10">
            <text:p>Gestão do Desport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3" table:style-name="ce12">
            <text:p>15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0</text:p>
          </table:table-cell>
          <table:table-cell office:value-type="string" table:style-name="ce10">
            <text:p>9707</text:p>
          </table:table-cell>
          <table:table-cell office:value-type="string" table:style-name="ce10">
            <text:p>Universidade de Lisboa - Faculdade de Motricidade Humana</text:p>
          </table:table-cell>
          <table:table-cell office:value-type="string" table:style-name="ce10">
            <text:p>Ciências do Desport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4.5" table:style-name="ce12">
            <text:p>13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0</text:p>
          </table:table-cell>
          <table:table-cell office:value-type="string" table:style-name="ce10">
            <text:p>9753</text:p>
          </table:table-cell>
          <table:table-cell office:value-type="string" table:style-name="ce10">
            <text:p>Universidade de Lisboa - Faculdade de Motricidade Humana</text:p>
          </table:table-cell>
          <table:table-cell office:value-type="string" table:style-name="ce10">
            <text:p>Ergonomi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127.5" table:style-name="ce12">
            <text:p>127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0</text:p>
          </table:table-cell>
          <table:table-cell office:value-type="string" table:style-name="ce10">
            <text:p>9841</text:p>
          </table:table-cell>
          <table:table-cell office:value-type="string" table:style-name="ce10">
            <text:p>Universidade de Lisboa - Faculdade de Motricidade Humana</text:p>
          </table:table-cell>
          <table:table-cell office:value-type="string" table:style-name="ce10">
            <text:p>Reabilitação Psicomotor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9" table:style-name="ce12">
            <text:p>12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1</text:p>
          </table:table-cell>
          <table:table-cell office:value-type="string" table:style-name="ce10">
            <text:p>9555</text:p>
          </table:table-cell>
          <table:table-cell office:value-type="string" table:style-name="ce10">
            <text:p>Universidade de Lisboa - Faculdade de Psicologia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MI</text:p>
          </table:table-cell>
          <table:table-cell office:value-type="float" office:value="18" table:style-name="ce11">
            <text:p>1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46" table:style-name="ce12">
            <text:p>14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3</text:p>
          </table:table-cell>
          <table:table-cell office:value-type="string" table:style-name="ce10">
            <text:p>L040</text:p>
          </table:table-cell>
          <table:table-cell office:value-type="string" table:style-name="ce10">
            <text:p>Universidade de Lisboa - Instituto de Educação</text:p>
          </table:table-cell>
          <table:table-cell office:value-type="string" table:style-name="ce10">
            <text:p>Educação e Formação</text:p>
          </table:table-cell>
          <table:table-cell office:value-type="string" table:style-name="ce10">
            <text:p>L1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9" table:style-name="ce27">
            <text:p>39</text:p>
          </table:table-cell>
          <table:table-cell office:value-type="float" office:value="112.8" table:style-name="ce12">
            <text:p>11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4</text:p>
          </table:table-cell>
          <table:table-cell office:value-type="string" table:style-name="ce10">
            <text:p>8411</text:p>
          </table:table-cell>
          <table:table-cell office:value-type="string" table:style-name="ce10">
            <text:p>Universidade de Lisboa - Instituto de Geografia e Ordenamento do Território</text:p>
          </table:table-cell>
          <table:table-cell office:value-type="string" table:style-name="ce10">
            <text:p>Planeamento e Gestão do Território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5" table:style-name="ce12">
            <text:p>12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4</text:p>
          </table:table-cell>
          <table:table-cell office:value-type="string" table:style-name="ce10">
            <text:p>9143</text:p>
          </table:table-cell>
          <table:table-cell office:value-type="string" table:style-name="ce10">
            <text:p>Universidade de Lisboa - Instituto de Geografia e Ordenamento do Território</text:p>
          </table:table-cell>
          <table:table-cell office:value-type="string" table:style-name="ce10">
            <text:p>Geografi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24.8" table:style-name="ce12">
            <text:p>12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5</text:p>
          </table:table-cell>
          <table:table-cell office:value-type="string" table:style-name="ce10">
            <text:p>8258</text:p>
          </table:table-cell>
          <table:table-cell office:value-type="string" table:style-name="ce10">
            <text:p>Universidade de Lisboa - Instituto Superior de Agronomia</text:p>
          </table:table-cell>
          <table:table-cell office:value-type="string" table:style-name="ce10">
            <text:p>Arquitetura Paisagist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6" table:style-name="ce12">
            <text:p>10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5</text:p>
          </table:table-cell>
          <table:table-cell office:value-type="string" table:style-name="ce10">
            <text:p>8377</text:p>
          </table:table-cell>
          <table:table-cell office:value-type="string" table:style-name="ce10">
            <text:p>Universidade de Lisboa - Instituto Superior de Agronomia</text:p>
          </table:table-cell>
          <table:table-cell office:value-type="string" table:style-name="ce10">
            <text:p>Engenharia Florestal e dos Recursos Naturais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29.30000000000001" table:style-name="ce12">
            <text:p>129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5</text:p>
          </table:table-cell>
          <table:table-cell office:value-type="string" table:style-name="ce10">
            <text:p>9011</text:p>
          </table:table-cell>
          <table:table-cell office:value-type="string" table:style-name="ce10">
            <text:p>Universidade de Lisboa - Instituto Superior de Agronomia</text:p>
          </table:table-cell>
          <table:table-cell office:value-type="string" table:style-name="ce10">
            <text:p>Biologi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2.80000000000001" table:style-name="ce12">
            <text:p>13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5</text:p>
          </table:table-cell>
          <table:table-cell office:value-type="string" table:style-name="ce10">
            <text:p>9086</text:p>
          </table:table-cell>
          <table:table-cell office:value-type="string" table:style-name="ce10">
            <text:p>Universidade de Lisboa - Instituto Superior de Agronomia</text:p>
          </table:table-cell>
          <table:table-cell office:value-type="string" table:style-name="ce10">
            <text:p>Engenharia Agronóm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8.30000000000001" table:style-name="ce12">
            <text:p>138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5</text:p>
          </table:table-cell>
          <table:table-cell office:value-type="string" table:style-name="ce10">
            <text:p>9087</text:p>
          </table:table-cell>
          <table:table-cell office:value-type="string" table:style-name="ce10">
            <text:p>Universidade de Lisboa - Instituto Superior de Agronomia</text:p>
          </table:table-cell>
          <table:table-cell office:value-type="string" table:style-name="ce10">
            <text:p>Engenharia Alimentar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19" table:style-name="ce12">
            <text:p>11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5</text:p>
          </table:table-cell>
          <table:table-cell office:value-type="string" table:style-name="ce10">
            <text:p>9099</text:p>
          </table:table-cell>
          <table:table-cell office:value-type="string" table:style-name="ce10">
            <text:p>Universidade de Lisboa - Instituto Superior de Agronomia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8" table:style-name="ce12">
            <text:p>128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5</text:p>
          </table:table-cell>
          <table:table-cell office:value-type="string" table:style-name="ce10">
            <text:p>9129</text:p>
          </table:table-cell>
          <table:table-cell office:value-type="string" table:style-name="ce10">
            <text:p>Universidade de Lisboa - Instituto Superior de Agronomia</text:p>
          </table:table-cell>
          <table:table-cell office:value-type="string" table:style-name="ce10">
            <text:p>Engenharia Zootécn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0.80000000000001" table:style-name="ce12">
            <text:p>130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8014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Serviço Social (regime pós-laboral)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3" table:style-name="ce12">
            <text:p>13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8102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Administração Pública (regime pós-laboral)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0" table:style-name="ce12">
            <text:p>13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8109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Sociologia (regime pós-laboral)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9" table:style-name="ce12">
            <text:p>12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8111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Gestão de Recursos Humanos (regime pós-laboral)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41.5" table:style-name="ce12">
            <text:p>14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8363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Administração Pública e Políticas do Território (regime pós-laboral)</text:p>
          </table:table-cell>
          <table:table-cell office:value-type="string" table:style-name="ce10">
            <text:p>L1</text:p>
          </table:table-cell>
          <table:table-cell office:value-type="float" office:value="47" table:style-name="ce11">
            <text:p>47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48" table:style-name="ce27">
            <text:p>48</text:p>
          </table:table-cell>
          <table:table-cell office:value-type="float" office:value="116.5" table:style-name="ce12">
            <text:p>11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8364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Relações Internacionais (regime pós-laboral)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42" table:style-name="ce12">
            <text:p>14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9002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Administração Públic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41" table:style-name="ce12">
            <text:p>14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9019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Ciência Polít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50" table:style-name="ce12">
            <text:p>15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9023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Ciências da Comunicaçã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4" table:style-name="ce12">
            <text:p>15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9157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Gestão de Recursos Humanos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50" table:style-name="ce12">
            <text:p>15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9229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Relações Internacionais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53.5" table:style-name="ce12">
            <text:p>15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38.5" table:style-name="ce12">
            <text:p>13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2.5" table:style-name="ce12">
            <text:p>13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6</text:p>
          </table:table-cell>
          <table:table-cell office:value-type="string" table:style-name="ce10">
            <text:p>9448</text:p>
          </table:table-cell>
          <table:table-cell office:value-type="string" table:style-name="ce10">
            <text:p>Universidade de Lisboa - Instituto Superior de Ciências Sociais e Políticas</text:p>
          </table:table-cell>
          <table:table-cell office:value-type="string" table:style-name="ce10">
            <text:p>Antropologi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23" table:style-name="ce12">
            <text:p>12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7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Universidade de Lisboa - Instituto Superior de Economia e Gestão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43" table:style-name="ce27">
            <text:p>43</text:p>
          </table:table-cell>
          <table:table-cell office:value-type="float" office:value="152" table:style-name="ce12">
            <text:p>15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7</text:p>
          </table:table-cell>
          <table:table-cell office:value-type="string" table:style-name="ce10">
            <text:p>9140</text:p>
          </table:table-cell>
          <table:table-cell office:value-type="string" table:style-name="ce10">
            <text:p>Universidade de Lisboa - Instituto Superior de Economia e Gestão</text:p>
          </table:table-cell>
          <table:table-cell office:value-type="string" table:style-name="ce10">
            <text:p>Finanças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51" table:style-name="ce12">
            <text:p>15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7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e Lisboa - Instituto Superior de Economia e Gestã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46" table:style-name="ce11">
            <text:p>46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57" table:style-name="ce27">
            <text:p>57</text:p>
          </table:table-cell>
          <table:table-cell office:value-type="float" office:value="155.5" table:style-name="ce12">
            <text:p>15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7</text:p>
          </table:table-cell>
          <table:table-cell office:value-type="string" table:style-name="ce10">
            <text:p>9210</text:p>
          </table:table-cell>
          <table:table-cell office:value-type="string" table:style-name="ce10">
            <text:p>Universidade de Lisboa - Instituto Superior de Economia e Gestão</text:p>
          </table:table-cell>
          <table:table-cell office:value-type="string" table:style-name="ce10">
            <text:p>Matemática Aplicada à Economia e à Gestão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78" table:style-name="ce12">
            <text:p>178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7</text:p>
          </table:table-cell>
          <table:table-cell office:value-type="string" table:style-name="ce10">
            <text:p>A001</text:p>
          </table:table-cell>
          <table:table-cell office:value-type="string" table:style-name="ce10">
            <text:p>Universidade de Lisboa - Instituto Superior de Economia e Gestão</text:p>
          </table:table-cell>
          <table:table-cell office:value-type="string" table:style-name="ce10">
            <text:p>Gestão (ensino em Inglês)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53" table:style-name="ce12">
            <text:p>15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7</text:p>
          </table:table-cell>
          <table:table-cell office:value-type="string" table:style-name="ce10">
            <text:p>A006</text:p>
          </table:table-cell>
          <table:table-cell office:value-type="string" table:style-name="ce10">
            <text:p>Universidade de Lisboa - Instituto Superior de Economia e Gestão</text:p>
          </table:table-cell>
          <table:table-cell office:value-type="string" table:style-name="ce10">
            <text:p>Economia (ensino em inglês)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50.5" table:style-name="ce12">
            <text:p>15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096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de Materiai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59.80000000000001" table:style-name="ce12">
            <text:p>15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121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Informática e de Computadore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76" table:style-name="ce12">
            <text:p>17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257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Arquitetur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63.5" table:style-name="ce12">
            <text:p>16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345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Matemática Aplicada e Computaç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81.5" table:style-name="ce12">
            <text:p>18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357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Aeroespacial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89.8" table:style-name="ce12">
            <text:p>18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358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Biológic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79.5" table:style-name="ce12">
            <text:p>17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359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Biomédica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86.8" table:style-name="ce12">
            <text:p>18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360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MI</text:p>
          </table:table-cell>
          <table:table-cell office:value-type="float" office:value="22" table:style-name="ce11">
            <text:p>22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367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MI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65.5" table:style-name="ce12">
            <text:p>16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369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MI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73" table:style-name="ce12">
            <text:p>17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458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Física Tecnológica</text:p>
          </table:table-cell>
          <table:table-cell office:value-type="string" table:style-name="ce10">
            <text:p>MI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87.3" table:style-name="ce12">
            <text:p>18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461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Químic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64.5" table:style-name="ce12">
            <text:p>16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508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MI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58.80000000000001" table:style-name="ce12">
            <text:p>15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911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e Arquitetura Naval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7.5" table:style-name="ce12">
            <text:p>167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8</text:p>
          </table:table-cell>
          <table:table-cell office:value-type="string" table:style-name="ce10">
            <text:p>9913</text:p>
          </table:table-cell>
          <table:table-cell office:value-type="string" table:style-name="ce10">
            <text:p>Universidade de Lisboa - Instituto Superior Técnico</text:p>
          </table:table-cell>
          <table:table-cell office:value-type="string" table:style-name="ce10">
            <text:p>Engenharia Geológica e de Mina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54.5" table:style-name="ce12">
            <text:p>15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9</text:p>
          </table:table-cell>
          <table:table-cell office:value-type="string" table:style-name="ce10">
            <text:p>9098</text:p>
          </table:table-cell>
          <table:table-cell office:value-type="string" table:style-name="ce10">
            <text:p>Universidade de Lisboa - Instituto Superior Técnico (Taguspark)</text:p>
          </table:table-cell>
          <table:table-cell office:value-type="string" table:style-name="ce10">
            <text:p>Engenharia de Telecomunicações e Informát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6.30000000000001" table:style-name="ce12">
            <text:p>156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9</text:p>
          </table:table-cell>
          <table:table-cell office:value-type="string" table:style-name="ce10">
            <text:p>9104</text:p>
          </table:table-cell>
          <table:table-cell office:value-type="string" table:style-name="ce10">
            <text:p>Universidade de Lisboa - Instituto Superior Técnico (Taguspark)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65.3" table:style-name="ce12">
            <text:p>165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9</text:p>
          </table:table-cell>
          <table:table-cell office:value-type="string" table:style-name="ce10">
            <text:p>9121</text:p>
          </table:table-cell>
          <table:table-cell office:value-type="string" table:style-name="ce10">
            <text:p>Universidade de Lisboa - Instituto Superior Técnico (Taguspark)</text:p>
          </table:table-cell>
          <table:table-cell office:value-type="string" table:style-name="ce10">
            <text:p>Engenharia Informática e de Computadore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73" table:style-name="ce12">
            <text:p>17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1519</text:p>
          </table:table-cell>
          <table:table-cell office:value-type="string" table:style-name="ce10">
            <text:p>9912</text:p>
          </table:table-cell>
          <table:table-cell office:value-type="string" table:style-name="ce10">
            <text:p>Universidade de Lisboa - Instituto Superior Técnico (Taguspark)</text:p>
          </table:table-cell>
          <table:table-cell office:value-type="string" table:style-name="ce10">
            <text:p>Engenharia Eletrón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0.5" table:style-name="ce12">
            <text:p>16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1</text:p>
          </table:table-cell>
          <table:table-cell office:value-type="string" table:style-name="ce10">
            <text:p>8005</text:p>
          </table:table-cell>
          <table:table-cell office:value-type="string" table:style-name="ce10">
            <text:p>Universidade de Aveiro - Instituto Superior de Contabilidade e Administração de Aveiro</text:p>
          </table:table-cell>
          <table:table-cell office:value-type="string" table:style-name="ce10">
            <text:p>Marketing (regime pós-laboral)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3.6" table:style-name="ce12">
            <text:p>143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1</text:p>
          </table:table-cell>
          <table:table-cell office:value-type="string" table:style-name="ce10">
            <text:p>8449</text:p>
          </table:table-cell>
          <table:table-cell office:value-type="string" table:style-name="ce10">
            <text:p>Universidade de Aveiro - Instituto Superior de Contabilidade e Administração de Aveiro</text:p>
          </table:table-cell>
          <table:table-cell office:value-type="string" table:style-name="ce10">
            <text:p>Contabilidade (regime de ensino a distância)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07" table:style-name="ce12">
            <text:p>107,0</text:p>
          </table:table-cell>
          <table:table-cell office:value-type="float" office:value="7" table:style-name="ce11">
            <text:p>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1</text:p>
          </table:table-cell>
          <table:table-cell office:value-type="string" table:style-name="ce10">
            <text:p>9056</text:p>
          </table:table-cell>
          <table:table-cell office:value-type="string" table:style-name="ce10">
            <text:p>Universidade de Aveiro - Instituto Superior de Contabilidade e Administração de Aveiro</text:p>
          </table:table-cell>
          <table:table-cell office:value-type="string" table:style-name="ce10">
            <text:p>Contabilidade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1</text:p>
          </table:table-cell>
          <table:table-cell office:value-type="string" table:style-name="ce10">
            <text:p>9140</text:p>
          </table:table-cell>
          <table:table-cell office:value-type="string" table:style-name="ce10">
            <text:p>Universidade de Aveiro - Instituto Superior de Contabilidade e Administração de Aveiro</text:p>
          </table:table-cell>
          <table:table-cell office:value-type="string" table:style-name="ce10">
            <text:p>Finanças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1.30000000000001" table:style-name="ce12">
            <text:p>131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1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Universidade de Aveiro - Instituto Superior de Contabilidade e Administração de Aveiro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0" table:style-name="ce12">
            <text:p>14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1</text:p>
          </table:table-cell>
          <table:table-cell office:value-type="string" table:style-name="ce10">
            <text:p>9869</text:p>
          </table:table-cell>
          <table:table-cell office:value-type="string" table:style-name="ce10">
            <text:p>Universidade de Aveiro - Instituto Superior de Contabilidade e Administração de Aveiro</text:p>
          </table:table-cell>
          <table:table-cell office:value-type="string" table:style-name="ce10">
            <text:p>Contabilidade (regime pós-laboral)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17.3" table:style-name="ce12">
            <text:p>11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1</text:p>
          </table:table-cell>
          <table:table-cell office:value-type="string" table:style-name="ce10">
            <text:p>9888</text:p>
          </table:table-cell>
          <table:table-cell office:value-type="string" table:style-name="ce10">
            <text:p>Universidade de Aveiro - Instituto Superior de Contabilidade e Administração de Aveiro</text:p>
          </table:table-cell>
          <table:table-cell office:value-type="string" table:style-name="ce10">
            <text:p>Finanças (regime pós-laboral)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7" table:style-name="ce27">
            <text:p>17</text:p>
          </table:table-cell>
          <table:table-cell office:value-type="float" office:value="107.4" table:style-name="ce12">
            <text:p>10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2</text:p>
          </table:table-cell>
          <table:table-cell office:value-type="string" table:style-name="ce10">
            <text:p>8016</text:p>
          </table:table-cell>
          <table:table-cell office:value-type="string" table:style-name="ce10">
            <text:p>Universidade de Aveiro - Escola Superior de Tecnologia e Gestão de Águeda</text:p>
          </table:table-cell>
          <table:table-cell office:value-type="string" table:style-name="ce10">
            <text:p>Tecnologias da Informaçã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3.3" table:style-name="ce12">
            <text:p>123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2</text:p>
          </table:table-cell>
          <table:table-cell office:value-type="string" table:style-name="ce10">
            <text:p>8405</text:p>
          </table:table-cell>
          <table:table-cell office:value-type="string" table:style-name="ce10">
            <text:p>Universidade de Aveiro - Escola Superior de Tecnologia e Gestão de Águeda</text:p>
          </table:table-cell>
          <table:table-cell office:value-type="string" table:style-name="ce10">
            <text:p>Gestão da Qualidade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0.1" table:style-name="ce12">
            <text:p>120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2</text:p>
          </table:table-cell>
          <table:table-cell office:value-type="string" table:style-name="ce10">
            <text:p>9109</text:p>
          </table:table-cell>
          <table:table-cell office:value-type="string" table:style-name="ce10">
            <text:p>Universidade de Aveiro - Escola Superior de Tecnologia e Gestão de Águeda</text:p>
          </table:table-cell>
          <table:table-cell office:value-type="string" table:style-name="ce10">
            <text:p>Engenharia Eletrotécnic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14.5" table:style-name="ce12">
            <text:p>114,5</text:p>
          </table:table-cell>
          <table:table-cell office:value-type="float" office:value="10" table:style-name="ce11">
            <text:p>1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2</text:p>
          </table:table-cell>
          <table:table-cell office:value-type="string" table:style-name="ce10">
            <text:p>9235</text:p>
          </table:table-cell>
          <table:table-cell office:value-type="string" table:style-name="ce10">
            <text:p>Universidade de Aveiro - Escola Superior de Tecnologia e Gestão de Águeda</text:p>
          </table:table-cell>
          <table:table-cell office:value-type="string" table:style-name="ce10">
            <text:p>Secretariado e Comunicação Empresarial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5.6" table:style-name="ce12">
            <text:p>135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2</text:p>
          </table:table-cell>
          <table:table-cell office:value-type="string" table:style-name="ce10">
            <text:p>9769</text:p>
          </table:table-cell>
          <table:table-cell office:value-type="string" table:style-name="ce10">
            <text:p>Universidade de Aveiro - Escola Superior de Tecnologia e Gestão de Águeda</text:p>
          </table:table-cell>
          <table:table-cell office:value-type="string" table:style-name="ce10">
            <text:p>Gestão Pública e Autárquic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13.2" table:style-name="ce12">
            <text:p>11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2</text:p>
          </table:table-cell>
          <table:table-cell office:value-type="string" table:style-name="ce10">
            <text:p>L021</text:p>
          </table:table-cell>
          <table:table-cell office:value-type="string" table:style-name="ce10">
            <text:p>Universidade de Aveiro - Escola Superior de Tecnologia e Gestão de Águeda</text:p>
          </table:table-cell>
          <table:table-cell office:value-type="string" table:style-name="ce10">
            <text:p>Gestão Comercial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125.1" table:style-name="ce12">
            <text:p>125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3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Universidade de Aveiro - Escola Superior de Saúde de Aveiro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37.6" table:style-name="ce12">
            <text:p>137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3</text:p>
          </table:table-cell>
          <table:table-cell office:value-type="string" table:style-name="ce10">
            <text:p>9504</text:p>
          </table:table-cell>
          <table:table-cell office:value-type="string" table:style-name="ce10">
            <text:p>Universidade de Aveiro - Escola Superior de Saúde de Aveiro</text:p>
          </table:table-cell>
          <table:table-cell office:value-type="string" table:style-name="ce10">
            <text:p>Fisioterap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2.6" table:style-name="ce12">
            <text:p>152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3</text:p>
          </table:table-cell>
          <table:table-cell office:value-type="string" table:style-name="ce10">
            <text:p>9890</text:p>
          </table:table-cell>
          <table:table-cell office:value-type="string" table:style-name="ce10">
            <text:p>Universidade de Aveiro - Escola Superior de Saúde de Aveiro</text:p>
          </table:table-cell>
          <table:table-cell office:value-type="string" table:style-name="ce10">
            <text:p>Terapia da Fal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4.4" table:style-name="ce12">
            <text:p>134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3</text:p>
          </table:table-cell>
          <table:table-cell office:value-type="string" table:style-name="ce10">
            <text:p>L066</text:p>
          </table:table-cell>
          <table:table-cell office:value-type="string" table:style-name="ce10">
            <text:p>Universidade de Aveiro - Escola Superior de Saúde de Aveiro</text:p>
          </table:table-cell>
          <table:table-cell office:value-type="string" table:style-name="ce10">
            <text:p>Imagem Médica e Radioterapi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46.80000000000001" table:style-name="ce12">
            <text:p>14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4</text:p>
          </table:table-cell>
          <table:table-cell office:value-type="string" table:style-name="ce10">
            <text:p>L135</text:p>
          </table:table-cell>
          <table:table-cell office:value-type="string" table:style-name="ce10">
            <text:p>Universidade de Aveiro - Escola Superior de Design, Gestão e Tecnologia de Produção de Aveiro-Norte</text:p>
          </table:table-cell>
          <table:table-cell office:value-type="string" table:style-name="ce10">
            <text:p>Tecnologia e Sistemas de Produçã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8" table:style-name="ce12">
            <text:p>118,0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14</text:p>
          </table:table-cell>
          <table:table-cell office:value-type="string" table:style-name="ce10">
            <text:p>L138</text:p>
          </table:table-cell>
          <table:table-cell office:value-type="string" table:style-name="ce10">
            <text:p>Universidade de Aveiro - Escola Superior de Design, Gestão e Tecnologia de Produção de Aveiro-Norte</text:p>
          </table:table-cell>
          <table:table-cell office:value-type="string" table:style-name="ce10">
            <text:p>Design de Produto e Tecnologia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36.30000000000001" table:style-name="ce12">
            <text:p>136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1</text:p>
          </table:table-cell>
          <table:table-cell office:value-type="string" table:style-name="ce10">
            <text:p>9003</text:p>
          </table:table-cell>
          <table:table-cell office:value-type="string" table:style-name="ce10">
            <text:p>Instituto Politécnico de Beja - Escola Superior Agrária</text:p>
          </table:table-cell>
          <table:table-cell office:value-type="string" table:style-name="ce10">
            <text:p>Agronomia</text:p>
          </table:table-cell>
          <table:table-cell office:value-type="string" table:style-name="ce10">
            <text:p>L1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7.3" table:style-name="ce12">
            <text:p>107,3</text:p>
          </table:table-cell>
          <table:table-cell office:value-type="float" office:value="39" table:style-name="ce11">
            <text:p>3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1</text:p>
          </table:table-cell>
          <table:table-cell office:value-type="string" table:style-name="ce10">
            <text:p>9099</text:p>
          </table:table-cell>
          <table:table-cell office:value-type="string" table:style-name="ce10">
            <text:p>Instituto Politécnico de Beja - Escola Superior Agrária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1</text:p>
          </table:table-cell>
          <table:table-cell office:value-type="string" table:style-name="ce10">
            <text:p>9350</text:p>
          </table:table-cell>
          <table:table-cell office:value-type="string" table:style-name="ce10">
            <text:p>Instituto Politécnico de Beja - Escola Superior Agrária</text:p>
          </table:table-cell>
          <table:table-cell office:value-type="string" table:style-name="ce10">
            <text:p>Ciência e Tecnologia dos Alimentos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6.6" table:style-name="ce12">
            <text:p>116,6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2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Instituto Politécnico de Beja - Escola Superior de Educação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103.4" table:style-name="ce12">
            <text:p>103,4</text:p>
          </table:table-cell>
          <table:table-cell office:value-type="float" office:value="2" table:style-name="ce11">
            <text:p>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2</text:p>
          </table:table-cell>
          <table:table-cell office:value-type="string" table:style-name="ce10">
            <text:p>9347</text:p>
          </table:table-cell>
          <table:table-cell office:value-type="string" table:style-name="ce10">
            <text:p>Instituto Politécnico de Beja - Escola Superior de Educação</text:p>
          </table:table-cell>
          <table:table-cell office:value-type="string" table:style-name="ce10">
            <text:p>Artes Plásticas e Multimédia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9.7" table:style-name="ce12">
            <text:p>109,7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2</text:p>
          </table:table-cell>
          <table:table-cell office:value-type="string" table:style-name="ce10">
            <text:p>9354</text:p>
          </table:table-cell>
          <table:table-cell office:value-type="string" table:style-name="ce10">
            <text:p>Instituto Politécnico de Beja - Escola Superior de Educação</text:p>
          </table:table-cell>
          <table:table-cell office:value-type="string" table:style-name="ce10">
            <text:p>Educação e Comunicação Multimédia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0.3" table:style-name="ce12">
            <text:p>110,3</text:p>
          </table:table-cell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2</text:p>
          </table:table-cell>
          <table:table-cell office:value-type="string" table:style-name="ce10">
            <text:p>9563</text:p>
          </table:table-cell>
          <table:table-cell office:value-type="string" table:style-name="ce10">
            <text:p>Instituto Politécnico de Beja - Escola Superior de Educação</text:p>
          </table:table-cell>
          <table:table-cell office:value-type="string" table:style-name="ce10">
            <text:p>Desporto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3.3" table:style-name="ce12">
            <text:p>113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2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Beja - Escola Superior de Educaçã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17.1" table:style-name="ce12">
            <text:p>117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3</text:p>
          </table:table-cell>
          <table:table-cell office:value-type="string" table:style-name="ce10">
            <text:p>8437</text:p>
          </table:table-cell>
          <table:table-cell office:value-type="string" table:style-name="ce10">
            <text:p>Instituto Politécnico de Beja - Escola Superior de Tecnologia e Gestão</text:p>
          </table:table-cell>
          <table:table-cell office:value-type="string" table:style-name="ce10">
            <text:p>Solicitadoria (regime de ensino a distância)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99" table:style-name="ce12">
            <text:p>99,0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3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Beja - Escola Superior de Tecnologia e Gestã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02.2" table:style-name="ce12">
            <text:p>102,2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3</text:p>
          </table:table-cell>
          <table:table-cell office:value-type="string" table:style-name="ce10">
            <text:p>9152</text:p>
          </table:table-cell>
          <table:table-cell office:value-type="string" table:style-name="ce10">
            <text:p>Instituto Politécnico de Beja - Escola Superior de Tecnologia e Gestão</text:p>
          </table:table-cell>
          <table:table-cell office:value-type="string" table:style-name="ce10">
            <text:p>Gestão de Empresas</text:p>
          </table:table-cell>
          <table:table-cell office:value-type="string" table:style-name="ce10">
            <text:p>L1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06.1" table:style-name="ce12">
            <text:p>106,1</text:p>
          </table:table-cell>
          <table:table-cell office:value-type="float" office:value="26" table:style-name="ce11">
            <text:p>2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3</text:p>
          </table:table-cell>
          <table:table-cell office:value-type="string" table:style-name="ce10">
            <text:p>9242</text:p>
          </table:table-cell>
          <table:table-cell office:value-type="string" table:style-name="ce10">
            <text:p>Instituto Politécnico de Beja - Escola Superior de Tecnologia e Gestão</text:p>
          </table:table-cell>
          <table:table-cell office:value-type="string" table:style-name="ce10">
            <text:p>Solicitadori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119.8" table:style-name="ce12">
            <text:p>11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3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Instituto Politécnico de Beja - Escola Superior de Tecnologia e Gestão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7" table:style-name="ce27">
            <text:p>17</text:p>
          </table:table-cell>
          <table:table-cell office:value-type="float" office:value="110.2" table:style-name="ce12">
            <text:p>11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23</text:p>
          </table:table-cell>
          <table:table-cell office:value-type="string" table:style-name="ce10">
            <text:p>9994</text:p>
          </table:table-cell>
          <table:table-cell office:value-type="string" table:style-name="ce10">
            <text:p>Instituto Politécnico de Beja - Escola Superior de Tecnologia e Gestão</text:p>
          </table:table-cell>
          <table:table-cell office:value-type="string" table:style-name="ce10">
            <text:p>Gestão de Empresas (regime pós-laboral)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8015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Solicitadoria (regime pós-laboral)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0.6" table:style-name="ce12">
            <text:p>13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8092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Gestão Bancária e Seguros (regime pós-laboral)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18.8" table:style-name="ce12">
            <text:p>11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8156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Gestão de Atividades Turísticas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4.30000000000001" table:style-name="ce12">
            <text:p>14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8341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Gestão de Atividades Turísticas (regime pós-laboral)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9.4" table:style-name="ce12">
            <text:p>13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8402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Gestão Pública (regime de ensino a distância)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09" table:style-name="ce12">
            <text:p>109,0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9056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Contabilidade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8.5" table:style-name="ce12">
            <text:p>13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9140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Finança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2.30000000000001" table:style-name="ce12">
            <text:p>132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9242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Solicitador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2.6" table:style-name="ce12">
            <text:p>142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9759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Fiscalidade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2.6" table:style-name="ce12">
            <text:p>122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9869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Contabilidade (regime pós-laboral)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6.6" table:style-name="ce12">
            <text:p>12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9920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Gestão Bancária e Seguros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2.30000000000001" table:style-name="ce12">
            <text:p>132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9990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Fiscalidade (regime pós-laboral)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01.9" table:style-name="ce12">
            <text:p>101,9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1</text:p>
          </table:table-cell>
          <table:table-cell office:value-type="string" table:style-name="ce10">
            <text:p>L140</text:p>
          </table:table-cell>
          <table:table-cell office:value-type="string" table:style-name="ce10">
            <text:p>Instituto Politécnico do Cávado e do Ave - Escola Superior de Gestão</text:p>
          </table:table-cell>
          <table:table-cell office:value-type="string" table:style-name="ce10">
            <text:p>Gestão Públ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1.80000000000001" table:style-name="ce12">
            <text:p>13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2</text:p>
          </table:table-cell>
          <table:table-cell office:value-type="string" table:style-name="ce10">
            <text:p>8311</text:p>
          </table:table-cell>
          <table:table-cell office:value-type="string" table:style-name="ce10">
            <text:p>Instituto Politécnico do Cávado e do Ave - Escola Superior de Tecnologia</text:p>
          </table:table-cell>
          <table:table-cell office:value-type="string" table:style-name="ce10">
            <text:p>Engenharia e Desenvolvimento de Jogos Digitai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40" table:style-name="ce12">
            <text:p>14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2</text:p>
          </table:table-cell>
          <table:table-cell office:value-type="string" table:style-name="ce10">
            <text:p>8409</text:p>
          </table:table-cell>
          <table:table-cell office:value-type="string" table:style-name="ce10">
            <text:p>Instituto Politécnico do Cávado e do Ave - Escola Superior de Tecnologia</text:p>
          </table:table-cell>
          <table:table-cell office:value-type="string" table:style-name="ce10">
            <text:p>Engenharia de Sistemas Informático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1.80000000000001" table:style-name="ce12">
            <text:p>14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2</text:p>
          </table:table-cell>
          <table:table-cell office:value-type="string" table:style-name="ce10">
            <text:p>8417</text:p>
          </table:table-cell>
          <table:table-cell office:value-type="string" table:style-name="ce10">
            <text:p>Instituto Politécnico do Cávado e do Ave - Escola Superior de Tecnologia</text:p>
          </table:table-cell>
          <table:table-cell office:value-type="string" table:style-name="ce10">
            <text:p>Engenharia de Sistemas Informáticos (regime pós-laboral)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8.80000000000001" table:style-name="ce12">
            <text:p>12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2</text:p>
          </table:table-cell>
          <table:table-cell office:value-type="string" table:style-name="ce10">
            <text:p>8467</text:p>
          </table:table-cell>
          <table:table-cell office:value-type="string" table:style-name="ce10">
            <text:p>Instituto Politécnico do Cávado e do Ave - Escola Superior de Tecnologia</text:p>
          </table:table-cell>
          <table:table-cell office:value-type="string" table:style-name="ce10">
            <text:p>Informática Méd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3" table:style-name="ce12">
            <text:p>12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2</text:p>
          </table:table-cell>
          <table:table-cell office:value-type="string" table:style-name="ce10">
            <text:p>9112</text:p>
          </table:table-cell>
          <table:table-cell office:value-type="string" table:style-name="ce10">
            <text:p>Instituto Politécnico do Cávado e do Ave - Escola Superior de Tecnologia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19.5" table:style-name="ce12">
            <text:p>11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3</text:p>
          </table:table-cell>
          <table:table-cell office:value-type="string" table:style-name="ce10">
            <text:p>9074</text:p>
          </table:table-cell>
          <table:table-cell office:value-type="string" table:style-name="ce10">
            <text:p>Instituto Politécnico do Cávado e do Ave - Escola Superior de Design</text:p>
          </table:table-cell>
          <table:table-cell office:value-type="string" table:style-name="ce10">
            <text:p>Design Industrial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9.9" table:style-name="ce12">
            <text:p>139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3</text:p>
          </table:table-cell>
          <table:table-cell office:value-type="string" table:style-name="ce10">
            <text:p>9470</text:p>
          </table:table-cell>
          <table:table-cell office:value-type="string" table:style-name="ce10">
            <text:p>Instituto Politécnico do Cávado e do Ave - Escola Superior de Design</text:p>
          </table:table-cell>
          <table:table-cell office:value-type="string" table:style-name="ce10">
            <text:p>Design Gráfic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144.4" table:style-name="ce12">
            <text:p>144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33</text:p>
          </table:table-cell>
          <table:table-cell office:value-type="string" table:style-name="ce10">
            <text:p>9873</text:p>
          </table:table-cell>
          <table:table-cell office:value-type="string" table:style-name="ce10">
            <text:p>Instituto Politécnico do Cávado e do Ave - Escola Superior de Design</text:p>
          </table:table-cell>
          <table:table-cell office:value-type="string" table:style-name="ce10">
            <text:p>Design Gráfico (regime pós-laboral)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40.5" table:style-name="ce12">
            <text:p>14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1</text:p>
          </table:table-cell>
          <table:table-cell office:value-type="string" table:style-name="ce10">
            <text:p>8401</text:p>
          </table:table-cell>
          <table:table-cell office:value-type="string" table:style-name="ce10">
            <text:p>Instituto Politécnico de Bragança - Escola Superior Agrária de Bragança</text:p>
          </table:table-cell>
          <table:table-cell office:value-type="string" table:style-name="ce10">
            <text:p>Fitofarmácia e Plantas Aromáticas e Medicinais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1</text:p>
          </table:table-cell>
          <table:table-cell office:value-type="string" table:style-name="ce10">
            <text:p>9085</text:p>
          </table:table-cell>
          <table:table-cell office:value-type="string" table:style-name="ce10">
            <text:p>Instituto Politécnico de Bragança - Escola Superior Agrária de Bragança</text:p>
          </table:table-cell>
          <table:table-cell office:value-type="string" table:style-name="ce10">
            <text:p>Enfermagem Veterinária</text:p>
          </table:table-cell>
          <table:table-cell office:value-type="string" table:style-name="ce10">
            <text:p>L1</text:p>
          </table:table-cell>
          <table:table-cell office:value-type="float" office:value="46" table:style-name="ce11">
            <text:p>4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98.7" table:style-name="ce12">
            <text:p>98,7</text:p>
          </table:table-cell>
          <table:table-cell office:value-type="float" office:value="41" table:style-name="ce11">
            <text:p>4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1</text:p>
          </table:table-cell>
          <table:table-cell office:value-type="string" table:style-name="ce10">
            <text:p>9086</text:p>
          </table:table-cell>
          <table:table-cell office:value-type="string" table:style-name="ce10">
            <text:p>Instituto Politécnico de Bragança - Escola Superior Agrária de Bragança</text:p>
          </table:table-cell>
          <table:table-cell office:value-type="string" table:style-name="ce10">
            <text:p>Engenharia Agronómica</text:p>
          </table:table-cell>
          <table:table-cell office:value-type="string" table:style-name="ce10">
            <text:p>L1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45" table:style-name="ce11">
            <text:p>4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1</text:p>
          </table:table-cell>
          <table:table-cell office:value-type="string" table:style-name="ce10">
            <text:p>9099</text:p>
          </table:table-cell>
          <table:table-cell office:value-type="string" table:style-name="ce10">
            <text:p>Instituto Politécnico de Bragança - Escola Superior Agrária de Bragança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36" table:style-name="ce11">
            <text:p>3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1</text:p>
          </table:table-cell>
          <table:table-cell office:value-type="string" table:style-name="ce10">
            <text:p>9129</text:p>
          </table:table-cell>
          <table:table-cell office:value-type="string" table:style-name="ce10">
            <text:p>Instituto Politécnico de Bragança - Escola Superior Agrária de Bragança</text:p>
          </table:table-cell>
          <table:table-cell office:value-type="string" table:style-name="ce10">
            <text:p>Engenharia Zootécnic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08.9" table:style-name="ce12">
            <text:p>108,9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1</text:p>
          </table:table-cell>
          <table:table-cell office:value-type="string" table:style-name="ce10">
            <text:p>L016</text:p>
          </table:table-cell>
          <table:table-cell office:value-type="string" table:style-name="ce10">
            <text:p>Instituto Politécnico de Bragança - Escola Superior Agrária de Bragança</text:p>
          </table:table-cell>
          <table:table-cell office:value-type="string" table:style-name="ce10">
            <text:p>Ciência e Tecnologia Alimentar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36" table:style-name="ce11">
            <text:p>3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1</text:p>
          </table:table-cell>
          <table:table-cell office:value-type="string" table:style-name="ce10">
            <text:p>L029</text:p>
          </table:table-cell>
          <table:table-cell office:value-type="string" table:style-name="ce10">
            <text:p>Instituto Politécnico de Bragança - Escola Superior Agrária de Bragança</text:p>
          </table:table-cell>
          <table:table-cell office:value-type="string" table:style-name="ce10">
            <text:p>Biologia e Biotecnologia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09.4" table:style-name="ce12">
            <text:p>109,4</text:p>
          </table:table-cell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8323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Línguas Estrangeiras: Inglês e Espanhol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3.9" table:style-name="ce12">
            <text:p>113,9</text:p>
          </table:table-cell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8374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Línguas para Relações Internacionais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22.4" table:style-name="ce12">
            <text:p>122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9082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Educação Ambiental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04.8" table:style-name="ce12">
            <text:p>104,8</text:p>
          </table:table-cell>
          <table:table-cell office:value-type="float" office:value="26" table:style-name="ce11">
            <text:p>2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9084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Educação Social</text:p>
          </table:table-cell>
          <table:table-cell office:value-type="string" table:style-name="ce10">
            <text:p>L1</text:p>
          </table:table-cell>
          <table:table-cell office:value-type="float" office:value="67" table:style-name="ce11">
            <text:p>6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98" table:style-name="ce12">
            <text:p>98,0</text:p>
          </table:table-cell>
          <table:table-cell office:value-type="float" office:value="39" table:style-name="ce11">
            <text:p>3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9214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Música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3" table:style-name="ce12">
            <text:p>123,0</text:p>
          </table:table-cell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9563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Desporto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8" table:style-name="ce27">
            <text:p>28</text:p>
          </table:table-cell>
          <table:table-cell office:value-type="float" office:value="116.2" table:style-name="ce12">
            <text:p>116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05" table:style-name="ce12">
            <text:p>105,0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9898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Arte e Design</text:p>
          </table:table-cell>
          <table:table-cell office:value-type="string" table:style-name="ce10">
            <text:p>L1</text:p>
          </table:table-cell>
          <table:table-cell office:value-type="float" office:value="42" table:style-name="ce11">
            <text:p>4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05.6" table:style-name="ce12">
            <text:p>105,6</text:p>
          </table:table-cell>
          <table:table-cell office:value-type="float" office:value="27" table:style-name="ce11">
            <text:p>2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2</text:p>
          </table:table-cell>
          <table:table-cell office:value-type="string" table:style-name="ce10">
            <text:p>9933</text:p>
          </table:table-cell>
          <table:table-cell office:value-type="string" table:style-name="ce10">
            <text:p>Instituto Politécnico de Bragança - Escola Superior de Educação de Bragança</text:p>
          </table:table-cell>
          <table:table-cell office:value-type="string" table:style-name="ce10">
            <text:p>Animação e Produção Artística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1" table:style-name="ce12">
            <text:p>111,0</text:p>
          </table:table-cell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056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Contabilidade</text:p>
          </table:table-cell>
          <table:table-cell office:value-type="string" table:style-name="ce10">
            <text:p>L1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6" table:style-name="ce27">
            <text:p>26</text:p>
          </table:table-cell>
          <table:table-cell office:value-type="float" office:value="98.9" table:style-name="ce12">
            <text:p>98,9</text:p>
          </table:table-cell>
          <table:table-cell office:value-type="float" office:value="7" table:style-name="ce11">
            <text:p>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40" table:style-name="ce11">
            <text:p>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40" table:style-name="ce11">
            <text:p>4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112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L1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45" table:style-name="ce11">
            <text:p>4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8" table:style-name="ce27">
            <text:p>38</text:p>
          </table:table-cell>
          <table:table-cell office:value-type="float" office:value="102.2" table:style-name="ce12">
            <text:p>102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48" table:style-name="ce11">
            <text:p>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22.2" table:style-name="ce12">
            <text:p>122,2</text:p>
          </table:table-cell>
          <table:table-cell office:value-type="float" office:value="45" table:style-name="ce11">
            <text:p>4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126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Engenharia Química e Biológica</text:p>
          </table:table-cell>
          <table:table-cell office:value-type="string" table:style-name="ce10">
            <text:p>L1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30" table:style-name="ce11">
            <text:p>3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23.8" table:style-name="ce12">
            <text:p>12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186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Informática de Gestão</text:p>
          </table:table-cell>
          <table:table-cell office:value-type="string" table:style-name="ce10">
            <text:p>L1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41" table:style-name="ce11">
            <text:p>4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910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Engenharia de Energias Renováveis</text:p>
          </table:table-cell>
          <table:table-cell office:value-type="string" table:style-name="ce10">
            <text:p>L1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45" table:style-name="ce11">
            <text:p>4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9991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Gestão (regime pós-laboral)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03.5" table:style-name="ce12">
            <text:p>103,5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A004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Gestão de Negócios Internacionais (Curso Europeu, ensino em Inglês)</text:p>
          </table:table-cell>
          <table:table-cell office:value-type="string" table:style-name="ce10">
            <text:p>L1</text:p>
          </table:table-cell>
          <table:table-cell office:value-type="float" office:value="43" table:style-name="ce11">
            <text:p>4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02.2" table:style-name="ce12">
            <text:p>102,2</text:p>
          </table:table-cell>
          <table:table-cell office:value-type="float" office:value="34" table:style-name="ce11">
            <text:p>3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L058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Tecnologia e Gestão Industrial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9.1" table:style-name="ce12">
            <text:p>119,1</text:p>
          </table:table-cell>
          <table:table-cell office:value-type="float" office:value="28" table:style-name="ce11">
            <text:p>2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3</text:p>
          </table:table-cell>
          <table:table-cell office:value-type="string" table:style-name="ce10">
            <text:p>L069</text:p>
          </table:table-cell>
          <table:table-cell office:value-type="string" table:style-name="ce10">
            <text:p>Instituto Politécnico de Bragança - Escola Superior de Tecnologia e de Gestão de Bragança</text:p>
          </table:table-cell>
          <table:table-cell office:value-type="string" table:style-name="ce10">
            <text:p>Tecnologia Biomédica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23.7" table:style-name="ce12">
            <text:p>123,7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5</text:p>
          </table:table-cell>
          <table:table-cell office:value-type="string" table:style-name="ce10">
            <text:p>8309</text:p>
          </table:table-cell>
          <table:table-cell office:value-type="string" table:style-name="ce10">
            <text:p>Instituto Politécnico de Bragança - Escola Superior de Comunicação, Administração e Turismo de Mirandela</text:p>
          </table:table-cell>
          <table:table-cell office:value-type="string" table:style-name="ce10">
            <text:p>Design de Jogos Digitais</text:p>
          </table:table-cell>
          <table:table-cell office:value-type="string" table:style-name="ce10">
            <text:p>L1</text:p>
          </table:table-cell>
          <table:table-cell office:value-type="float" office:value="48" table:style-name="ce11">
            <text:p>4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04.8" table:style-name="ce12">
            <text:p>104,8</text:p>
          </table:table-cell>
          <table:table-cell office:value-type="float" office:value="35" table:style-name="ce11">
            <text:p>3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5</text:p>
          </table:table-cell>
          <table:table-cell office:value-type="string" table:style-name="ce10">
            <text:p>9165</text:p>
          </table:table-cell>
          <table:table-cell office:value-type="string" table:style-name="ce10">
            <text:p>Instituto Politécnico de Bragança - Escola Superior de Comunicação, Administração e Turismo de Mirandela</text:p>
          </table:table-cell>
          <table:table-cell office:value-type="string" table:style-name="ce10">
            <text:p>Gestão e Administração Pública</text:p>
          </table:table-cell>
          <table:table-cell office:value-type="string" table:style-name="ce10">
            <text:p>L1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96" table:style-name="ce12">
            <text:p>96,0</text:p>
          </table:table-cell>
          <table:table-cell office:value-type="float" office:value="42" table:style-name="ce11">
            <text:p>4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5</text:p>
          </table:table-cell>
          <table:table-cell office:value-type="string" table:style-name="ce10">
            <text:p>9188</text:p>
          </table:table-cell>
          <table:table-cell office:value-type="string" table:style-name="ce10">
            <text:p>Instituto Politécnico de Bragança - Escola Superior de Comunicação, Administração e Turismo de Mirandela</text:p>
          </table:table-cell>
          <table:table-cell office:value-type="string" table:style-name="ce10">
            <text:p>Informática e Comunicações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5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Instituto Politécnico de Bragança - Escola Superior de Comunicação, Administração e Turismo de Mirandela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95" table:style-name="ce12">
            <text:p>95,0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5</text:p>
          </table:table-cell>
          <table:table-cell office:value-type="string" table:style-name="ce10">
            <text:p>9213</text:p>
          </table:table-cell>
          <table:table-cell office:value-type="string" table:style-name="ce10">
            <text:p>Instituto Politécnico de Bragança - Escola Superior de Comunicação, Administração e Turismo de Mirandela</text:p>
          </table:table-cell>
          <table:table-cell office:value-type="string" table:style-name="ce10">
            <text:p>Multimédia</text:p>
          </table:table-cell>
          <table:table-cell office:value-type="string" table:style-name="ce10">
            <text:p>L1</text:p>
          </table:table-cell>
          <table:table-cell office:value-type="float" office:value="54" table:style-name="ce11">
            <text:p>5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06.6" table:style-name="ce12">
            <text:p>106,6</text:p>
          </table:table-cell>
          <table:table-cell office:value-type="float" office:value="35" table:style-name="ce11">
            <text:p>3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5</text:p>
          </table:table-cell>
          <table:table-cell office:value-type="string" table:style-name="ce10">
            <text:p>9242</text:p>
          </table:table-cell>
          <table:table-cell office:value-type="string" table:style-name="ce10">
            <text:p>Instituto Politécnico de Bragança - Escola Superior de Comunicação, Administração e Turismo de Mirandela</text:p>
          </table:table-cell>
          <table:table-cell office:value-type="string" table:style-name="ce10">
            <text:p>Solicitador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19.6" table:style-name="ce12">
            <text:p>119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5</text:p>
          </table:table-cell>
          <table:table-cell office:value-type="string" table:style-name="ce10">
            <text:p>9247</text:p>
          </table:table-cell>
          <table:table-cell office:value-type="string" table:style-name="ce10">
            <text:p>Instituto Politécnico de Bragança - Escola Superior de Comunicação, Administração e Turismo de Mirandela</text:p>
          </table:table-cell>
          <table:table-cell office:value-type="string" table:style-name="ce10">
            <text:p>Tecnologias da Comunicação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0.6" table:style-name="ce12">
            <text:p>110,6</text:p>
          </table:table-cell>
          <table:table-cell office:value-type="float" office:value="19" table:style-name="ce11">
            <text:p>1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45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Instituto Politécnico de Bragança - Escola Superior de Comunicação, Administração e Turismo de Mirandela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3.2" table:style-name="ce12">
            <text:p>103,2</text:p>
          </table:table-cell>
          <table:table-cell office:value-type="float" office:value="26" table:style-name="ce11">
            <text:p>2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1</text:p>
          </table:table-cell>
          <table:table-cell office:value-type="string" table:style-name="ce10">
            <text:p>8397</text:p>
          </table:table-cell>
          <table:table-cell office:value-type="string" table:style-name="ce10">
            <text:p>Instituto Politécnico de Castelo Branco - Escola Superior Agrária de Castelo Branco</text:p>
          </table:table-cell>
          <table:table-cell office:value-type="string" table:style-name="ce10">
            <text:p>Engenharia de Proteção Civil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1</text:p>
          </table:table-cell>
          <table:table-cell office:value-type="string" table:style-name="ce10">
            <text:p>9003</text:p>
          </table:table-cell>
          <table:table-cell office:value-type="string" table:style-name="ce10">
            <text:p>Instituto Politécnico de Castelo Branco - Escola Superior Agrária de Castelo Branco</text:p>
          </table:table-cell>
          <table:table-cell office:value-type="string" table:style-name="ce10">
            <text:p>Agronomia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1</text:p>
          </table:table-cell>
          <table:table-cell office:value-type="string" table:style-name="ce10">
            <text:p>9085</text:p>
          </table:table-cell>
          <table:table-cell office:value-type="string" table:style-name="ce10">
            <text:p>Instituto Politécnico de Castelo Branco - Escola Superior Agrária de Castelo Branco</text:p>
          </table:table-cell>
          <table:table-cell office:value-type="string" table:style-name="ce10">
            <text:p>Enfermagem Veterinári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0.2" table:style-name="ce12">
            <text:p>100,2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1</text:p>
          </table:table-cell>
          <table:table-cell office:value-type="string" table:style-name="ce10">
            <text:p>L093</text:p>
          </table:table-cell>
          <table:table-cell office:value-type="string" table:style-name="ce10">
            <text:p>Instituto Politécnico de Castelo Branco - Escola Superior Agrária de Castelo Branco</text:p>
          </table:table-cell>
          <table:table-cell office:value-type="string" table:style-name="ce10">
            <text:p>Biotecnologia Alimentar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1</text:p>
          </table:table-cell>
          <table:table-cell office:value-type="string" table:style-name="ce10">
            <text:p>L132</text:p>
          </table:table-cell>
          <table:table-cell office:value-type="string" table:style-name="ce10">
            <text:p>Instituto Politécnico de Castelo Branco - Escola Superior Agrária de Castelo Branco</text:p>
          </table:table-cell>
          <table:table-cell office:value-type="string" table:style-name="ce10">
            <text:p>Produção de Alimentos e Nutrição Humana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8.8" table:style-name="ce12">
            <text:p>118,8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2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Instituto Politécnico de Castelo Branco - Escola Superior de Educação de Castelo Branco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3.9" table:style-name="ce12">
            <text:p>133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2</text:p>
          </table:table-cell>
          <table:table-cell office:value-type="string" table:style-name="ce10">
            <text:p>9485</text:p>
          </table:table-cell>
          <table:table-cell office:value-type="string" table:style-name="ce10">
            <text:p>Instituto Politécnico de Castelo Branco - Escola Superior de Educação de Castelo Branco</text:p>
          </table:table-cell>
          <table:table-cell office:value-type="string" table:style-name="ce10">
            <text:p>Secretariado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04.3" table:style-name="ce12">
            <text:p>104,3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2</text:p>
          </table:table-cell>
          <table:table-cell office:value-type="string" table:style-name="ce10">
            <text:p>9850</text:p>
          </table:table-cell>
          <table:table-cell office:value-type="string" table:style-name="ce10">
            <text:p>Instituto Politécnico de Castelo Branco - Escola Superior de Educação de Castelo Branco</text:p>
          </table:table-cell>
          <table:table-cell office:value-type="string" table:style-name="ce10">
            <text:p>Desporto e Atividade Física</text:p>
          </table:table-cell>
          <table:table-cell office:value-type="string" table:style-name="ce10">
            <text:p>L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97" table:style-name="ce12">
            <text:p>97,0</text:p>
          </table:table-cell>
          <table:table-cell office:value-type="float" office:value="4" table:style-name="ce11">
            <text:p>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2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Castelo Branco - Escola Superior de Educação de Castelo Branc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0.9" table:style-name="ce12">
            <text:p>100,9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3</text:p>
          </table:table-cell>
          <table:table-cell office:value-type="string" table:style-name="ce10">
            <text:p>8463</text:p>
          </table:table-cell>
          <table:table-cell office:value-type="string" table:style-name="ce10">
            <text:p>Instituto Politécnico de Castelo Branco - Escola Superior de Tecnologia de Castelo Branco</text:p>
          </table:table-cell>
          <table:table-cell office:value-type="string" table:style-name="ce10">
            <text:p>Engenharia das Energias Renováveis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3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e Castelo Branco - Escola Superior de Tecnologia de Castelo Branco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09.4" table:style-name="ce12">
            <text:p>109,4</text:p>
          </table:table-cell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3</text:p>
          </table:table-cell>
          <table:table-cell office:value-type="string" table:style-name="ce10">
            <text:p>9111</text:p>
          </table:table-cell>
          <table:table-cell office:value-type="string" table:style-name="ce10">
            <text:p>Instituto Politécnico de Castelo Branco - Escola Superior de Tecnologia de Castelo Branco</text:p>
          </table:table-cell>
          <table:table-cell office:value-type="string" table:style-name="ce10">
            <text:p>Engenharia Eletrotécnica e das Telecomunicações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3</text:p>
          </table:table-cell>
          <table:table-cell office:value-type="string" table:style-name="ce10">
            <text:p>9118</text:p>
          </table:table-cell>
          <table:table-cell office:value-type="string" table:style-name="ce10">
            <text:p>Instituto Politécnico de Castelo Branco - Escola Superior de Tecnologia de Castelo Branco</text:p>
          </table:table-cell>
          <table:table-cell office:value-type="string" table:style-name="ce10">
            <text:p>Engenharia Industrial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3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Castelo Branco - Escola Superior de Tecnologia de Castelo Branc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0.7" table:style-name="ce12">
            <text:p>120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3</text:p>
          </table:table-cell>
          <table:table-cell office:value-type="string" table:style-name="ce10">
            <text:p>9248</text:p>
          </table:table-cell>
          <table:table-cell office:value-type="string" table:style-name="ce10">
            <text:p>Instituto Politécnico de Castelo Branco - Escola Superior de Tecnologia de Castelo Branco</text:p>
          </table:table-cell>
          <table:table-cell office:value-type="string" table:style-name="ce10">
            <text:p>Tecnologias da Informação e Multimédia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2.9" table:style-name="ce12">
            <text:p>112,9</text:p>
          </table:table-cell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4</text:p>
          </table:table-cell>
          <table:table-cell office:value-type="string" table:style-name="ce10">
            <text:p>9063</text:p>
          </table:table-cell>
          <table:table-cell office:value-type="string" table:style-name="ce10">
            <text:p>Instituto Politécnico de Castelo Branco - Escola Superior de Gestão de Idanha-a-Nova</text:p>
          </table:table-cell>
          <table:table-cell office:value-type="string" table:style-name="ce10">
            <text:p>Contabilidade e Gestão Financeira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0.5" table:style-name="ce12">
            <text:p>110,5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4</text:p>
          </table:table-cell>
          <table:table-cell office:value-type="string" table:style-name="ce10">
            <text:p>9173</text:p>
          </table:table-cell>
          <table:table-cell office:value-type="string" table:style-name="ce10">
            <text:p>Instituto Politécnico de Castelo Branco - Escola Superior de Gestão de Idanha-a-Nova</text:p>
          </table:table-cell>
          <table:table-cell office:value-type="string" table:style-name="ce10">
            <text:p>Gestão Hoteleir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6.5" table:style-name="ce12">
            <text:p>106,5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4</text:p>
          </table:table-cell>
          <table:table-cell office:value-type="string" table:style-name="ce10">
            <text:p>9177</text:p>
          </table:table-cell>
          <table:table-cell office:value-type="string" table:style-name="ce10">
            <text:p>Instituto Politécnico de Castelo Branco - Escola Superior de Gestão de Idanha-a-Nova</text:p>
          </table:table-cell>
          <table:table-cell office:value-type="string" table:style-name="ce10">
            <text:p>Gestão Turístic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08.7" table:style-name="ce12">
            <text:p>108,7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4</text:p>
          </table:table-cell>
          <table:table-cell office:value-type="string" table:style-name="ce10">
            <text:p>9242</text:p>
          </table:table-cell>
          <table:table-cell office:value-type="string" table:style-name="ce10">
            <text:p>Instituto Politécnico de Castelo Branco - Escola Superior de Gestão de Idanha-a-Nova</text:p>
          </table:table-cell>
          <table:table-cell office:value-type="string" table:style-name="ce10">
            <text:p>Solicitadoria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5" table:style-name="ce12">
            <text:p>105,0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4</text:p>
          </table:table-cell>
          <table:table-cell office:value-type="string" table:style-name="ce10">
            <text:p>L021</text:p>
          </table:table-cell>
          <table:table-cell office:value-type="string" table:style-name="ce10">
            <text:p>Instituto Politécnico de Castelo Branco - Escola Superior de Gestão de Idanha-a-Nova</text:p>
          </table:table-cell>
          <table:table-cell office:value-type="string" table:style-name="ce10">
            <text:p>Gestão Comercial</text:p>
          </table:table-cell>
          <table:table-cell office:value-type="string" table:style-name="ce10">
            <text:p>L1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01" table:style-name="ce12">
            <text:p>101,0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5</text:p>
          </table:table-cell>
          <table:table-cell office:value-type="string" table:style-name="ce10">
            <text:p>9725</text:p>
          </table:table-cell>
          <table:table-cell office:value-type="string" table:style-name="ce10">
            <text:p>Instituto Politécnico de Castelo Branco - Escola Superior de Artes Aplicadas</text:p>
          </table:table-cell>
          <table:table-cell office:value-type="string" table:style-name="ce10">
            <text:p>Design de Interiores e Equipamento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9.1" table:style-name="ce12">
            <text:p>109,1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5</text:p>
          </table:table-cell>
          <table:table-cell office:value-type="string" table:style-name="ce10">
            <text:p>9726</text:p>
          </table:table-cell>
          <table:table-cell office:value-type="string" table:style-name="ce10">
            <text:p>Instituto Politécnico de Castelo Branco - Escola Superior de Artes Aplicadas</text:p>
          </table:table-cell>
          <table:table-cell office:value-type="string" table:style-name="ce10">
            <text:p>Design de Moda e Têxtil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4.1" table:style-name="ce12">
            <text:p>114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55</text:p>
          </table:table-cell>
          <table:table-cell office:value-type="string" table:style-name="ce10">
            <text:p>9907</text:p>
          </table:table-cell>
          <table:table-cell office:value-type="string" table:style-name="ce10">
            <text:p>Instituto Politécnico de Castelo Branco - Escola Superior de Artes Aplicadas</text:p>
          </table:table-cell>
          <table:table-cell office:value-type="string" table:style-name="ce10">
            <text:p>Design de Comunicação e Produção Audiovisual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12.4" table:style-name="ce12">
            <text:p>112,4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1</text:p>
          </table:table-cell>
          <table:table-cell office:value-type="string" table:style-name="ce10">
            <text:p>9016</text:p>
          </table:table-cell>
          <table:table-cell office:value-type="string" table:style-name="ce10">
            <text:p>Instituto Politécnico de Coimbra - Escola Superior Agrária de Coimbra</text:p>
          </table:table-cell>
          <table:table-cell office:value-type="string" table:style-name="ce10">
            <text:p>Biotecn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20.2" table:style-name="ce12">
            <text:p>12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1</text:p>
          </table:table-cell>
          <table:table-cell office:value-type="string" table:style-name="ce10">
            <text:p>9619</text:p>
          </table:table-cell>
          <table:table-cell office:value-type="string" table:style-name="ce10">
            <text:p>Instituto Politécnico de Coimbra - Escola Superior Agrária de Coimbra</text:p>
          </table:table-cell>
          <table:table-cell office:value-type="string" table:style-name="ce10">
            <text:p>Engenharia Agro-Pecuári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3.7" table:style-name="ce12">
            <text:p>113,7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1</text:p>
          </table:table-cell>
          <table:table-cell office:value-type="string" table:style-name="ce10">
            <text:p>9673</text:p>
          </table:table-cell>
          <table:table-cell office:value-type="string" table:style-name="ce10">
            <text:p>Instituto Politécnico de Coimbra - Escola Superior Agrária de Coimbra</text:p>
          </table:table-cell>
          <table:table-cell office:value-type="string" table:style-name="ce10">
            <text:p>Agricultura Biológica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8" table:style-name="ce12">
            <text:p>118,0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1</text:p>
          </table:table-cell>
          <table:table-cell office:value-type="string" table:style-name="ce10">
            <text:p>L009</text:p>
          </table:table-cell>
          <table:table-cell office:value-type="string" table:style-name="ce10">
            <text:p>Instituto Politécnico de Coimbra - Escola Superior Agrária de Coimbra</text:p>
          </table:table-cell>
          <table:table-cell office:value-type="string" table:style-name="ce10">
            <text:p>Ciências Florestais e Recursos Naturais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9.6" table:style-name="ce12">
            <text:p>119,6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1</text:p>
          </table:table-cell>
          <table:table-cell office:value-type="string" table:style-name="ce10">
            <text:p>L015</text:p>
          </table:table-cell>
          <table:table-cell office:value-type="string" table:style-name="ce10">
            <text:p>Instituto Politécnico de Coimbra - Escola Superior Agrária de Coimbra</text:p>
          </table:table-cell>
          <table:table-cell office:value-type="string" table:style-name="ce10">
            <text:p>Tecnologia Alimentar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09.7" table:style-name="ce12">
            <text:p>109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1</text:p>
          </table:table-cell>
          <table:table-cell office:value-type="string" table:style-name="ce10">
            <text:p>L024</text:p>
          </table:table-cell>
          <table:table-cell office:value-type="string" table:style-name="ce10">
            <text:p>Instituto Politécnico de Coimbra - Escola Superior Agrária de Coimbra</text:p>
          </table:table-cell>
          <table:table-cell office:value-type="string" table:style-name="ce10">
            <text:p>Tecnologia e Gestão Ambiental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02.8" table:style-name="ce12">
            <text:p>102,8</text:p>
          </table:table-cell>
          <table:table-cell office:value-type="float" office:value="10" table:style-name="ce11">
            <text:p>1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1</text:p>
          </table:table-cell>
          <table:table-cell office:value-type="string" table:style-name="ce10">
            <text:p>L098</text:p>
          </table:table-cell>
          <table:table-cell office:value-type="string" table:style-name="ce10">
            <text:p>Instituto Politécnico de Coimbra - Escola Superior Agrária de Coimbra</text:p>
          </table:table-cell>
          <table:table-cell office:value-type="string" table:style-name="ce10">
            <text:p>Biodiversidade e Conservação da Naturez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8.8" table:style-name="ce12">
            <text:p>118,8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8093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Animação Socioeducativa (regime pós-laboral)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96" table:style-name="ce12">
            <text:p>96,0</text:p>
          </table:table-cell>
          <table:table-cell office:value-type="float" office:value="7" table:style-name="ce11">
            <text:p>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8114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Turismo (regime pós-laboral)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2.6" table:style-name="ce12">
            <text:p>122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8342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Comunicação Organizacional (regime pós-laboral)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1.5" table:style-name="ce12">
            <text:p>13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054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Comunicação Social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4.6" table:style-name="ce12">
            <text:p>144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214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Músic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14" table:style-name="ce11">
            <text:p>1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6.80000000000001" table:style-name="ce12">
            <text:p>13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668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Gerontologia Social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27">
            <text:p>13</text:p>
          </table:table-cell>
          <table:table-cell office:value-type="float" office:value="125.2" table:style-name="ce12">
            <text:p>125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675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Animação Socioeducativ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1.5" table:style-name="ce12">
            <text:p>12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717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Comunicação Organizacional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40.19999999999999" table:style-name="ce12">
            <text:p>14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731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Desporto e Lazer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2" table:style-name="ce12">
            <text:p>13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774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Língua Gestual Portugues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09" table:style-name="ce12">
            <text:p>10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6.2" table:style-name="ce12">
            <text:p>126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894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Comunicação e Design Multiméd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42" table:style-name="ce12">
            <text:p>14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9898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Arte e Design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1.19999999999999" table:style-name="ce12">
            <text:p>151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2</text:p>
          </table:table-cell>
          <table:table-cell office:value-type="string" table:style-name="ce10">
            <text:p>L095</text:p>
          </table:table-cell>
          <table:table-cell office:value-type="string" table:style-name="ce10">
            <text:p>Instituto Politécnico de Coimbra - Escola Superior de Educação de Coimbra</text:p>
          </table:table-cell>
          <table:table-cell office:value-type="string" table:style-name="ce10">
            <text:p>Gastronom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9.9" table:style-name="ce12">
            <text:p>129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3</text:p>
          </table:table-cell>
          <table:table-cell office:value-type="string" table:style-name="ce10">
            <text:p>8519</text:p>
          </table:table-cell>
          <table:table-cell office:value-type="string" table:style-name="ce10">
            <text:p>Instituto Politécnico de Coimbra - Instituto Superior de Contabilidade e Administração de Coimbra</text:p>
          </table:table-cell>
          <table:table-cell office:value-type="string" table:style-name="ce10">
            <text:p>Secretariado de Direção e Administraç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2" table:style-name="ce12">
            <text:p>13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3</text:p>
          </table:table-cell>
          <table:table-cell office:value-type="string" table:style-name="ce10">
            <text:p>9061</text:p>
          </table:table-cell>
          <table:table-cell office:value-type="string" table:style-name="ce10">
            <text:p>Instituto Politécnico de Coimbra - Instituto Superior de Contabilidade e Administração de Coimbra</text:p>
          </table:table-cell>
          <table:table-cell office:value-type="string" table:style-name="ce10">
            <text:p>Contabilidade e Auditor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3</text:p>
          </table:table-cell>
          <table:table-cell office:value-type="string" table:style-name="ce10">
            <text:p>9152</text:p>
          </table:table-cell>
          <table:table-cell office:value-type="string" table:style-name="ce10">
            <text:p>Instituto Politécnico de Coimbra - Instituto Superior de Contabilidade e Administração de Coimbra</text:p>
          </table:table-cell>
          <table:table-cell office:value-type="string" table:style-name="ce10">
            <text:p>Gestão de Empresas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136.30000000000001" table:style-name="ce12">
            <text:p>136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3</text:p>
          </table:table-cell>
          <table:table-cell office:value-type="string" table:style-name="ce10">
            <text:p>9186</text:p>
          </table:table-cell>
          <table:table-cell office:value-type="string" table:style-name="ce10">
            <text:p>Instituto Politécnico de Coimbra - Instituto Superior de Contabilidade e Administração de Coimbra</text:p>
          </table:table-cell>
          <table:table-cell office:value-type="string" table:style-name="ce10">
            <text:p>Informática de Gest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5.7" table:style-name="ce12">
            <text:p>125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3</text:p>
          </table:table-cell>
          <table:table-cell office:value-type="string" table:style-name="ce10">
            <text:p>9722</text:p>
          </table:table-cell>
          <table:table-cell office:value-type="string" table:style-name="ce10">
            <text:p>Instituto Politécnico de Coimbra - Instituto Superior de Contabilidade e Administração de Coimbra</text:p>
          </table:table-cell>
          <table:table-cell office:value-type="string" table:style-name="ce10">
            <text:p>Contabilidade e Gestão Públ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28.80000000000001" table:style-name="ce12">
            <text:p>12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3</text:p>
          </table:table-cell>
          <table:table-cell office:value-type="string" table:style-name="ce10">
            <text:p>9801</text:p>
          </table:table-cell>
          <table:table-cell office:value-type="string" table:style-name="ce10">
            <text:p>Instituto Politécnico de Coimbra - Instituto Superior de Contabilidade e Administração de Coimbra</text:p>
          </table:table-cell>
          <table:table-cell office:value-type="string" table:style-name="ce10">
            <text:p>Solicitadoria e Administração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3</text:p>
          </table:table-cell>
          <table:table-cell office:value-type="string" table:style-name="ce10">
            <text:p>L023</text:p>
          </table:table-cell>
          <table:table-cell office:value-type="string" table:style-name="ce10">
            <text:p>Instituto Politécnico de Coimbra - Instituto Superior de Contabilidade e Administração de Coimbra</text:p>
          </table:table-cell>
          <table:table-cell office:value-type="string" table:style-name="ce10">
            <text:p>Marketing e Negócios Internacionais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3.69999999999999" table:style-name="ce12">
            <text:p>133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21" table:style-name="ce12">
            <text:p>121,0</text:p>
          </table:table-cell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104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105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Eletromecân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6.9" table:style-name="ce12">
            <text:p>106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109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Eletrotécnica</text:p>
          </table:table-cell>
          <table:table-cell office:value-type="string" table:style-name="ce10">
            <text:p>L1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02.5" table:style-name="ce12">
            <text:p>102,5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7.30000000000001" table:style-name="ce12">
            <text:p>13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16.8" table:style-name="ce12">
            <text:p>11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540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Bioengenharia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5.2" table:style-name="ce12">
            <text:p>115,2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770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Informática (Curso Europeu)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3.4" table:style-name="ce12">
            <text:p>13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884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Eletrotécnica (regime pós-laboral)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9885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Informática (regime pós-laboral)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8.1" table:style-name="ce12">
            <text:p>128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4</text:p>
          </table:table-cell>
          <table:table-cell office:value-type="string" table:style-name="ce10">
            <text:p>L133</text:p>
          </table:table-cell>
          <table:table-cell office:value-type="string" table:style-name="ce10">
            <text:p>Instituto Politécnico de Coimbra - Instituto Superior de Engenharia de Coimbra</text:p>
          </table:table-cell>
          <table:table-cell office:value-type="string" table:style-name="ce10">
            <text:p>Engenharia Biomédica - Bioeletrónica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0.2" table:style-name="ce12">
            <text:p>120,2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5</text:p>
          </table:table-cell>
          <table:table-cell office:value-type="string" table:style-name="ce10">
            <text:p>9058</text:p>
          </table:table-cell>
          <table:table-cell office:value-type="string" table:style-name="ce10">
            <text:p>Instituto Politécnico de Coimbra - Escola Superior de Tecnologia e Gestão de Oliveira do Hospital</text:p>
          </table:table-cell>
          <table:table-cell office:value-type="string" table:style-name="ce10">
            <text:p>Contabilidade e Administração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02.2" table:style-name="ce12">
            <text:p>102,2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5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Coimbra - Escola Superior de Tecnologia e Gestão de Oliveira do Hospital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17.4" table:style-name="ce12">
            <text:p>11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5</text:p>
          </table:table-cell>
          <table:table-cell office:value-type="string" table:style-name="ce10">
            <text:p>L018</text:p>
          </table:table-cell>
          <table:table-cell office:value-type="string" table:style-name="ce10">
            <text:p>Instituto Politécnico de Coimbra - Escola Superior de Tecnologia e Gestão de Oliveira do Hospital</text:p>
          </table:table-cell>
          <table:table-cell office:value-type="string" table:style-name="ce10">
            <text:p>Desenvolvimento Regional e Ordenamento do Território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8.8" table:style-name="ce12">
            <text:p>118,8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65</text:p>
          </table:table-cell>
          <table:table-cell office:value-type="string" table:style-name="ce10">
            <text:p>L126</text:p>
          </table:table-cell>
          <table:table-cell office:value-type="string" table:style-name="ce10">
            <text:p>Instituto Politécnico de Coimbra - Escola Superior de Tecnologia e Gestão de Oliveira do Hospital</text:p>
          </table:table-cell>
          <table:table-cell office:value-type="string" table:style-name="ce10">
            <text:p>Gestão da Bioindústri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05.1" table:style-name="ce12">
            <text:p>105,1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1</text:p>
          </table:table-cell>
          <table:table-cell office:value-type="string" table:style-name="ce10">
            <text:p>8337</text:p>
          </table:table-cell>
          <table:table-cell office:value-type="string" table:style-name="ce10">
            <text:p>Universidade do Algarve - Escola Superior de Educação e Comunicação</text:p>
          </table:table-cell>
          <table:table-cell office:value-type="string" table:style-name="ce10">
            <text:p>Imagem Animad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1.9" table:style-name="ce12">
            <text:p>111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1</text:p>
          </table:table-cell>
          <table:table-cell office:value-type="string" table:style-name="ce10">
            <text:p>9023</text:p>
          </table:table-cell>
          <table:table-cell office:value-type="string" table:style-name="ce10">
            <text:p>Universidade do Algarve - Escola Superior de Educação e Comunicação</text:p>
          </table:table-cell>
          <table:table-cell office:value-type="string" table:style-name="ce10">
            <text:p>Ciências da Comunicaçã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2.69999999999999" table:style-name="ce12">
            <text:p>132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1</text:p>
          </table:table-cell>
          <table:table-cell office:value-type="string" table:style-name="ce10">
            <text:p>9070</text:p>
          </table:table-cell>
          <table:table-cell office:value-type="string" table:style-name="ce10">
            <text:p>Universidade do Algarve - Escola Superior de Educação e Comunicação</text:p>
          </table:table-cell>
          <table:table-cell office:value-type="string" table:style-name="ce10">
            <text:p>Design de Comunicaç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3" table:style-name="ce12">
            <text:p>13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1</text:p>
          </table:table-cell>
          <table:table-cell office:value-type="string" table:style-name="ce10">
            <text:p>9084</text:p>
          </table:table-cell>
          <table:table-cell office:value-type="string" table:style-name="ce10">
            <text:p>Universidade do Algarve - Escola Superior de Educação e Comunicação</text:p>
          </table:table-cell>
          <table:table-cell office:value-type="string" table:style-name="ce10">
            <text:p>Educação Social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95" table:style-name="ce12">
            <text:p>95,0</text:p>
          </table:table-cell>
          <table:table-cell office:value-type="float" office:value="2" table:style-name="ce11">
            <text:p>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1</text:p>
          </table:table-cell>
          <table:table-cell office:value-type="string" table:style-name="ce10">
            <text:p>9563</text:p>
          </table:table-cell>
          <table:table-cell office:value-type="string" table:style-name="ce10">
            <text:p>Universidade do Algarve - Escola Superior de Educação e Comunicação</text:p>
          </table:table-cell>
          <table:table-cell office:value-type="string" table:style-name="ce10">
            <text:p>Desport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2.4" table:style-name="ce12">
            <text:p>122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1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Universidade do Algarve - Escola Superior de Educação e Comunicaçã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8.80000000000001" table:style-name="ce12">
            <text:p>12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1</text:p>
          </table:table-cell>
          <table:table-cell office:value-type="string" table:style-name="ce10">
            <text:p>9879</text:p>
          </table:table-cell>
          <table:table-cell office:value-type="string" table:style-name="ce10">
            <text:p>Universidade do Algarve - Escola Superior de Educação e Comunicação</text:p>
          </table:table-cell>
          <table:table-cell office:value-type="string" table:style-name="ce10">
            <text:p>Educação Social (regime pós-laboral)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01" table:style-name="ce12">
            <text:p>101,0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2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o Algarve - Escola Superior de Gestão, Hotelaria e Turism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23.2" table:style-name="ce12">
            <text:p>12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2</text:p>
          </table:table-cell>
          <table:table-cell office:value-type="string" table:style-name="ce10">
            <text:p>9148</text:p>
          </table:table-cell>
          <table:table-cell office:value-type="string" table:style-name="ce10">
            <text:p>Universidade do Algarve - Escola Superior de Gestão, Hotelaria e Turismo</text:p>
          </table:table-cell>
          <table:table-cell office:value-type="string" table:style-name="ce10">
            <text:p>Gestão (regime noturno)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0.6" table:style-name="ce12">
            <text:p>110,6</text:p>
          </table:table-cell>
          <table:table-cell office:value-type="float" office:value="12" table:style-name="ce11">
            <text:p>1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2</text:p>
          </table:table-cell>
          <table:table-cell office:value-type="string" table:style-name="ce10">
            <text:p>9173</text:p>
          </table:table-cell>
          <table:table-cell office:value-type="string" table:style-name="ce10">
            <text:p>Universidade do Algarve - Escola Superior de Gestão, Hotelaria e Turismo</text:p>
          </table:table-cell>
          <table:table-cell office:value-type="string" table:style-name="ce10">
            <text:p>Gestão Hoteleir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5" table:style-name="ce12">
            <text:p>12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2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Universidade do Algarve - Escola Superior de Gestão, Hotelaria e Turismo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1.4" table:style-name="ce12">
            <text:p>121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2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Universidade do Algarve - Escola Superior de Gestão, Hotelaria e Turismo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5.30000000000001" table:style-name="ce12">
            <text:p>135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3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Universidade do Algarve - Instituto Superior de Engenharia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8" table:style-name="ce11">
            <text:p>2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3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Universidade do Algarve - Instituto Superior de Engenharia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12.4" table:style-name="ce12">
            <text:p>112,4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3</text:p>
          </table:table-cell>
          <table:table-cell office:value-type="string" table:style-name="ce10">
            <text:p>9503</text:p>
          </table:table-cell>
          <table:table-cell office:value-type="string" table:style-name="ce10">
            <text:p>Universidade do Algarve - Instituto Superior de Engenharia</text:p>
          </table:table-cell>
          <table:table-cell office:value-type="string" table:style-name="ce10">
            <text:p>Engenharia Elétrica e Eletrónica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1" table:style-name="ce12">
            <text:p>111,0</text:p>
          </table:table-cell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3</text:p>
          </table:table-cell>
          <table:table-cell office:value-type="string" table:style-name="ce10">
            <text:p>L028</text:p>
          </table:table-cell>
          <table:table-cell office:value-type="string" table:style-name="ce10">
            <text:p>Universidade do Algarve - Instituto Superior de Engenharia</text:p>
          </table:table-cell>
          <table:table-cell office:value-type="string" table:style-name="ce10">
            <text:p>Tecnologia e Segurança Alimentar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01.3" table:style-name="ce12">
            <text:p>101,3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7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Universidade do Algarve - Escola Superior de Gestão, Hotelaria e Turismo (Portimão)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4.5" table:style-name="ce12">
            <text:p>12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7</text:p>
          </table:table-cell>
          <table:table-cell office:value-type="string" table:style-name="ce10">
            <text:p>9148</text:p>
          </table:table-cell>
          <table:table-cell office:value-type="string" table:style-name="ce10">
            <text:p>Universidade do Algarve - Escola Superior de Gestão, Hotelaria e Turismo (Portimão)</text:p>
          </table:table-cell>
          <table:table-cell office:value-type="string" table:style-name="ce10">
            <text:p>Gestão (regime noturno)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02.8" table:style-name="ce12">
            <text:p>102,8</text:p>
          </table:table-cell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87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Universidade do Algarve - Escola Superior de Gestão, Hotelaria e Turismo (Portimão)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0.5" table:style-name="ce12">
            <text:p>12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1</text:p>
          </table:table-cell>
          <table:table-cell office:value-type="string" table:style-name="ce10">
            <text:p>8339</text:p>
          </table:table-cell>
          <table:table-cell office:value-type="string" table:style-name="ce10">
            <text:p>Instituto Politécnico da Guarda - Escola Superior de Educação, Comunicação e Desporto</text:p>
          </table:table-cell>
          <table:table-cell office:value-type="string" table:style-name="ce10">
            <text:p>Comunicação Multimédia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03.9" table:style-name="ce12">
            <text:p>103,9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1</text:p>
          </table:table-cell>
          <table:table-cell office:value-type="string" table:style-name="ce10">
            <text:p>9005</text:p>
          </table:table-cell>
          <table:table-cell office:value-type="string" table:style-name="ce10">
            <text:p>Instituto Politécnico da Guarda - Escola Superior de Educação, Comunicação e Desporto</text:p>
          </table:table-cell>
          <table:table-cell office:value-type="string" table:style-name="ce10">
            <text:p>Animação Sociocultural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0.2" table:style-name="ce12">
            <text:p>110,2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1</text:p>
          </table:table-cell>
          <table:table-cell office:value-type="string" table:style-name="ce10">
            <text:p>9563</text:p>
          </table:table-cell>
          <table:table-cell office:value-type="string" table:style-name="ce10">
            <text:p>Instituto Politécnico da Guarda - Escola Superior de Educação, Comunicação e Desporto</text:p>
          </table:table-cell>
          <table:table-cell office:value-type="string" table:style-name="ce10">
            <text:p>Desporto</text:p>
          </table:table-cell>
          <table:table-cell office:value-type="string" table:style-name="ce10">
            <text:p>L1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3" table:style-name="ce27">
            <text:p>33</text:p>
          </table:table-cell>
          <table:table-cell office:value-type="float" office:value="98" table:style-name="ce12">
            <text:p>98,0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1</text:p>
          </table:table-cell>
          <table:table-cell office:value-type="string" table:style-name="ce10">
            <text:p>9652</text:p>
          </table:table-cell>
          <table:table-cell office:value-type="string" table:style-name="ce10">
            <text:p>Instituto Politécnico da Guarda - Escola Superior de Educação, Comunicação e Desporto</text:p>
          </table:table-cell>
          <table:table-cell office:value-type="string" table:style-name="ce10">
            <text:p>Comunicação e Relações Públicas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03.9" table:style-name="ce12">
            <text:p>103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1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a Guarda - Escola Superior de Educação, Comunicação e Desport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2.6" table:style-name="ce12">
            <text:p>112,6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056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Contabilidade</text:p>
          </table:table-cell>
          <table:table-cell office:value-type="string" table:style-name="ce10">
            <text:p>L1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0" table:style-name="ce12">
            <text:p>110,0</text:p>
          </table:table-cell>
          <table:table-cell office:value-type="float" office:value="27" table:style-name="ce11">
            <text:p>2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072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Design de Equipamento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5.5" table:style-name="ce12">
            <text:p>115,5</text:p>
          </table:table-cell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100.9" table:style-name="ce12">
            <text:p>100,9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128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Engenharia Topográfica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07.4" table:style-name="ce12">
            <text:p>10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157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Gestão de Recursos Humanos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95" table:style-name="ce12">
            <text:p>95,0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09.1" table:style-name="ce12">
            <text:p>109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2</text:p>
          </table:table-cell>
          <table:table-cell office:value-type="string" table:style-name="ce10">
            <text:p>9855</text:p>
          </table:table-cell>
          <table:table-cell office:value-type="string" table:style-name="ce10">
            <text:p>Instituto Politécnico da Guarda - Escola Superior de Tecnologia e Gestão</text:p>
          </table:table-cell>
          <table:table-cell office:value-type="string" table:style-name="ce10">
            <text:p>Energia e Ambiente</text:p>
          </table:table-cell>
          <table:table-cell office:value-type="string" table:style-name="ce10">
            <text:p>L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5.5" table:style-name="ce12">
            <text:p>115,5</text:p>
          </table:table-cell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5</text:p>
          </table:table-cell>
          <table:table-cell office:value-type="string" table:style-name="ce10">
            <text:p>9173</text:p>
          </table:table-cell>
          <table:table-cell office:value-type="string" table:style-name="ce10">
            <text:p>Instituto Politécnico da Guarda - Escola Superior de Turismo e Hotelaria</text:p>
          </table:table-cell>
          <table:table-cell office:value-type="string" table:style-name="ce10">
            <text:p>Gestão Hoteleira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3.8" table:style-name="ce12">
            <text:p>103,8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5</text:p>
          </table:table-cell>
          <table:table-cell office:value-type="string" table:style-name="ce10">
            <text:p>9255</text:p>
          </table:table-cell>
          <table:table-cell office:value-type="string" table:style-name="ce10">
            <text:p>Instituto Politécnico da Guarda - Escola Superior de Turismo e Hotelaria</text:p>
          </table:table-cell>
          <table:table-cell office:value-type="string" table:style-name="ce10">
            <text:p>Turismo e Lazer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03.9" table:style-name="ce12">
            <text:p>103,9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095</text:p>
          </table:table-cell>
          <table:table-cell office:value-type="string" table:style-name="ce10">
            <text:p>9484</text:p>
          </table:table-cell>
          <table:table-cell office:value-type="string" table:style-name="ce10">
            <text:p>Instituto Politécnico da Guarda - Escola Superior de Turismo e Hotelaria</text:p>
          </table:table-cell>
          <table:table-cell office:value-type="string" table:style-name="ce10">
            <text:p>Restauração e Catering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3.3" table:style-name="ce12">
            <text:p>113,3</text:p>
          </table:table-cell>
          <table:table-cell office:value-type="float" office:value="19" table:style-name="ce11">
            <text:p>1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8014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Serviço Social (regime pós-laboral)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0.8" table:style-name="ce12">
            <text:p>110,8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8132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Desporto e Bem-Estar (regime pós-laboral)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2.5" table:style-name="ce12">
            <text:p>102,5</text:p>
          </table:table-cell>
          <table:table-cell office:value-type="float" office:value="14" table:style-name="ce11">
            <text:p>1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8476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Relações Humanas e Comunicação Organizacional (reg. de ensino a distância)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08.9" table:style-name="ce12">
            <text:p>108,9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9084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Educação Social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4.7" table:style-name="ce12">
            <text:p>114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6.7" table:style-name="ce12">
            <text:p>126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9492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Tradução e Interpretação: Português/Chinês - Chinês/Portuguê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9.9" table:style-name="ce12">
            <text:p>129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9797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Relações Humanas e Comunicação Organizacional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40.19999999999999" table:style-name="ce12">
            <text:p>14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9851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Desporto e Bem-Estar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4.3" table:style-name="ce12">
            <text:p>12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5" table:style-name="ce27">
            <text:p>25</text:p>
          </table:table-cell>
          <table:table-cell office:value-type="float" office:value="112.8" table:style-name="ce12">
            <text:p>11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1</text:p>
          </table:table-cell>
          <table:table-cell office:value-type="string" table:style-name="ce10">
            <text:p>L099</text:p>
          </table:table-cell>
          <table:table-cell office:value-type="string" table:style-name="ce10">
            <text:p>Instituto Politécnico de Leiria - Escola Superior de Educação e Ciências Sociais</text:p>
          </table:table-cell>
          <table:table-cell office:value-type="string" table:style-name="ce10">
            <text:p>Comunicação e Medi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0.69999999999999" table:style-name="ce12">
            <text:p>130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8015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Solicitadoria (regime pós-laboral)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02.8" table:style-name="ce12">
            <text:p>10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002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Administração Públ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4.8" table:style-name="ce12">
            <text:p>12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104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10.8" table:style-name="ce12">
            <text:p>110,8</text:p>
          </table:table-cell>
          <table:table-cell office:value-type="float" office:value="4" table:style-name="ce11">
            <text:p>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112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11.8" table:style-name="ce12">
            <text:p>111,8</text:p>
          </table:table-cell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7.30000000000001" table:style-name="ce12">
            <text:p>137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13" table:style-name="ce12">
            <text:p>11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141.6" table:style-name="ce12">
            <text:p>141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6.6" table:style-name="ce12">
            <text:p>13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242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Solicitador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29.6" table:style-name="ce12">
            <text:p>129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627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Contabilidade e Finanças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8.69999999999999" table:style-name="ce12">
            <text:p>128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648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da Energia e do Ambiente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06" table:style-name="ce12">
            <text:p>106,0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690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Biomecânic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7.9" table:style-name="ce12">
            <text:p>107,9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741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Automóvel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06.8" table:style-name="ce12">
            <text:p>106,8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871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Contabilidade e Finanças (regime pós-laboral)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5" table:style-name="ce12">
            <text:p>105,0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885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Informática (regime pós-laboral)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8" table:style-name="ce27">
            <text:p>28</text:p>
          </table:table-cell>
          <table:table-cell office:value-type="float" office:value="116.4" table:style-name="ce12">
            <text:p>116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886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Mecânica (regime pós-laboral)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0.7" table:style-name="ce12">
            <text:p>110,7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9991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Gestão (regime pós-laboral)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16.2" table:style-name="ce12">
            <text:p>116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L055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Jogos Digitais e Multiméd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32" table:style-name="ce12">
            <text:p>13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2</text:p>
          </table:table-cell>
          <table:table-cell office:value-type="string" table:style-name="ce10">
            <text:p>L104</text:p>
          </table:table-cell>
          <table:table-cell office:value-type="string" table:style-name="ce10">
            <text:p>Instituto Politécnico de Leiria - Escola Superior de Tecnologia e Gestão</text:p>
          </table:table-cell>
          <table:table-cell office:value-type="string" table:style-name="ce10">
            <text:p>Engenharia Eletrotécnica e de Computadores (regime pós-laboral)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8126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Design Gráfico e Multimédia (regime pós-laboral)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135.80000000000001" table:style-name="ce12">
            <text:p>135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8525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Design de Produto - Cerâmica e Vidr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109" table:style-name="ce12">
            <text:p>10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9007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Artes Plásticas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14.5" table:style-name="ce12">
            <text:p>11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9074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Design Industrial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1.1" table:style-name="ce12">
            <text:p>131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9243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Teatr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6.5" table:style-name="ce12">
            <text:p>12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9457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Som e Imagem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29.5" table:style-name="ce12">
            <text:p>12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9723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Design de Ambientes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4.8" table:style-name="ce12">
            <text:p>11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9729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Design Gráfico e Multiméd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0.9" table:style-name="ce12">
            <text:p>150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3</text:p>
          </table:table-cell>
          <table:table-cell office:value-type="string" table:style-name="ce10">
            <text:p>L127</text:p>
          </table:table-cell>
          <table:table-cell office:value-type="string" table:style-name="ce10">
            <text:p>Instituto Politécnico de Leiria - Escola Superior de Artes e Design das Caldas da Rainha</text:p>
          </table:table-cell>
          <table:table-cell office:value-type="string" table:style-name="ce10">
            <text:p>Programação e Produção Cultural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19.1" table:style-name="ce12">
            <text:p>119,1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5</text:p>
          </table:table-cell>
          <table:table-cell office:value-type="string" table:style-name="ce10">
            <text:p>8514</text:p>
          </table:table-cell>
          <table:table-cell office:value-type="string" table:style-name="ce10">
            <text:p>Instituto Politécnico de Leiria - Escola Superior de Turismo e Tecnologia do Mar de Peniche</text:p>
          </table:table-cell>
          <table:table-cell office:value-type="string" table:style-name="ce10">
            <text:p>Gestão de Eventos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17.8" table:style-name="ce12">
            <text:p>117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5</text:p>
          </table:table-cell>
          <table:table-cell office:value-type="string" table:style-name="ce10">
            <text:p>9014</text:p>
          </table:table-cell>
          <table:table-cell office:value-type="string" table:style-name="ce10">
            <text:p>Instituto Politécnico de Leiria - Escola Superior de Turismo e Tecnologia do Mar de Peniche</text:p>
          </table:table-cell>
          <table:table-cell office:value-type="string" table:style-name="ce10">
            <text:p>Biologia Marinha e Biotecnologia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03.2" table:style-name="ce12">
            <text:p>103,2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5</text:p>
          </table:table-cell>
          <table:table-cell office:value-type="string" table:style-name="ce10">
            <text:p>9016</text:p>
          </table:table-cell>
          <table:table-cell office:value-type="string" table:style-name="ce10">
            <text:p>Instituto Politécnico de Leiria - Escola Superior de Turismo e Tecnologia do Mar de Peniche</text:p>
          </table:table-cell>
          <table:table-cell office:value-type="string" table:style-name="ce10">
            <text:p>Biotecnologia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6.1" table:style-name="ce12">
            <text:p>116,1</text:p>
          </table:table-cell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5</text:p>
          </table:table-cell>
          <table:table-cell office:value-type="string" table:style-name="ce10">
            <text:p>9178</text:p>
          </table:table-cell>
          <table:table-cell office:value-type="string" table:style-name="ce10">
            <text:p>Instituto Politécnico de Leiria - Escola Superior de Turismo e Tecnologia do Mar de Peniche</text:p>
          </table:table-cell>
          <table:table-cell office:value-type="string" table:style-name="ce10">
            <text:p>Gestão Turística e Hoteleir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21.9" table:style-name="ce12">
            <text:p>121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5</text:p>
          </table:table-cell>
          <table:table-cell office:value-type="string" table:style-name="ce10">
            <text:p>9207</text:p>
          </table:table-cell>
          <table:table-cell office:value-type="string" table:style-name="ce10">
            <text:p>Instituto Politécnico de Leiria - Escola Superior de Turismo e Tecnologia do Mar de Peniche</text:p>
          </table:table-cell>
          <table:table-cell office:value-type="string" table:style-name="ce10">
            <text:p>Marketing Turístic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1.1" table:style-name="ce12">
            <text:p>121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5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Instituto Politécnico de Leiria - Escola Superior de Turismo e Tecnologia do Mar de Peniche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6.9" table:style-name="ce12">
            <text:p>126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5</text:p>
          </table:table-cell>
          <table:table-cell office:value-type="string" table:style-name="ce10">
            <text:p>9484</text:p>
          </table:table-cell>
          <table:table-cell office:value-type="string" table:style-name="ce10">
            <text:p>Instituto Politécnico de Leiria - Escola Superior de Turismo e Tecnologia do Mar de Peniche</text:p>
          </table:table-cell>
          <table:table-cell office:value-type="string" table:style-name="ce10">
            <text:p>Restauração e Catering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7.3" table:style-name="ce12">
            <text:p>107,3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05</text:p>
          </table:table-cell>
          <table:table-cell office:value-type="string" table:style-name="ce10">
            <text:p>9848</text:p>
          </table:table-cell>
          <table:table-cell office:value-type="string" table:style-name="ce10">
            <text:p>Instituto Politécnico de Leiria - Escola Superior de Turismo e Tecnologia do Mar de Peniche</text:p>
          </table:table-cell>
          <table:table-cell office:value-type="string" table:style-name="ce10">
            <text:p>Animação Turístic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0.8" table:style-name="ce12">
            <text:p>120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2</text:p>
          </table:table-cell>
          <table:table-cell office:value-type="string" table:style-name="ce10">
            <text:p>8307</text:p>
          </table:table-cell>
          <table:table-cell office:value-type="string" table:style-name="ce10">
            <text:p>Instituto Politécnico de Lisboa - Escola Superior de Educação de Lisboa</text:p>
          </table:table-cell>
          <table:table-cell office:value-type="string" table:style-name="ce10">
            <text:p>Artes Visuais e Tecnologias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43.5" table:style-name="ce12">
            <text:p>14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2</text:p>
          </table:table-cell>
          <table:table-cell office:value-type="string" table:style-name="ce10">
            <text:p>9005</text:p>
          </table:table-cell>
          <table:table-cell office:value-type="string" table:style-name="ce10">
            <text:p>Instituto Politécnico de Lisboa - Escola Superior de Educação de Lisboa</text:p>
          </table:table-cell>
          <table:table-cell office:value-type="string" table:style-name="ce10">
            <text:p>Animação Sociocultural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4.5" table:style-name="ce12">
            <text:p>12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2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Lisboa - Escola Superior de Educação de Lisboa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6" table:style-name="ce12">
            <text:p>12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2</text:p>
          </table:table-cell>
          <table:table-cell office:value-type="string" table:style-name="ce10">
            <text:p>9876</text:p>
          </table:table-cell>
          <table:table-cell office:value-type="string" table:style-name="ce10">
            <text:p>Instituto Politécnico de Lisboa - Escola Superior de Educação de Lisboa</text:p>
          </table:table-cell>
          <table:table-cell office:value-type="string" table:style-name="ce10">
            <text:p>Educação Básica (regime pós-laboral)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9.5" table:style-name="ce12">
            <text:p>12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2</text:p>
          </table:table-cell>
          <table:table-cell office:value-type="string" table:style-name="ce10">
            <text:p>L134</text:p>
          </table:table-cell>
          <table:table-cell office:value-type="string" table:style-name="ce10">
            <text:p>Instituto Politécnico de Lisboa - Escola Superior de Educação de Lisboa</text:p>
          </table:table-cell>
          <table:table-cell office:value-type="string" table:style-name="ce10">
            <text:p>Mediação Artística e Cultural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27">
            <text:p>14</text:p>
          </table:table-cell>
          <table:table-cell office:value-type="float" office:value="117" table:style-name="ce12">
            <text:p>11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3</text:p>
          </table:table-cell>
          <table:table-cell office:value-type="string" table:style-name="ce10">
            <text:p>8438</text:p>
          </table:table-cell>
          <table:table-cell office:value-type="string" table:style-name="ce10">
            <text:p>Instituto Politécnico de Lisboa - Escola Superior de Comunicação Social</text:p>
          </table:table-cell>
          <table:table-cell office:value-type="string" table:style-name="ce10">
            <text:p>Relações Públicas e Comunicação Empresarial (regime pós-laboral)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4" table:style-name="ce12">
            <text:p>14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3</text:p>
          </table:table-cell>
          <table:table-cell office:value-type="string" table:style-name="ce10">
            <text:p>8439</text:p>
          </table:table-cell>
          <table:table-cell office:value-type="string" table:style-name="ce10">
            <text:p>Instituto Politécnico de Lisboa - Escola Superior de Comunicação Social</text:p>
          </table:table-cell>
          <table:table-cell office:value-type="string" table:style-name="ce10">
            <text:p>Publicidade e Marketing (regime pós-laboral)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52" table:style-name="ce12">
            <text:p>15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3</text:p>
          </table:table-cell>
          <table:table-cell office:value-type="string" table:style-name="ce10">
            <text:p>9010</text:p>
          </table:table-cell>
          <table:table-cell office:value-type="string" table:style-name="ce10">
            <text:p>Instituto Politécnico de Lisboa - Escola Superior de Comunicação Social</text:p>
          </table:table-cell>
          <table:table-cell office:value-type="string" table:style-name="ce10">
            <text:p>Audiovisual e Multiméd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56" table:style-name="ce12">
            <text:p>15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3</text:p>
          </table:table-cell>
          <table:table-cell office:value-type="string" table:style-name="ce10">
            <text:p>9191</text:p>
          </table:table-cell>
          <table:table-cell office:value-type="string" table:style-name="ce10">
            <text:p>Instituto Politécnico de Lisboa - Escola Superior de Comunicação Social</text:p>
          </table:table-cell>
          <table:table-cell office:value-type="string" table:style-name="ce10">
            <text:p>Jornalismo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51.5" table:style-name="ce12">
            <text:p>15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3</text:p>
          </table:table-cell>
          <table:table-cell office:value-type="string" table:style-name="ce10">
            <text:p>9222</text:p>
          </table:table-cell>
          <table:table-cell office:value-type="string" table:style-name="ce10">
            <text:p>Instituto Politécnico de Lisboa - Escola Superior de Comunicação Social</text:p>
          </table:table-cell>
          <table:table-cell office:value-type="string" table:style-name="ce10">
            <text:p>Publicidade e Marketing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6.5" table:style-name="ce12">
            <text:p>15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3</text:p>
          </table:table-cell>
          <table:table-cell office:value-type="string" table:style-name="ce10">
            <text:p>9231</text:p>
          </table:table-cell>
          <table:table-cell office:value-type="string" table:style-name="ce10">
            <text:p>Instituto Politécnico de Lisboa - Escola Superior de Comunicação Social</text:p>
          </table:table-cell>
          <table:table-cell office:value-type="string" table:style-name="ce10">
            <text:p>Relações Públicas e Comunicação Empresarial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51" table:style-name="ce12">
            <text:p>15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8015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Solicitadoria (regime pós-laboral)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9058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Contabilidade e Administraçã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49.6" table:style-name="ce12">
            <text:p>149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35" table:style-name="ce27">
            <text:p>35</text:p>
          </table:table-cell>
          <table:table-cell office:value-type="float" office:value="150.6" table:style-name="ce12">
            <text:p>15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9242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Solicitador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42" table:style-name="ce12">
            <text:p>14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9476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Finanças Empresariai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50.1" table:style-name="ce12">
            <text:p>150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9870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Contabilidade e Administração (regime pós-laboral)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3.5" table:style-name="ce12">
            <text:p>14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9889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Finanças Empresariais (regime pós-laboral)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3.5" table:style-name="ce12">
            <text:p>14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9991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Gestão (regime pós-laboral)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20" table:style-name="ce27">
            <text:p>20</text:p>
          </table:table-cell>
          <table:table-cell office:value-type="float" office:value="145.69999999999999" table:style-name="ce12">
            <text:p>145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7</text:p>
          </table:table-cell>
          <table:table-cell office:value-type="string" table:style-name="ce10">
            <text:p>L035</text:p>
          </table:table-cell>
          <table:table-cell office:value-type="string" table:style-name="ce10">
            <text:p>Instituto Politécnico de Lisboa - Instituto Superior de Contabilidade e Administração de Lisboa</text:p>
          </table:table-cell>
          <table:table-cell office:value-type="string" table:style-name="ce10">
            <text:p>Comércio e Negócios Internacionais (regime pós-laboral)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35.5" table:style-name="ce12">
            <text:p>13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50" table:style-name="ce11">
            <text:p>5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09.5" table:style-name="ce12">
            <text:p>109,5</text:p>
          </table:table-cell>
          <table:table-cell office:value-type="float" office:value="39" table:style-name="ce11">
            <text:p>3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9108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Engenharia Eletrónica e Telecomunicações e de Computadores</text:p>
          </table:table-cell>
          <table:table-cell office:value-type="string" table:style-name="ce10">
            <text:p>L1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0" table:style-name="ce27">
            <text:p>50</text:p>
          </table:table-cell>
          <table:table-cell office:value-type="float" office:value="128.1" table:style-name="ce12">
            <text:p>128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9109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Engenharia Eletrotécnica</text:p>
          </table:table-cell>
          <table:table-cell office:value-type="string" table:style-name="ce10">
            <text:p>L1</text:p>
          </table:table-cell>
          <table:table-cell office:value-type="float" office:value="58" table:style-name="ce11">
            <text:p>5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47" table:style-name="ce27">
            <text:p>47</text:p>
          </table:table-cell>
          <table:table-cell office:value-type="float" office:value="106" table:style-name="ce12">
            <text:p>106,0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9121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Engenharia Informática e de Computadores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45" table:style-name="ce12">
            <text:p>14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51" table:style-name="ce11">
            <text:p>5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54" table:style-name="ce27">
            <text:p>54</text:p>
          </table:table-cell>
          <table:table-cell office:value-type="float" office:value="118.1" table:style-name="ce12">
            <text:p>118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9126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Engenharia Química e Biológica</text:p>
          </table:table-cell>
          <table:table-cell office:value-type="string" table:style-name="ce10">
            <text:p>L1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15.7" table:style-name="ce12">
            <text:p>115,7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L052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Engenharia Informática e Multiméd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1.5" table:style-name="ce12">
            <text:p>14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L085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Tecnologias e Gestão Municipal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23.6" table:style-name="ce12">
            <text:p>123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L117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Matemática Aplicada à Tecnologia e à Empres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4.4" table:style-name="ce12">
            <text:p>134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18</text:p>
          </table:table-cell>
          <table:table-cell office:value-type="string" table:style-name="ce10">
            <text:p>L119</text:p>
          </table:table-cell>
          <table:table-cell office:value-type="string" table:style-name="ce10">
            <text:p>Instituto Politécnico de Lisboa - Instituto Superior de Engenharia de Lisboa</text:p>
          </table:table-cell>
          <table:table-cell office:value-type="string" table:style-name="ce10">
            <text:p>Engenharia Informática, Redes e Telecomunicaçõe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4.4" table:style-name="ce12">
            <text:p>144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1</text:p>
          </table:table-cell>
          <table:table-cell office:value-type="string" table:style-name="ce10">
            <text:p>8014</text:p>
          </table:table-cell>
          <table:table-cell office:value-type="string" table:style-name="ce10">
            <text:p>Instituto Politécnico de Portalegre - Escola Superior de Educação e Ciências Sociais</text:p>
          </table:table-cell>
          <table:table-cell office:value-type="string" table:style-name="ce10">
            <text:p>Serviço Social (regime pós-laboral)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4.7" table:style-name="ce12">
            <text:p>114,7</text:p>
          </table:table-cell>
          <table:table-cell office:value-type="float" office:value="19" table:style-name="ce11">
            <text:p>1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1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Instituto Politécnico de Portalegre - Escola Superior de Educação e Ciências Sociais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27">
            <text:p>14</text:p>
          </table:table-cell>
          <table:table-cell office:value-type="float" office:value="114.9" table:style-name="ce12">
            <text:p>114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1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Instituto Politécnico de Portalegre - Escola Superior de Educação e Ciências Sociais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09.4" table:style-name="ce12">
            <text:p>10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1</text:p>
          </table:table-cell>
          <table:table-cell office:value-type="string" table:style-name="ce10">
            <text:p>9773</text:p>
          </table:table-cell>
          <table:table-cell office:value-type="string" table:style-name="ce10">
            <text:p>Instituto Politécnico de Portalegre - Escola Superior de Educação e Ciências Sociais</text:p>
          </table:table-cell>
          <table:table-cell office:value-type="string" table:style-name="ce10">
            <text:p>Jornalismo e Comunicaçã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4" table:style-name="ce12">
            <text:p>12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1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Portalegre - Escola Superior de Educação e Ciências Sociais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98" table:style-name="ce12">
            <text:p>98,0</text:p>
          </table:table-cell>
          <table:table-cell office:value-type="float" office:value="4" table:style-name="ce11">
            <text:p>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2</text:p>
          </table:table-cell>
          <table:table-cell office:value-type="string" table:style-name="ce10">
            <text:p>9070</text:p>
          </table:table-cell>
          <table:table-cell office:value-type="string" table:style-name="ce10">
            <text:p>Instituto Politécnico de Portalegre - Escola Superior de Tecnologia e Gestão</text:p>
          </table:table-cell>
          <table:table-cell office:value-type="string" table:style-name="ce10">
            <text:p>Design de Comunicação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09" table:style-name="ce12">
            <text:p>109,0</text:p>
          </table:table-cell>
          <table:table-cell office:value-type="float" office:value="14" table:style-name="ce11">
            <text:p>1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2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Portalegre - Escola Superior de Tecnologia e Gestã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4.7" table:style-name="ce12">
            <text:p>114,7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2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Instituto Politécnico de Portalegre - Escola Superior de Tecnologia e Gestã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95" table:style-name="ce12">
            <text:p>95,0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2</text:p>
          </table:table-cell>
          <table:table-cell office:value-type="string" table:style-name="ce10">
            <text:p>9469</text:p>
          </table:table-cell>
          <table:table-cell office:value-type="string" table:style-name="ce10">
            <text:p>Instituto Politécnico de Portalegre - Escola Superior de Tecnologia e Gestão</text:p>
          </table:table-cell>
          <table:table-cell office:value-type="string" table:style-name="ce10">
            <text:p>Design e Animação Multiméd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0" table:style-name="ce12">
            <text:p>13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2</text:p>
          </table:table-cell>
          <table:table-cell office:value-type="string" table:style-name="ce10">
            <text:p>9670</text:p>
          </table:table-cell>
          <table:table-cell office:value-type="string" table:style-name="ce10">
            <text:p>Instituto Politécnico de Portalegre - Escola Superior de Tecnologia e Gestão</text:p>
          </table:table-cell>
          <table:table-cell office:value-type="string" table:style-name="ce10">
            <text:p>Administração de Publicidade e Marketing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27">
            <text:p>14</text:p>
          </table:table-cell>
          <table:table-cell office:value-type="float" office:value="109.1" table:style-name="ce12">
            <text:p>109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2</text:p>
          </table:table-cell>
          <table:table-cell office:value-type="string" table:style-name="ce10">
            <text:p>9991</text:p>
          </table:table-cell>
          <table:table-cell office:value-type="string" table:style-name="ce10">
            <text:p>Instituto Politécnico de Portalegre - Escola Superior de Tecnologia e Gestão</text:p>
          </table:table-cell>
          <table:table-cell office:value-type="string" table:style-name="ce10">
            <text:p>Gestão (regime pós-laboral)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7.3" table:style-name="ce12">
            <text:p>127,3</text:p>
          </table:table-cell>
          <table:table-cell office:value-type="float" office:value="26" table:style-name="ce11">
            <text:p>2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2</text:p>
          </table:table-cell>
          <table:table-cell office:value-type="string" table:style-name="ce10">
            <text:p>L033</text:p>
          </table:table-cell>
          <table:table-cell office:value-type="string" table:style-name="ce10">
            <text:p>Instituto Politécnico de Portalegre - Escola Superior de Tecnologia e Gestão</text:p>
          </table:table-cell>
          <table:table-cell office:value-type="string" table:style-name="ce10">
            <text:p>Tecnologias de Produção de Biocombustíveis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3</text:p>
          </table:table-cell>
          <table:table-cell office:value-type="string" table:style-name="ce10">
            <text:p>9003</text:p>
          </table:table-cell>
          <table:table-cell office:value-type="string" table:style-name="ce10">
            <text:p>Instituto Politécnico de Portalegre - Escola Superior Agrária</text:p>
          </table:table-cell>
          <table:table-cell office:value-type="string" table:style-name="ce10">
            <text:p>Agronomia</text:p>
          </table:table-cell>
          <table:table-cell office:value-type="string" table:style-name="ce10">
            <text:p>L1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3.2" table:style-name="ce12">
            <text:p>113,2</text:p>
          </table:table-cell>
          <table:table-cell office:value-type="float" office:value="34" table:style-name="ce11">
            <text:p>3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3</text:p>
          </table:table-cell>
          <table:table-cell office:value-type="string" table:style-name="ce10">
            <text:p>9085</text:p>
          </table:table-cell>
          <table:table-cell office:value-type="string" table:style-name="ce10">
            <text:p>Instituto Politécnico de Portalegre - Escola Superior Agrária</text:p>
          </table:table-cell>
          <table:table-cell office:value-type="string" table:style-name="ce10">
            <text:p>Enfermagem Veterinária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97.1" table:style-name="ce12">
            <text:p>97,1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23</text:p>
          </table:table-cell>
          <table:table-cell office:value-type="string" table:style-name="ce10">
            <text:p>9130</text:p>
          </table:table-cell>
          <table:table-cell office:value-type="string" table:style-name="ce10">
            <text:p>Instituto Politécnico de Portalegre - Escola Superior Agrária</text:p>
          </table:table-cell>
          <table:table-cell office:value-type="string" table:style-name="ce10">
            <text:p>Equinicultur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20.9" table:style-name="ce12">
            <text:p>120,9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8002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Línguas e Culturas Estrangeiras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0.9" table:style-name="ce12">
            <text:p>150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8096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Gestão do Património (regime pós-laboral)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121" table:style-name="ce12">
            <text:p>12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8264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Artes Visuais e Tecnologias Artística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51" table:style-name="ce12">
            <text:p>15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9084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Educação Social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9707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Ciências do Desport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46.30000000000001" table:style-name="ce12">
            <text:p>146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9767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Gestão do Património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3.19999999999999" table:style-name="ce12">
            <text:p>13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9807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Tradução e Interpretação em Língua Gestual Portugues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9" table:style-name="ce12">
            <text:p>13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1.4" table:style-name="ce12">
            <text:p>141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9878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Educação Musical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4.8" table:style-name="ce12">
            <text:p>114,8</text:p>
          </table:table-cell>
          <table:table-cell office:value-type="float" office:value="4" table:style-name="ce11">
            <text:p>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1</text:p>
          </table:table-cell>
          <table:table-cell office:value-type="string" table:style-name="ce10">
            <text:p>9879</text:p>
          </table:table-cell>
          <table:table-cell office:value-type="string" table:style-name="ce10">
            <text:p>Instituto Politécnico do Porto - Escola Superior de Educação</text:p>
          </table:table-cell>
          <table:table-cell office:value-type="string" table:style-name="ce10">
            <text:p>Educação Social (regime pós-laboral)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4.9" table:style-name="ce12">
            <text:p>134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8005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Marketing (regime pós-laboral)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27">
            <text:p>8</text:p>
          </table:table-cell>
          <table:table-cell office:value-type="float" office:value="140.6" table:style-name="ce12">
            <text:p>14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009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Assessoria e Tradução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3.19999999999999" table:style-name="ce12">
            <text:p>15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043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Ciências e Tecnologias da Documentação e Informa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6.69999999999999" table:style-name="ce12">
            <text:p>136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053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Comunicação Empresarial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57.1" table:style-name="ce12">
            <text:p>157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058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Contabilidade e Administração</text:p>
          </table:table-cell>
          <table:table-cell office:value-type="string" table:style-name="ce10">
            <text:p>L1</text:p>
          </table:table-cell>
          <table:table-cell office:value-type="float" office:value="31" table:style-name="ce11">
            <text:p>3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37" table:style-name="ce27">
            <text:p>37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47.69999999999999" table:style-name="ce12">
            <text:p>147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227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Recursos Humano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0.69999999999999" table:style-name="ce12">
            <text:p>150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716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Comércio Internacional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44.80000000000001" table:style-name="ce12">
            <text:p>14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829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Assessoria e Tradução (regime pós-laboral)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59.4" table:style-name="ce12">
            <text:p>15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866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Comércio Internacional (regime pós-laboral)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45.80000000000001" table:style-name="ce12">
            <text:p>145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867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Comunicação Empresarial (regime pós-laboral)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8.6" table:style-name="ce12">
            <text:p>148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9870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Contabilidade e Administração (regime pós-laboral)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4</text:p>
          </table:table-cell>
          <table:table-cell office:value-type="string" table:style-name="ce10">
            <text:p>L070</text:p>
          </table:table-cell>
          <table:table-cell office:value-type="string" table:style-name="ce10">
            <text:p>Instituto Politécnico do Porto - Instituto Superior de Contabilidade e Administração do Porto</text:p>
          </table:table-cell>
          <table:table-cell office:value-type="string" table:style-name="ce10">
            <text:p>Criatividade e Inovação Empresarial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4.5" table:style-name="ce12">
            <text:p>14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8316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de Sistema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50.1" table:style-name="ce12">
            <text:p>150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56" table:style-name="ce11">
            <text:p>5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7" table:style-name="ce27">
            <text:p>57</text:p>
          </table:table-cell>
          <table:table-cell office:value-type="float" office:value="122.5" table:style-name="ce12">
            <text:p>12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104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e Gestão Industrial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81.3" table:style-name="ce12">
            <text:p>181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110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Eletrotécnica - Sistemas Elétricos de Energia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34.4" table:style-name="ce12">
            <text:p>134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112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1.5" table:style-name="ce12">
            <text:p>15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117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Geotécnica e Geoambiente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6.1" table:style-name="ce12">
            <text:p>126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61.19999999999999" table:style-name="ce12">
            <text:p>161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66.3" table:style-name="ce12">
            <text:p>166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125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Química</text:p>
          </table:table-cell>
          <table:table-cell office:value-type="string" table:style-name="ce10">
            <text:p>L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69.3" table:style-name="ce12">
            <text:p>169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455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Bioméd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6.4" table:style-name="ce12">
            <text:p>166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9936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Engenharia Mecânica Automóvel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1.30000000000001" table:style-name="ce12">
            <text:p>151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5</text:p>
          </table:table-cell>
          <table:table-cell office:value-type="string" table:style-name="ce10">
            <text:p>L089</text:p>
          </table:table-cell>
          <table:table-cell office:value-type="string" table:style-name="ce10">
            <text:p>Instituto Politécnico do Porto - Instituto Superior de Engenharia do Porto</text:p>
          </table:table-cell>
          <table:table-cell office:value-type="string" table:style-name="ce10">
            <text:p>Biorrecurso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2.9" table:style-name="ce12">
            <text:p>142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8015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Solicitadoria (regime pós-laboral)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1.80000000000001" table:style-name="ce12">
            <text:p>13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8097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Ciências Empresariais (regime pós-laboral)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1.80000000000001" table:style-name="ce12">
            <text:p>131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8288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Sistemas de Informação para a Gestã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9.5" table:style-name="ce12">
            <text:p>11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8398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Segurança Informática em Redes de Computadores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8.19999999999999" table:style-name="ce12">
            <text:p>128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9045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Ciências Empresariais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35.30000000000001" table:style-name="ce12">
            <text:p>135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9242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Solicitadori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6.4" table:style-name="ce12">
            <text:p>136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L014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Tecnologias da Madeira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1.3" table:style-name="ce12">
            <text:p>111,3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8</text:p>
          </table:table-cell>
          <table:table-cell office:value-type="string" table:style-name="ce10">
            <text:p>L091</text:p>
          </table:table-cell>
          <table:table-cell office:value-type="string" table:style-name="ce10">
            <text:p>Instituto Politécnico do Porto - Escola Superior de Tecnologia e Gestão</text:p>
          </table:table-cell>
          <table:table-cell office:value-type="string" table:style-name="ce10">
            <text:p>Segurança do Trabalho e Ambiente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21.1" table:style-name="ce12">
            <text:p>121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9</text:p>
          </table:table-cell>
          <table:table-cell office:value-type="string" table:style-name="ce10">
            <text:p>8442</text:p>
          </table:table-cell>
          <table:table-cell office:value-type="string" table:style-name="ce10">
            <text:p>Instituto Politécnico do Porto - Escola Superior de Hotelaria e Turismo</text:p>
          </table:table-cell>
          <table:table-cell office:value-type="string" table:style-name="ce10">
            <text:p>Gestão das Atividades Turísticas (regime pós-laboral)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3.4" table:style-name="ce12">
            <text:p>13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9</text:p>
          </table:table-cell>
          <table:table-cell office:value-type="string" table:style-name="ce10">
            <text:p>9164</text:p>
          </table:table-cell>
          <table:table-cell office:value-type="string" table:style-name="ce10">
            <text:p>Instituto Politécnico do Porto - Escola Superior de Hotelaria e Turismo</text:p>
          </table:table-cell>
          <table:table-cell office:value-type="string" table:style-name="ce10">
            <text:p>Gestão e Administração Hoteleir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58.80000000000001" table:style-name="ce12">
            <text:p>15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9</text:p>
          </table:table-cell>
          <table:table-cell office:value-type="string" table:style-name="ce10">
            <text:p>9921</text:p>
          </table:table-cell>
          <table:table-cell office:value-type="string" table:style-name="ce10">
            <text:p>Instituto Politécnico do Porto - Escola Superior de Hotelaria e Turismo</text:p>
          </table:table-cell>
          <table:table-cell office:value-type="string" table:style-name="ce10">
            <text:p>Gestão das Atividades Turística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5.9" table:style-name="ce12">
            <text:p>145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39</text:p>
          </table:table-cell>
          <table:table-cell office:value-type="string" table:style-name="ce10">
            <text:p>L131</text:p>
          </table:table-cell>
          <table:table-cell office:value-type="string" table:style-name="ce10">
            <text:p>Instituto Politécnico do Porto - Escola Superior de Hotelaria e Turismo</text:p>
          </table:table-cell>
          <table:table-cell office:value-type="string" table:style-name="ce10">
            <text:p>Gestão da Restauração e Catering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4.19999999999999" table:style-name="ce12">
            <text:p>134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1</text:p>
          </table:table-cell>
          <table:table-cell office:value-type="string" table:style-name="ce10">
            <text:p>8419</text:p>
          </table:table-cell>
          <table:table-cell office:value-type="string" table:style-name="ce10">
            <text:p>Instituto Politécnico de Santarém - Escola Superior Agrária de Santarém</text:p>
          </table:table-cell>
          <table:table-cell office:value-type="string" table:style-name="ce10">
            <text:p>Agronomia (regime pós-laboral)</text:p>
          </table:table-cell>
          <table:table-cell office:value-type="string" table:style-name="ce10">
            <text:p>L1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9.1" table:style-name="ce12">
            <text:p>119,1</text:p>
          </table:table-cell>
          <table:table-cell office:value-type="float" office:value="32" table:style-name="ce11">
            <text:p>3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1</text:p>
          </table:table-cell>
          <table:table-cell office:value-type="string" table:style-name="ce10">
            <text:p>9003</text:p>
          </table:table-cell>
          <table:table-cell office:value-type="string" table:style-name="ce10">
            <text:p>Instituto Politécnico de Santarém - Escola Superior Agrária de Santarém</text:p>
          </table:table-cell>
          <table:table-cell office:value-type="string" table:style-name="ce10">
            <text:p>Agronomia</text:p>
          </table:table-cell>
          <table:table-cell office:value-type="string" table:style-name="ce10">
            <text:p>L1</text:p>
          </table:table-cell>
          <table:table-cell office:value-type="float" office:value="43" table:style-name="ce11">
            <text:p>4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01" table:style-name="ce12">
            <text:p>101,0</text:p>
          </table:table-cell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1</text:p>
          </table:table-cell>
          <table:table-cell office:value-type="string" table:style-name="ce10">
            <text:p>L011</text:p>
          </table:table-cell>
          <table:table-cell office:value-type="string" table:style-name="ce10">
            <text:p>Instituto Politécnico de Santarém - Escola Superior Agrária de Santarém</text:p>
          </table:table-cell>
          <table:table-cell office:value-type="string" table:style-name="ce10">
            <text:p>Produção Animal</text:p>
          </table:table-cell>
          <table:table-cell office:value-type="string" table:style-name="ce10">
            <text:p>L1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1.2" table:style-name="ce12">
            <text:p>111,2</text:p>
          </table:table-cell>
          <table:table-cell office:value-type="float" office:value="38" table:style-name="ce11">
            <text:p>3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1</text:p>
          </table:table-cell>
          <table:table-cell office:value-type="string" table:style-name="ce10">
            <text:p>L015</text:p>
          </table:table-cell>
          <table:table-cell office:value-type="string" table:style-name="ce10">
            <text:p>Instituto Politécnico de Santarém - Escola Superior Agrária de Santarém</text:p>
          </table:table-cell>
          <table:table-cell office:value-type="string" table:style-name="ce10">
            <text:p>Tecnologia Alimentar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3.2" table:style-name="ce12">
            <text:p>113,2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1</text:p>
          </table:table-cell>
          <table:table-cell office:value-type="string" table:style-name="ce10">
            <text:p>L080</text:p>
          </table:table-cell>
          <table:table-cell office:value-type="string" table:style-name="ce10">
            <text:p>Instituto Politécnico de Santarém - Escola Superior Agrária de Santarém</text:p>
          </table:table-cell>
          <table:table-cell office:value-type="string" table:style-name="ce10">
            <text:p>Qualidade Alimentar e Nutrição Humana</text:p>
          </table:table-cell>
          <table:table-cell office:value-type="string" table:style-name="ce10">
            <text:p>L1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95" table:style-name="ce12">
            <text:p>95,0</text:p>
          </table:table-cell>
          <table:table-cell office:value-type="float" office:value="38" table:style-name="ce11">
            <text:p>3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1</text:p>
          </table:table-cell>
          <table:table-cell office:value-type="string" table:style-name="ce10">
            <text:p>L139</text:p>
          </table:table-cell>
          <table:table-cell office:value-type="string" table:style-name="ce10">
            <text:p>Instituto Politécnico de Santarém - Escola Superior Agrária de Santarém</text:p>
          </table:table-cell>
          <table:table-cell office:value-type="string" table:style-name="ce10">
            <text:p>Tecnologia Alimentar (regime pós-laboral)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2</text:p>
          </table:table-cell>
          <table:table-cell office:value-type="string" table:style-name="ce10">
            <text:p>9084</text:p>
          </table:table-cell>
          <table:table-cell office:value-type="string" table:style-name="ce10">
            <text:p>Instituto Politécnico de Santarém - Escola Superior de Educação de Santarém</text:p>
          </table:table-cell>
          <table:table-cell office:value-type="string" table:style-name="ce10">
            <text:p>Educação Social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8" table:style-name="ce12">
            <text:p>108,0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2</text:p>
          </table:table-cell>
          <table:table-cell office:value-type="string" table:style-name="ce10">
            <text:p>9347</text:p>
          </table:table-cell>
          <table:table-cell office:value-type="string" table:style-name="ce10">
            <text:p>Instituto Politécnico de Santarém - Escola Superior de Educação de Santarém</text:p>
          </table:table-cell>
          <table:table-cell office:value-type="string" table:style-name="ce10">
            <text:p>Artes Plásticas e Multimédia</text:p>
          </table:table-cell>
          <table:table-cell office:value-type="string" table:style-name="ce10">
            <text:p>L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7.6" table:style-name="ce12">
            <text:p>107,6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2</text:p>
          </table:table-cell>
          <table:table-cell office:value-type="string" table:style-name="ce10">
            <text:p>9354</text:p>
          </table:table-cell>
          <table:table-cell office:value-type="string" table:style-name="ce10">
            <text:p>Instituto Politécnico de Santarém - Escola Superior de Educação de Santarém</text:p>
          </table:table-cell>
          <table:table-cell office:value-type="string" table:style-name="ce10">
            <text:p>Educação e Comunicação Multimédi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03.6" table:style-name="ce12">
            <text:p>103,6</text:p>
          </table:table-cell>
          <table:table-cell office:value-type="float" office:value="7" table:style-name="ce11">
            <text:p>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2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Santarém - Escola Superior de Educação de Santarém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7" table:style-name="ce12">
            <text:p>12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2</text:p>
          </table:table-cell>
          <table:table-cell office:value-type="string" table:style-name="ce10">
            <text:p>9879</text:p>
          </table:table-cell>
          <table:table-cell office:value-type="string" table:style-name="ce10">
            <text:p>Instituto Politécnico de Santarém - Escola Superior de Educação de Santarém</text:p>
          </table:table-cell>
          <table:table-cell office:value-type="string" table:style-name="ce10">
            <text:p>Educação Social (regime pós-laboral)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4.8" table:style-name="ce12">
            <text:p>114,8</text:p>
          </table:table-cell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2</text:p>
          </table:table-cell>
          <table:table-cell office:value-type="string" table:style-name="ce10">
            <text:p>L130</text:p>
          </table:table-cell>
          <table:table-cell office:value-type="string" table:style-name="ce10">
            <text:p>Instituto Politécnico de Santarém - Escola Superior de Educação de Santarém</text:p>
          </table:table-cell>
          <table:table-cell office:value-type="string" table:style-name="ce10">
            <text:p>Educação Ambiental e Turismo de Natureza</text:p>
          </table:table-cell>
          <table:table-cell office:value-type="string" table:style-name="ce10">
            <text:p>L1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0.8" table:style-name="ce12">
            <text:p>110,8</text:p>
          </table:table-cell>
          <table:table-cell office:value-type="float" office:value="28" table:style-name="ce11">
            <text:p>2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3</text:p>
          </table:table-cell>
          <table:table-cell office:value-type="string" table:style-name="ce10">
            <text:p>9152</text:p>
          </table:table-cell>
          <table:table-cell office:value-type="string" table:style-name="ce10">
            <text:p>Instituto Politécnico de Santarém - Escola Superior de Gestão e Tecnologia de Santarém</text:p>
          </table:table-cell>
          <table:table-cell office:value-type="string" table:style-name="ce10">
            <text:p>Gestão de Empresas</text:p>
          </table:table-cell>
          <table:table-cell office:value-type="string" table:style-name="ce10">
            <text:p>L1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3" table:style-name="ce27">
            <text:p>33</text:p>
          </table:table-cell>
          <table:table-cell office:value-type="float" office:value="114.8" table:style-name="ce12">
            <text:p>11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3</text:p>
          </table:table-cell>
          <table:table-cell office:value-type="string" table:style-name="ce10">
            <text:p>9185</text:p>
          </table:table-cell>
          <table:table-cell office:value-type="string" table:style-name="ce10">
            <text:p>Instituto Politécnico de Santarém - Escola Superior de Gestão e Tecnologia de Santarém</text:p>
          </table:table-cell>
          <table:table-cell office:value-type="string" table:style-name="ce10">
            <text:p>Informática</text:p>
          </table:table-cell>
          <table:table-cell office:value-type="string" table:style-name="ce10">
            <text:p>L1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02.8" table:style-name="ce12">
            <text:p>102,8</text:p>
          </table:table-cell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3</text:p>
          </table:table-cell>
          <table:table-cell office:value-type="string" table:style-name="ce10">
            <text:p>9206</text:p>
          </table:table-cell>
          <table:table-cell office:value-type="string" table:style-name="ce10">
            <text:p>Instituto Politécnico de Santarém - Escola Superior de Gestão e Tecnologia de Santarém</text:p>
          </table:table-cell>
          <table:table-cell office:value-type="string" table:style-name="ce10">
            <text:p>Marketing e Publicidade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116.7" table:style-name="ce12">
            <text:p>116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3</text:p>
          </table:table-cell>
          <table:table-cell office:value-type="string" table:style-name="ce10">
            <text:p>9498</text:p>
          </table:table-cell>
          <table:table-cell office:value-type="string" table:style-name="ce10">
            <text:p>Instituto Politécnico de Santarém - Escola Superior de Gestão e Tecnologia de Santarém</text:p>
          </table:table-cell>
          <table:table-cell office:value-type="string" table:style-name="ce10">
            <text:p>Contabilidade e Fiscalidade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98.9" table:style-name="ce12">
            <text:p>98,9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3</text:p>
          </table:table-cell>
          <table:table-cell office:value-type="string" table:style-name="ce10">
            <text:p>9785</text:p>
          </table:table-cell>
          <table:table-cell office:value-type="string" table:style-name="ce10">
            <text:p>Instituto Politécnico de Santarém - Escola Superior de Gestão e Tecnologia de Santarém</text:p>
          </table:table-cell>
          <table:table-cell office:value-type="string" table:style-name="ce10">
            <text:p>Negócios Internacionais</text:p>
          </table:table-cell>
          <table:table-cell office:value-type="string" table:style-name="ce10">
            <text:p>L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6.1" table:style-name="ce12">
            <text:p>106,1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3</text:p>
          </table:table-cell>
          <table:table-cell office:value-type="string" table:style-name="ce10">
            <text:p>9994</text:p>
          </table:table-cell>
          <table:table-cell office:value-type="string" table:style-name="ce10">
            <text:p>Instituto Politécnico de Santarém - Escola Superior de Gestão e Tecnologia de Santarém</text:p>
          </table:table-cell>
          <table:table-cell office:value-type="string" table:style-name="ce10">
            <text:p>Gestão de Empresas (regime pós-laboral)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09.2" table:style-name="ce12">
            <text:p>109,2</text:p>
          </table:table-cell>
          <table:table-cell office:value-type="float" office:value="32" table:style-name="ce11">
            <text:p>3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5</text:p>
          </table:table-cell>
          <table:table-cell office:value-type="string" table:style-name="ce10">
            <text:p>9730</text:p>
          </table:table-cell>
          <table:table-cell office:value-type="string" table:style-name="ce10">
            <text:p>Instituto Politécnico de Santarém - Escola Superior de Desporto de Rio Maior</text:p>
          </table:table-cell>
          <table:table-cell office:value-type="string" table:style-name="ce10">
            <text:p>Desporto de Natureza e Turismo Ativo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00" table:style-name="ce12">
            <text:p>100,0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5</text:p>
          </table:table-cell>
          <table:table-cell office:value-type="string" table:style-name="ce10">
            <text:p>9763</text:p>
          </table:table-cell>
          <table:table-cell office:value-type="string" table:style-name="ce10">
            <text:p>Instituto Politécnico de Santarém - Escola Superior de Desporto de Rio Maior</text:p>
          </table:table-cell>
          <table:table-cell office:value-type="string" table:style-name="ce10">
            <text:p>Gestão das Organizações Desportivas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04.4" table:style-name="ce12">
            <text:p>104,4</text:p>
          </table:table-cell>
          <table:table-cell office:value-type="float" office:value="4" table:style-name="ce11">
            <text:p>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5</text:p>
          </table:table-cell>
          <table:table-cell office:value-type="string" table:style-name="ce10">
            <text:p>9808</text:p>
          </table:table-cell>
          <table:table-cell office:value-type="string" table:style-name="ce10">
            <text:p>Instituto Politécnico de Santarém - Escola Superior de Desporto de Rio Maior</text:p>
          </table:table-cell>
          <table:table-cell office:value-type="string" table:style-name="ce10">
            <text:p>Treino Desportivo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29" table:style-name="ce27">
            <text:p>29</text:p>
          </table:table-cell>
          <table:table-cell office:value-type="float" office:value="118.2" table:style-name="ce12">
            <text:p>118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5</text:p>
          </table:table-cell>
          <table:table-cell office:value-type="string" table:style-name="ce10">
            <text:p>A007</text:p>
          </table:table-cell>
          <table:table-cell office:value-type="string" table:style-name="ce10">
            <text:p>Instituto Politécnico de Santarém - Escola Superior de Desporto de Rio Maior</text:p>
          </table:table-cell>
          <table:table-cell office:value-type="string" table:style-name="ce10">
            <text:p>Atividade Física e Estilos de Vida Saudáveis (ensino em Inglês)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04" table:style-name="ce12">
            <text:p>104,0</text:p>
          </table:table-cell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5</text:p>
          </table:table-cell>
          <table:table-cell office:value-type="string" table:style-name="ce10">
            <text:p>L008</text:p>
          </table:table-cell>
          <table:table-cell office:value-type="string" table:style-name="ce10">
            <text:p>Instituto Politécnico de Santarém - Escola Superior de Desporto de Rio Maior</text:p>
          </table:table-cell>
          <table:table-cell office:value-type="string" table:style-name="ce10">
            <text:p>Atividade Física e Estilos de Vida Saudáveis</text:p>
          </table:table-cell>
          <table:table-cell office:value-type="string" table:style-name="ce10">
            <text:p>L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06.4" table:style-name="ce12">
            <text:p>106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45</text:p>
          </table:table-cell>
          <table:table-cell office:value-type="string" table:style-name="ce10">
            <text:p>L034</text:p>
          </table:table-cell>
          <table:table-cell office:value-type="string" table:style-name="ce10">
            <text:p>Instituto Politécnico de Santarém - Escola Superior de Desporto de Rio Maior</text:p>
          </table:table-cell>
          <table:table-cell office:value-type="string" table:style-name="ce10">
            <text:p>Desporto, Condição Física e Saúde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26" table:style-name="ce12">
            <text:p>12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1</text:p>
          </table:table-cell>
          <table:table-cell office:value-type="string" table:style-name="ce10">
            <text:p>9054</text:p>
          </table:table-cell>
          <table:table-cell office:value-type="string" table:style-name="ce10">
            <text:p>Instituto Politécnico de Setúbal - Escola Superior de Educação</text:p>
          </table:table-cell>
          <table:table-cell office:value-type="string" table:style-name="ce10">
            <text:p>Comunicação Social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3.19999999999999" table:style-name="ce12">
            <text:p>133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1</text:p>
          </table:table-cell>
          <table:table-cell office:value-type="string" table:style-name="ce10">
            <text:p>9563</text:p>
          </table:table-cell>
          <table:table-cell office:value-type="string" table:style-name="ce10">
            <text:p>Instituto Politécnico de Setúbal - Escola Superior de Educação</text:p>
          </table:table-cell>
          <table:table-cell office:value-type="string" table:style-name="ce10">
            <text:p>Desporto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19" table:style-name="ce12">
            <text:p>11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1</text:p>
          </table:table-cell>
          <table:table-cell office:value-type="string" table:style-name="ce10">
            <text:p>9631</text:p>
          </table:table-cell>
          <table:table-cell office:value-type="string" table:style-name="ce10">
            <text:p>Instituto Politécnico de Setúbal - Escola Superior de Educação</text:p>
          </table:table-cell>
          <table:table-cell office:value-type="string" table:style-name="ce10">
            <text:p>Animação e Intervenção Sociocultural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114.8" table:style-name="ce12">
            <text:p>11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1</text:p>
          </table:table-cell>
          <table:table-cell office:value-type="string" table:style-name="ce10">
            <text:p>9633</text:p>
          </table:table-cell>
          <table:table-cell office:value-type="string" table:style-name="ce10">
            <text:p>Instituto Politécnico de Setúbal - Escola Superior de Educação</text:p>
          </table:table-cell>
          <table:table-cell office:value-type="string" table:style-name="ce10">
            <text:p>Tradução e Interpretação de Língua Gestual Portugues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00.8" table:style-name="ce12">
            <text:p>100,8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1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Setúbal - Escola Superior de Educaçã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5" table:style-name="ce12">
            <text:p>12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2</text:p>
          </table:table-cell>
          <table:table-cell office:value-type="string" table:style-name="ce10">
            <text:p>8515</text:p>
          </table:table-cell>
          <table:table-cell office:value-type="string" table:style-name="ce10">
            <text:p>Instituto Politécnico de Setúbal - Escola Superior de Tecnologia de Setúbal</text:p>
          </table:table-cell>
          <table:table-cell office:value-type="string" table:style-name="ce10">
            <text:p>Tecnologias de Energi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04.8" table:style-name="ce12">
            <text:p>104,8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2</text:p>
          </table:table-cell>
          <table:table-cell office:value-type="string" table:style-name="ce10">
            <text:p>9092</text:p>
          </table:table-cell>
          <table:table-cell office:value-type="string" table:style-name="ce10">
            <text:p>Instituto Politécnico de Setúbal - Escola Superior de Tecnologia de Setúbal</text:p>
          </table:table-cell>
          <table:table-cell office:value-type="string" table:style-name="ce10">
            <text:p>Engenharia de Automação, Controlo e Instrumentação</text:p>
          </table:table-cell>
          <table:table-cell office:value-type="string" table:style-name="ce10">
            <text:p>L1</text:p>
          </table:table-cell>
          <table:table-cell office:value-type="float" office:value="38" table:style-name="ce11">
            <text:p>3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2.1" table:style-name="ce12">
            <text:p>132,1</text:p>
          </table:table-cell>
          <table:table-cell office:value-type="float" office:value="37" table:style-name="ce11">
            <text:p>3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2</text:p>
          </table:table-cell>
          <table:table-cell office:value-type="string" table:style-name="ce10">
            <text:p>9112</text:p>
          </table:table-cell>
          <table:table-cell office:value-type="string" table:style-name="ce10">
            <text:p>Instituto Politécnico de Setúbal - Escola Superior de Tecnologia de Setúbal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L1</text:p>
          </table:table-cell>
          <table:table-cell office:value-type="float" office:value="56" table:style-name="ce11">
            <text:p>5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10.2" table:style-name="ce12">
            <text:p>110,2</text:p>
          </table:table-cell>
          <table:table-cell office:value-type="float" office:value="43" table:style-name="ce11">
            <text:p>4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2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Setúbal - Escola Superior de Tecnologia de Setúbal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40.19999999999999" table:style-name="ce12">
            <text:p>14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2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e Setúbal - Escola Superior de Tecnologia de Setúbal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13" table:style-name="ce12">
            <text:p>113,0</text:p>
          </table:table-cell>
          <table:table-cell office:value-type="float" office:value="45" table:style-name="ce11">
            <text:p>4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2</text:p>
          </table:table-cell>
          <table:table-cell office:value-type="string" table:style-name="ce10">
            <text:p>9862</text:p>
          </table:table-cell>
          <table:table-cell office:value-type="string" table:style-name="ce10">
            <text:p>Instituto Politécnico de Setúbal - Escola Superior de Tecnologia de Setúbal</text:p>
          </table:table-cell>
          <table:table-cell office:value-type="string" table:style-name="ce10">
            <text:p>Tecnologia e Gestão Industrial (regime noturno)</text:p>
          </table:table-cell>
          <table:table-cell office:value-type="string" table:style-name="ce10">
            <text:p>L1</text:p>
          </table:table-cell>
          <table:table-cell office:value-type="float" office:value="40" table:style-name="ce11">
            <text:p>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1.8" table:style-name="ce12">
            <text:p>111,8</text:p>
          </table:table-cell>
          <table:table-cell office:value-type="float" office:value="37" table:style-name="ce11">
            <text:p>3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2</text:p>
          </table:table-cell>
          <table:table-cell office:value-type="string" table:style-name="ce10">
            <text:p>L069</text:p>
          </table:table-cell>
          <table:table-cell office:value-type="string" table:style-name="ce10">
            <text:p>Instituto Politécnico de Setúbal - Escola Superior de Tecnologia de Setúbal</text:p>
          </table:table-cell>
          <table:table-cell office:value-type="string" table:style-name="ce10">
            <text:p>Tecnologia Biomédic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17.6" table:style-name="ce12">
            <text:p>117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2</text:p>
          </table:table-cell>
          <table:table-cell office:value-type="string" table:style-name="ce10">
            <text:p>L124</text:p>
          </table:table-cell>
          <table:table-cell office:value-type="string" table:style-name="ce10">
            <text:p>Instituto Politécnico de Setúbal - Escola Superior de Tecnologia de Setúbal</text:p>
          </table:table-cell>
          <table:table-cell office:value-type="string" table:style-name="ce10">
            <text:p>Tecnologias do Ambiente e do Mar</text:p>
          </table:table-cell>
          <table:table-cell office:value-type="string" table:style-name="ce10">
            <text:p>L1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06.7" table:style-name="ce12">
            <text:p>106,7</text:p>
          </table:table-cell>
          <table:table-cell office:value-type="float" office:value="29" table:style-name="ce11">
            <text:p>2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3</text:p>
          </table:table-cell>
          <table:table-cell office:value-type="string" table:style-name="ce10">
            <text:p>8111</text:p>
          </table:table-cell>
          <table:table-cell office:value-type="string" table:style-name="ce10">
            <text:p>Instituto Politécnico de Setúbal - Escola Superior de Ciências Empresariais</text:p>
          </table:table-cell>
          <table:table-cell office:value-type="string" table:style-name="ce10">
            <text:p>Gestão de Recursos Humanos (regime pós-laboral)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29" table:style-name="ce27">
            <text:p>29</text:p>
          </table:table-cell>
          <table:table-cell office:value-type="float" office:value="108.7" table:style-name="ce12">
            <text:p>108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3</text:p>
          </table:table-cell>
          <table:table-cell office:value-type="string" table:style-name="ce10">
            <text:p>9157</text:p>
          </table:table-cell>
          <table:table-cell office:value-type="string" table:style-name="ce10">
            <text:p>Instituto Politécnico de Setúbal - Escola Superior de Ciências Empresariais</text:p>
          </table:table-cell>
          <table:table-cell office:value-type="string" table:style-name="ce10">
            <text:p>Gestão de Recursos Humano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6.6" table:style-name="ce12">
            <text:p>13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3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Instituto Politécnico de Setúbal - Escola Superior de Ciências Empresariais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3</text:p>
          </table:table-cell>
          <table:table-cell office:value-type="string" table:style-name="ce10">
            <text:p>9627</text:p>
          </table:table-cell>
          <table:table-cell office:value-type="string" table:style-name="ce10">
            <text:p>Instituto Politécnico de Setúbal - Escola Superior de Ciências Empresariais</text:p>
          </table:table-cell>
          <table:table-cell office:value-type="string" table:style-name="ce10">
            <text:p>Contabilidade e Finanças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9.4" table:style-name="ce12">
            <text:p>129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3</text:p>
          </table:table-cell>
          <table:table-cell office:value-type="string" table:style-name="ce10">
            <text:p>9628</text:p>
          </table:table-cell>
          <table:table-cell office:value-type="string" table:style-name="ce10">
            <text:p>Instituto Politécnico de Setúbal - Escola Superior de Ciências Empresariais</text:p>
          </table:table-cell>
          <table:table-cell office:value-type="string" table:style-name="ce10">
            <text:p>Contabilidade e Finanças (regime noturno)</text:p>
          </table:table-cell>
          <table:table-cell office:value-type="string" table:style-name="ce10">
            <text:p>L1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05.1" table:style-name="ce12">
            <text:p>105,1</text:p>
          </table:table-cell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3</text:p>
          </table:table-cell>
          <table:table-cell office:value-type="string" table:style-name="ce10">
            <text:p>9629</text:p>
          </table:table-cell>
          <table:table-cell office:value-type="string" table:style-name="ce10">
            <text:p>Instituto Politécnico de Setúbal - Escola Superior de Ciências Empresariais</text:p>
          </table:table-cell>
          <table:table-cell office:value-type="string" table:style-name="ce10">
            <text:p>Gestão da Distribuição e da Logíst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2.9" table:style-name="ce12">
            <text:p>132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3</text:p>
          </table:table-cell>
          <table:table-cell office:value-type="string" table:style-name="ce10">
            <text:p>9630</text:p>
          </table:table-cell>
          <table:table-cell office:value-type="string" table:style-name="ce10">
            <text:p>Instituto Politécnico de Setúbal - Escola Superior de Ciências Empresariais</text:p>
          </table:table-cell>
          <table:table-cell office:value-type="string" table:style-name="ce10">
            <text:p>Gestão de Sistemas de Informa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136.6" table:style-name="ce12">
            <text:p>136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3</text:p>
          </table:table-cell>
          <table:table-cell office:value-type="string" table:style-name="ce10">
            <text:p>9993</text:p>
          </table:table-cell>
          <table:table-cell office:value-type="string" table:style-name="ce10">
            <text:p>Instituto Politécnico de Setúbal - Escola Superior de Ciências Empresariais</text:p>
          </table:table-cell>
          <table:table-cell office:value-type="string" table:style-name="ce10">
            <text:p>Gestão da Distribuição e da Logística (regime pós-laboral)</text:p>
          </table:table-cell>
          <table:table-cell office:value-type="string" table:style-name="ce10">
            <text:p>L1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00" table:style-name="ce12">
            <text:p>100,0</text:p>
          </table:table-cell>
          <table:table-cell office:value-type="float" office:value="28" table:style-name="ce11">
            <text:p>2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4</text:p>
          </table:table-cell>
          <table:table-cell office:value-type="string" table:style-name="ce10">
            <text:p>9016</text:p>
          </table:table-cell>
          <table:table-cell office:value-type="string" table:style-name="ce10">
            <text:p>Instituto Politécnico de Setúbal - Escola Superior de Tecnologia do Barreiro</text:p>
          </table:table-cell>
          <table:table-cell office:value-type="string" table:style-name="ce10">
            <text:p>Biotecnologia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09.3" table:style-name="ce12">
            <text:p>109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4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e Setúbal - Escola Superior de Tecnologia do Barreiro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4</text:p>
          </table:table-cell>
          <table:table-cell office:value-type="string" table:style-name="ce10">
            <text:p>9090</text:p>
          </table:table-cell>
          <table:table-cell office:value-type="string" table:style-name="ce10">
            <text:p>Instituto Politécnico de Setúbal - Escola Superior de Tecnologia do Barreiro</text:p>
          </table:table-cell>
          <table:table-cell office:value-type="string" table:style-name="ce10">
            <text:p>Engenharia Civil (regime noturno)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4</text:p>
          </table:table-cell>
          <table:table-cell office:value-type="string" table:style-name="ce10">
            <text:p>9687</text:p>
          </table:table-cell>
          <table:table-cell office:value-type="string" table:style-name="ce10">
            <text:p>Instituto Politécnico de Setúbal - Escola Superior de Tecnologia do Barreiro</text:p>
          </table:table-cell>
          <table:table-cell office:value-type="string" table:style-name="ce10">
            <text:p>Bioinformátic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0.1" table:style-name="ce12">
            <text:p>120,1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4</text:p>
          </table:table-cell>
          <table:table-cell office:value-type="string" table:style-name="ce10">
            <text:p>L100</text:p>
          </table:table-cell>
          <table:table-cell office:value-type="string" table:style-name="ce10">
            <text:p>Instituto Politécnico de Setúbal - Escola Superior de Tecnologia do Barreiro</text:p>
          </table:table-cell>
          <table:table-cell office:value-type="string" table:style-name="ce10">
            <text:p>Tecnologias do Petróleo</text:p>
          </table:table-cell>
          <table:table-cell office:value-type="string" table:style-name="ce10">
            <text:p>L1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9.9" table:style-name="ce12">
            <text:p>129,9</text:p>
          </table:table-cell>
          <table:table-cell office:value-type="float" office:value="34" table:style-name="ce11">
            <text:p>3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Setúbal - Escola Superior de Saúde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136" table:style-name="ce12">
            <text:p>13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5</text:p>
          </table:table-cell>
          <table:table-cell office:value-type="string" table:style-name="ce10">
            <text:p>9504</text:p>
          </table:table-cell>
          <table:table-cell office:value-type="string" table:style-name="ce10">
            <text:p>Instituto Politécnico de Setúbal - Escola Superior de Saúde</text:p>
          </table:table-cell>
          <table:table-cell office:value-type="string" table:style-name="ce10">
            <text:p>Fisioterapi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40.6" table:style-name="ce12">
            <text:p>14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55</text:p>
          </table:table-cell>
          <table:table-cell office:value-type="string" table:style-name="ce10">
            <text:p>9890</text:p>
          </table:table-cell>
          <table:table-cell office:value-type="string" table:style-name="ce10">
            <text:p>Instituto Politécnico de Setúbal - Escola Superior de Saúde</text:p>
          </table:table-cell>
          <table:table-cell office:value-type="string" table:style-name="ce10">
            <text:p>Terapia da Fal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07.4" table:style-name="ce12">
            <text:p>107,4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1</text:p>
          </table:table-cell>
          <table:table-cell office:value-type="string" table:style-name="ce10">
            <text:p>8155</text:p>
          </table:table-cell>
          <table:table-cell office:value-type="string" table:style-name="ce10">
            <text:p>Instituto Politécnico de Viana do Castelo - Escola Superior Agrária</text:p>
          </table:table-cell>
          <table:table-cell office:value-type="string" table:style-name="ce10">
            <text:p>Ciências e Tecnologias do Ambiente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96" table:style-name="ce12">
            <text:p>96,0</text:p>
          </table:table-cell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1</text:p>
          </table:table-cell>
          <table:table-cell office:value-type="string" table:style-name="ce10">
            <text:p>9003</text:p>
          </table:table-cell>
          <table:table-cell office:value-type="string" table:style-name="ce10">
            <text:p>Instituto Politécnico de Viana do Castelo - Escola Superior Agrária</text:p>
          </table:table-cell>
          <table:table-cell office:value-type="string" table:style-name="ce10">
            <text:p>Agronomia</text:p>
          </table:table-cell>
          <table:table-cell office:value-type="string" table:style-name="ce10">
            <text:p>L1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1.7" table:style-name="ce12">
            <text:p>111,7</text:p>
          </table:table-cell>
          <table:table-cell office:value-type="float" office:value="29" table:style-name="ce11">
            <text:p>2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1</text:p>
          </table:table-cell>
          <table:table-cell office:value-type="string" table:style-name="ce10">
            <text:p>9016</text:p>
          </table:table-cell>
          <table:table-cell office:value-type="string" table:style-name="ce10">
            <text:p>Instituto Politécnico de Viana do Castelo - Escola Superior Agrária</text:p>
          </table:table-cell>
          <table:table-cell office:value-type="string" table:style-name="ce10">
            <text:p>Biotecnologi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97" table:style-name="ce12">
            <text:p>97,0</text:p>
          </table:table-cell>
          <table:table-cell office:value-type="float" office:value="14" table:style-name="ce11">
            <text:p>1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1</text:p>
          </table:table-cell>
          <table:table-cell office:value-type="string" table:style-name="ce10">
            <text:p>9085</text:p>
          </table:table-cell>
          <table:table-cell office:value-type="string" table:style-name="ce10">
            <text:p>Instituto Politécnico de Viana do Castelo - Escola Superior Agrária</text:p>
          </table:table-cell>
          <table:table-cell office:value-type="string" table:style-name="ce10">
            <text:p>Enfermagem Veterinári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11.3" table:style-name="ce12">
            <text:p>111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2</text:p>
          </table:table-cell>
          <table:table-cell office:value-type="string" table:style-name="ce10">
            <text:p>9473</text:p>
          </table:table-cell>
          <table:table-cell office:value-type="string" table:style-name="ce10">
            <text:p>Instituto Politécnico de Viana do Castelo - Escola Superior de Educação</text:p>
          </table:table-cell>
          <table:table-cell office:value-type="string" table:style-name="ce10">
            <text:p>Educação Social Gerontológic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15" table:style-name="ce12">
            <text:p>11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2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Viana do Castelo - Escola Superior de Educação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2.6" table:style-name="ce12">
            <text:p>122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2</text:p>
          </table:table-cell>
          <table:table-cell office:value-type="string" table:style-name="ce10">
            <text:p>L122</text:p>
          </table:table-cell>
          <table:table-cell office:value-type="string" table:style-name="ce10">
            <text:p>Instituto Politécnico de Viana do Castelo - Escola Superior de Educação</text:p>
          </table:table-cell>
          <table:table-cell office:value-type="string" table:style-name="ce10">
            <text:p>Artes Plásticas e Tecnologias Artísticas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08.6" table:style-name="ce12">
            <text:p>108,6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8114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Turismo (regime pós-laboral)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121.5" table:style-name="ce12">
            <text:p>12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8407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Engenharia da Computação Gráfica e Multimédia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10" table:style-name="ce12">
            <text:p>110,0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9.6" table:style-name="ce12">
            <text:p>139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7.3" table:style-name="ce12">
            <text:p>127,3</text:p>
          </table:table-cell>
          <table:table-cell office:value-type="float" office:value="24" table:style-name="ce11">
            <text:p>2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46.5" table:style-name="ce12">
            <text:p>146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148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Gestão (regime noturno)</text:p>
          </table:table-cell>
          <table:table-cell office:value-type="string" table:style-name="ce10">
            <text:p>L1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7.8" table:style-name="ce12">
            <text:p>107,8</text:p>
          </table:table-cell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3.80000000000001" table:style-name="ce12">
            <text:p>13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723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Design de Ambientes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13.7" table:style-name="ce12">
            <text:p>113,7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727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Design do Produto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0.9" table:style-name="ce12">
            <text:p>130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743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Engenharia Civil e do Ambiente</text:p>
          </table:table-cell>
          <table:table-cell office:value-type="string" table:style-name="ce10">
            <text:p>L1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33" table:style-name="ce11">
            <text:p>3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750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Engenharia Eletrónica e Redes de Computadores</text:p>
          </table:table-cell>
          <table:table-cell office:value-type="string" table:style-name="ce10">
            <text:p>L1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9.5" table:style-name="ce12">
            <text:p>119,5</text:p>
          </table:table-cell>
          <table:table-cell office:value-type="float" office:value="27" table:style-name="ce11">
            <text:p>2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9857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Engenharia de Sistemas de Energias Renováveis</text:p>
          </table:table-cell>
          <table:table-cell office:value-type="string" table:style-name="ce10">
            <text:p>L1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34" table:style-name="ce11">
            <text:p>3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3</text:p>
          </table:table-cell>
          <table:table-cell office:value-type="string" table:style-name="ce10">
            <text:p>L016</text:p>
          </table:table-cell>
          <table:table-cell office:value-type="string" table:style-name="ce10">
            <text:p>Instituto Politécnico de Viana do Castelo - Escola Superior de Tecnologia e Gestão</text:p>
          </table:table-cell>
          <table:table-cell office:value-type="string" table:style-name="ce10">
            <text:p>Ciência e Tecnologia Alimentar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1.9" table:style-name="ce12">
            <text:p>101,9</text:p>
          </table:table-cell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4</text:p>
          </table:table-cell>
          <table:table-cell office:value-type="string" table:style-name="ce10">
            <text:p>8464</text:p>
          </table:table-cell>
          <table:table-cell office:value-type="string" table:style-name="ce10">
            <text:p>Instituto Politécnico de Viana do Castelo - Escola Superior de Ciências Empresariais</text:p>
          </table:table-cell>
          <table:table-cell office:value-type="string" table:style-name="ce10">
            <text:p>Gestão da Distribuição e Logístic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99.6" table:style-name="ce12">
            <text:p>99,6</text:p>
          </table:table-cell>
          <table:table-cell office:value-type="float" office:value="5" table:style-name="ce11">
            <text:p>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4</text:p>
          </table:table-cell>
          <table:table-cell office:value-type="string" table:style-name="ce10">
            <text:p>8516</text:p>
          </table:table-cell>
          <table:table-cell office:value-type="string" table:style-name="ce10">
            <text:p>Instituto Politécnico de Viana do Castelo - Escola Superior de Ciências Empresariais</text:p>
          </table:table-cell>
          <table:table-cell office:value-type="string" table:style-name="ce10">
            <text:p>Organização e Gestão Empresariais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117" table:style-name="ce12">
            <text:p>11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4</text:p>
          </table:table-cell>
          <table:table-cell office:value-type="string" table:style-name="ce10">
            <text:p>9664</text:p>
          </table:table-cell>
          <table:table-cell office:value-type="string" table:style-name="ce10">
            <text:p>Instituto Politécnico de Viana do Castelo - Escola Superior de Ciências Empresariais</text:p>
          </table:table-cell>
          <table:table-cell office:value-type="string" table:style-name="ce10">
            <text:p>Marketing e Comunicação Empresarial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23.8" table:style-name="ce12">
            <text:p>12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4</text:p>
          </table:table-cell>
          <table:table-cell office:value-type="string" table:style-name="ce10">
            <text:p>9872</text:p>
          </table:table-cell>
          <table:table-cell office:value-type="string" table:style-name="ce10">
            <text:p>Instituto Politécnico de Viana do Castelo - Escola Superior de Ciências Empresariais</text:p>
          </table:table-cell>
          <table:table-cell office:value-type="string" table:style-name="ce10">
            <text:p>Contabilidade e Fiscalidade (regime pós-laboral)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97" table:style-name="ce12">
            <text:p>97,0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65</text:p>
          </table:table-cell>
          <table:table-cell office:value-type="string" table:style-name="ce10">
            <text:p>9731</text:p>
          </table:table-cell>
          <table:table-cell office:value-type="string" table:style-name="ce10">
            <text:p>Instituto Politécnico de Viana do Castelo - Escola Superior de Desporto e Lazer de Melgaço</text:p>
          </table:table-cell>
          <table:table-cell office:value-type="string" table:style-name="ce10">
            <text:p>Desporto e Lazer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27">
            <text:p>25</text:p>
          </table:table-cell>
          <table:table-cell office:value-type="float" office:value="113.7" table:style-name="ce12">
            <text:p>113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1</text:p>
          </table:table-cell>
          <table:table-cell office:value-type="string" table:style-name="ce10">
            <text:p>9054</text:p>
          </table:table-cell>
          <table:table-cell office:value-type="string" table:style-name="ce10">
            <text:p>Instituto Politécnico de Viseu - Escola Superior de Educação de Viseu</text:p>
          </table:table-cell>
          <table:table-cell office:value-type="string" table:style-name="ce10">
            <text:p>Comunicação Social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23" table:style-name="ce12">
            <text:p>12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1</text:p>
          </table:table-cell>
          <table:table-cell office:value-type="string" table:style-name="ce10">
            <text:p>9084</text:p>
          </table:table-cell>
          <table:table-cell office:value-type="string" table:style-name="ce10">
            <text:p>Instituto Politécnico de Viseu - Escola Superior de Educação de Viseu</text:p>
          </table:table-cell>
          <table:table-cell office:value-type="string" table:style-name="ce10">
            <text:p>Educação Social</text:p>
          </table:table-cell>
          <table:table-cell office:value-type="string" table:style-name="ce10">
            <text:p>L1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6" table:style-name="ce27">
            <text:p>26</text:p>
          </table:table-cell>
          <table:table-cell office:value-type="float" office:value="100.3" table:style-name="ce12">
            <text:p>100,3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1</text:p>
          </table:table-cell>
          <table:table-cell office:value-type="string" table:style-name="ce10">
            <text:p>9347</text:p>
          </table:table-cell>
          <table:table-cell office:value-type="string" table:style-name="ce10">
            <text:p>Instituto Politécnico de Viseu - Escola Superior de Educação de Viseu</text:p>
          </table:table-cell>
          <table:table-cell office:value-type="string" table:style-name="ce10">
            <text:p>Artes Plásticas e Multiméd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39.6" table:style-name="ce12">
            <text:p>139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1</text:p>
          </table:table-cell>
          <table:table-cell office:value-type="string" table:style-name="ce10">
            <text:p>9466</text:p>
          </table:table-cell>
          <table:table-cell office:value-type="string" table:style-name="ce10">
            <text:p>Instituto Politécnico de Viseu - Escola Superior de Educação de Viseu</text:p>
          </table:table-cell>
          <table:table-cell office:value-type="string" table:style-name="ce10">
            <text:p>Animação Cultural</text:p>
          </table:table-cell>
          <table:table-cell office:value-type="string" table:style-name="ce10">
            <text:p>L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3" table:style-name="ce12">
            <text:p>113,0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1</text:p>
          </table:table-cell>
          <table:table-cell office:value-type="string" table:style-name="ce10">
            <text:p>9850</text:p>
          </table:table-cell>
          <table:table-cell office:value-type="string" table:style-name="ce10">
            <text:p>Instituto Politécnico de Viseu - Escola Superior de Educação de Viseu</text:p>
          </table:table-cell>
          <table:table-cell office:value-type="string" table:style-name="ce10">
            <text:p>Desporto e Atividade Fís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3.69999999999999" table:style-name="ce12">
            <text:p>133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1</text:p>
          </table:table-cell>
          <table:table-cell office:value-type="string" table:style-name="ce10">
            <text:p>9853</text:p>
          </table:table-cell>
          <table:table-cell office:value-type="string" table:style-name="ce10">
            <text:p>Instituto Politécnico de Viseu - Escola Superior de Educação de Viseu</text:p>
          </table:table-cell>
          <table:table-cell office:value-type="string" table:style-name="ce10">
            <text:p>Educação Básica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05.2" table:style-name="ce12">
            <text:p>105,2</text:p>
          </table:table-cell>
          <table:table-cell office:value-type="float" office:value="2" table:style-name="ce11">
            <text:p>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1</text:p>
          </table:table-cell>
          <table:table-cell office:value-type="string" table:style-name="ce10">
            <text:p>9930</text:p>
          </table:table-cell>
          <table:table-cell office:value-type="string" table:style-name="ce10">
            <text:p>Instituto Politécnico de Viseu - Escola Superior de Educação de Viseu</text:p>
          </table:table-cell>
          <table:table-cell office:value-type="string" table:style-name="ce10">
            <text:p>Publicidade e Relações Públicas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21.5" table:style-name="ce12">
            <text:p>12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8296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Gestão Industrial</text:p>
          </table:table-cell>
          <table:table-cell office:value-type="string" table:style-name="ce10">
            <text:p>L1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08" table:style-name="ce12">
            <text:p>108,0</text:p>
          </table:table-cell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8517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Tecnologia e Design de Mobiliário</text:p>
          </table:table-cell>
          <table:table-cell office:value-type="string" table:style-name="ce10">
            <text:p>L1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1.19999999999999" table:style-name="ce12">
            <text:p>131,2</text:p>
          </table:table-cell>
          <table:table-cell office:value-type="float" office:value="33" table:style-name="ce11">
            <text:p>3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056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Contabilidade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9" table:style-name="ce27">
            <text:p>19</text:p>
          </table:table-cell>
          <table:table-cell office:value-type="float" office:value="114.7" table:style-name="ce12">
            <text:p>114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089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Engenharia Civil</text:p>
          </table:table-cell>
          <table:table-cell office:value-type="string" table:style-name="ce10">
            <text:p>L1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50" table:style-name="ce11">
            <text:p>5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099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Engenharia do Ambiente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36" table:style-name="ce11">
            <text:p>3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109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Engenharia Eletrotécnica</text:p>
          </table:table-cell>
          <table:table-cell office:value-type="string" table:style-name="ce10">
            <text:p>L1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43" table:style-name="ce11">
            <text:p>4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1.5" table:style-name="ce12">
            <text:p>13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0.2" table:style-name="ce12">
            <text:p>120,2</text:p>
          </table:table-cell>
          <table:table-cell office:value-type="float" office:value="28" table:style-name="ce11">
            <text:p>2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152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Gestão de Empresas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4.3" table:style-name="ce12">
            <text:p>124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205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1.30000000000001" table:style-name="ce12">
            <text:p>131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254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Turism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27.8" table:style-name="ce12">
            <text:p>127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491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Tecnologias e Design de Multimédia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08" table:style-name="ce12">
            <text:p>108,0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2</text:p>
          </table:table-cell>
          <table:table-cell office:value-type="string" table:style-name="ce10">
            <text:p>9994</text:p>
          </table:table-cell>
          <table:table-cell office:value-type="string" table:style-name="ce10">
            <text:p>Instituto Politécnico de Viseu - Escola Superior de Tecnologia e Gestão de Viseu</text:p>
          </table:table-cell>
          <table:table-cell office:value-type="string" table:style-name="ce10">
            <text:p>Gestão de Empresas (regime pós-laboral)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99" table:style-name="ce12">
            <text:p>99,0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5</text:p>
          </table:table-cell>
          <table:table-cell office:value-type="string" table:style-name="ce10">
            <text:p>9085</text:p>
          </table:table-cell>
          <table:table-cell office:value-type="string" table:style-name="ce10">
            <text:p>Instituto Politécnico de Viseu - Escola Superior Agrária de Viseu</text:p>
          </table:table-cell>
          <table:table-cell office:value-type="string" table:style-name="ce10">
            <text:p>Enfermagem Veterinár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1.3" table:style-name="ce12">
            <text:p>121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5</text:p>
          </table:table-cell>
          <table:table-cell office:value-type="string" table:style-name="ce10">
            <text:p>9086</text:p>
          </table:table-cell>
          <table:table-cell office:value-type="string" table:style-name="ce10">
            <text:p>Instituto Politécnico de Viseu - Escola Superior Agrária de Viseu</text:p>
          </table:table-cell>
          <table:table-cell office:value-type="string" table:style-name="ce10">
            <text:p>Engenharia Agronómica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5.69999999999999" table:style-name="ce12">
            <text:p>135,7</text:p>
          </table:table-cell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5</text:p>
          </table:table-cell>
          <table:table-cell office:value-type="string" table:style-name="ce10">
            <text:p>9818</text:p>
          </table:table-cell>
          <table:table-cell office:value-type="string" table:style-name="ce10">
            <text:p>Instituto Politécnico de Viseu - Escola Superior Agrária de Viseu</text:p>
          </table:table-cell>
          <table:table-cell office:value-type="string" table:style-name="ce10">
            <text:p>Ciência e Tecnologia Animal</text:p>
          </table:table-cell>
          <table:table-cell office:value-type="string" table:style-name="ce10">
            <text:p>L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2.1" table:style-name="ce12">
            <text:p>112,1</text:p>
          </table:table-cell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5</text:p>
          </table:table-cell>
          <table:table-cell office:value-type="string" table:style-name="ce10">
            <text:p>L025</text:p>
          </table:table-cell>
          <table:table-cell office:value-type="string" table:style-name="ce10">
            <text:p>Instituto Politécnico de Viseu - Escola Superior Agrária de Viseu</text:p>
          </table:table-cell>
          <table:table-cell office:value-type="string" table:style-name="ce10">
            <text:p>Qualidade Alimentar e Nutrição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08.1" table:style-name="ce12">
            <text:p>108,1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6</text:p>
          </table:table-cell>
          <table:table-cell office:value-type="string" table:style-name="ce10">
            <text:p>8014</text:p>
          </table:table-cell>
          <table:table-cell office:value-type="string" table:style-name="ce10">
            <text:p>Instituto Politécnico de Viseu - Escola Superior de Tecnologia e Gestão de Lamego</text:p>
          </table:table-cell>
          <table:table-cell office:value-type="string" table:style-name="ce10">
            <text:p>Serviço Social (regime pós-laboral)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08.1" table:style-name="ce12">
            <text:p>108,1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6</text:p>
          </table:table-cell>
          <table:table-cell office:value-type="string" table:style-name="ce10">
            <text:p>9061</text:p>
          </table:table-cell>
          <table:table-cell office:value-type="string" table:style-name="ce10">
            <text:p>Instituto Politécnico de Viseu - Escola Superior de Tecnologia e Gestão de Lamego</text:p>
          </table:table-cell>
          <table:table-cell office:value-type="string" table:style-name="ce10">
            <text:p>Contabilidade e Auditori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8.4" table:style-name="ce12">
            <text:p>118,4</text:p>
          </table:table-cell>
          <table:table-cell office:value-type="float" office:value="12" table:style-name="ce11">
            <text:p>1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6</text:p>
          </table:table-cell>
          <table:table-cell office:value-type="string" table:style-name="ce10">
            <text:p>9122</text:p>
          </table:table-cell>
          <table:table-cell office:value-type="string" table:style-name="ce10">
            <text:p>Instituto Politécnico de Viseu - Escola Superior de Tecnologia e Gestão de Lamego</text:p>
          </table:table-cell>
          <table:table-cell office:value-type="string" table:style-name="ce10">
            <text:p>Engenharia Informática e Telecomunicações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0" table:style-name="ce12">
            <text:p>110,0</text:p>
          </table:table-cell>
          <table:table-cell office:value-type="float" office:value="17" table:style-name="ce11">
            <text:p>1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6</text:p>
          </table:table-cell>
          <table:table-cell office:value-type="string" table:style-name="ce10">
            <text:p>9168</text:p>
          </table:table-cell>
          <table:table-cell office:value-type="string" table:style-name="ce10">
            <text:p>Instituto Politécnico de Viseu - Escola Superior de Tecnologia e Gestão de Lamego</text:p>
          </table:table-cell>
          <table:table-cell office:value-type="string" table:style-name="ce10">
            <text:p>Gestão e Informática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05.7" table:style-name="ce12">
            <text:p>105,7</text:p>
          </table:table-cell>
          <table:table-cell office:value-type="float" office:value="14" table:style-name="ce11">
            <text:p>1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6</text:p>
          </table:table-cell>
          <table:table-cell office:value-type="string" table:style-name="ce10">
            <text:p>9179</text:p>
          </table:table-cell>
          <table:table-cell office:value-type="string" table:style-name="ce10">
            <text:p>Instituto Politécnico de Viseu - Escola Superior de Tecnologia e Gestão de Lamego</text:p>
          </table:table-cell>
          <table:table-cell office:value-type="string" table:style-name="ce10">
            <text:p>Gestão Turística, Cultural e Patrimonial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13.3" table:style-name="ce12">
            <text:p>113,3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6</text:p>
          </table:table-cell>
          <table:table-cell office:value-type="string" table:style-name="ce10">
            <text:p>9238</text:p>
          </table:table-cell>
          <table:table-cell office:value-type="string" table:style-name="ce10">
            <text:p>Instituto Politécnico de Viseu - Escola Superior de Tecnologia e Gestão de Lamego</text:p>
          </table:table-cell>
          <table:table-cell office:value-type="string" table:style-name="ce10">
            <text:p>Serviço Social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3.7" table:style-name="ce12">
            <text:p>123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186</text:p>
          </table:table-cell>
          <table:table-cell office:value-type="string" table:style-name="ce10">
            <text:p>L116</text:p>
          </table:table-cell>
          <table:table-cell office:value-type="string" table:style-name="ce10">
            <text:p>Instituto Politécnico de Viseu - Escola Superior de Tecnologia e Gestão de Lamego</text:p>
          </table:table-cell>
          <table:table-cell office:value-type="string" table:style-name="ce10">
            <text:p>Secretariado de Administração</text:p>
          </table:table-cell>
          <table:table-cell office:value-type="string" table:style-name="ce10">
            <text:p>L1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0" table:style-name="ce12">
            <text:p>110,0</text:p>
          </table:table-cell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1</text:p>
          </table:table-cell>
          <table:table-cell office:value-type="string" table:style-name="ce10">
            <text:p>9056</text:p>
          </table:table-cell>
          <table:table-cell office:value-type="string" table:style-name="ce10">
            <text:p>Instituto Politécnico de Tomar - Escola Superior de Gestão de Tomar</text:p>
          </table:table-cell>
          <table:table-cell office:value-type="string" table:style-name="ce10">
            <text:p>Contabilidade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5.80000000000001" table:style-name="ce12">
            <text:p>145,8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1</text:p>
          </table:table-cell>
          <table:table-cell office:value-type="string" table:style-name="ce10">
            <text:p>9152</text:p>
          </table:table-cell>
          <table:table-cell office:value-type="string" table:style-name="ce10">
            <text:p>Instituto Politécnico de Tomar - Escola Superior de Gestão de Tomar</text:p>
          </table:table-cell>
          <table:table-cell office:value-type="string" table:style-name="ce10">
            <text:p>Gestão de Empresas</text:p>
          </table:table-cell>
          <table:table-cell office:value-type="string" table:style-name="ce10">
            <text:p>L1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08.7" table:style-name="ce12">
            <text:p>108,7</text:p>
          </table:table-cell>
          <table:table-cell office:value-type="float" office:value="19" table:style-name="ce11">
            <text:p>1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1</text:p>
          </table:table-cell>
          <table:table-cell office:value-type="string" table:style-name="ce10">
            <text:p>9640</text:p>
          </table:table-cell>
          <table:table-cell office:value-type="string" table:style-name="ce10">
            <text:p>Instituto Politécnico de Tomar - Escola Superior de Gestão de Tomar</text:p>
          </table:table-cell>
          <table:table-cell office:value-type="string" table:style-name="ce10">
            <text:p>Gestão de Recursos Humanos e Comportamento Organizacional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08.5" table:style-name="ce12">
            <text:p>108,5</text:p>
          </table:table-cell>
          <table:table-cell office:value-type="float" office:value="6" table:style-name="ce11">
            <text:p>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1</text:p>
          </table:table-cell>
          <table:table-cell office:value-type="string" table:style-name="ce10">
            <text:p>9641</text:p>
          </table:table-cell>
          <table:table-cell office:value-type="string" table:style-name="ce10">
            <text:p>Instituto Politécnico de Tomar - Escola Superior de Gestão de Tomar</text:p>
          </table:table-cell>
          <table:table-cell office:value-type="string" table:style-name="ce10">
            <text:p>Gestão Turística e Cultural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10" table:style-name="ce12">
            <text:p>110,0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2</text:p>
          </table:table-cell>
          <table:table-cell office:value-type="string" table:style-name="ce10">
            <text:p>9112</text:p>
          </table:table-cell>
          <table:table-cell office:value-type="string" table:style-name="ce10">
            <text:p>Instituto Politécnico de Tomar - Escola Superior de Tecnologia de Tomar</text:p>
          </table:table-cell>
          <table:table-cell office:value-type="string" table:style-name="ce10">
            <text:p>Engenharia Eletrotécnica e de Computadores</text:p>
          </table:table-cell>
          <table:table-cell office:value-type="string" table:style-name="ce10">
            <text:p>L1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7.9" table:style-name="ce12">
            <text:p>117,9</text:p>
          </table:table-cell>
          <table:table-cell office:value-type="float" office:value="32" table:style-name="ce11">
            <text:p>3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2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nstituto Politécnico de Tomar - Escola Superior de Tecnologia de Tomar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112.8" table:style-name="ce12">
            <text:p>112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2</text:p>
          </table:table-cell>
          <table:table-cell office:value-type="string" table:style-name="ce10">
            <text:p>9184</text:p>
          </table:table-cell>
          <table:table-cell office:value-type="string" table:style-name="ce10">
            <text:p>Instituto Politécnico de Tomar - Escola Superior de Tecnologia de Tomar</text:p>
          </table:table-cell>
          <table:table-cell office:value-type="string" table:style-name="ce10">
            <text:p>Engenharia Química e Bioquímica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18" table:style-name="ce12">
            <text:p>118,0</text:p>
          </table:table-cell>
          <table:table-cell office:value-type="float" office:value="21" table:style-name="ce11">
            <text:p>2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2</text:p>
          </table:table-cell>
          <table:table-cell office:value-type="string" table:style-name="ce10">
            <text:p>9380</text:p>
          </table:table-cell>
          <table:table-cell office:value-type="string" table:style-name="ce10">
            <text:p>Instituto Politécnico de Tomar - Escola Superior de Tecnologia de Tomar</text:p>
          </table:table-cell>
          <table:table-cell office:value-type="string" table:style-name="ce10">
            <text:p>Conservação e Restauro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8.6" table:style-name="ce12">
            <text:p>128,6</text:p>
          </table:table-cell>
          <table:table-cell office:value-type="float" office:value="15" table:style-name="ce11">
            <text:p>1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2</text:p>
          </table:table-cell>
          <table:table-cell office:value-type="string" table:style-name="ce10">
            <text:p>9644</text:p>
          </table:table-cell>
          <table:table-cell office:value-type="string" table:style-name="ce10">
            <text:p>Instituto Politécnico de Tomar - Escola Superior de Tecnologia de Tomar</text:p>
          </table:table-cell>
          <table:table-cell office:value-type="string" table:style-name="ce10">
            <text:p>Design e Tecnologia das Artes Gráficas</text:p>
          </table:table-cell>
          <table:table-cell office:value-type="string" table:style-name="ce10">
            <text:p>L1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13.9" table:style-name="ce12">
            <text:p>113,9</text:p>
          </table:table-cell>
          <table:table-cell office:value-type="float" office:value="26" table:style-name="ce11">
            <text:p>2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2</text:p>
          </table:table-cell>
          <table:table-cell office:value-type="string" table:style-name="ce10">
            <text:p>9645</text:p>
          </table:table-cell>
          <table:table-cell office:value-type="string" table:style-name="ce10">
            <text:p>Instituto Politécnico de Tomar - Escola Superior de Tecnologia de Tomar</text:p>
          </table:table-cell>
          <table:table-cell office:value-type="string" table:style-name="ce10">
            <text:p>Fotografi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16.7" table:style-name="ce12">
            <text:p>116,7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2</text:p>
          </table:table-cell>
          <table:table-cell office:value-type="string" table:style-name="ce10">
            <text:p>L106</text:p>
          </table:table-cell>
          <table:table-cell office:value-type="string" table:style-name="ce10">
            <text:p>Instituto Politécnico de Tomar - Escola Superior de Tecnologia de Tomar</text:p>
          </table:table-cell>
          <table:table-cell office:value-type="string" table:style-name="ce10">
            <text:p>Construção e Reabilitação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5" table:style-name="ce11">
            <text:p>2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3</text:p>
          </table:table-cell>
          <table:table-cell office:value-type="string" table:style-name="ce10">
            <text:p>9054</text:p>
          </table:table-cell>
          <table:table-cell office:value-type="string" table:style-name="ce10">
            <text:p>Instituto Politécnico de Tomar - Escola Superior de Tecnologia de Abrantes</text:p>
          </table:table-cell>
          <table:table-cell office:value-type="string" table:style-name="ce10">
            <text:p>Comunicação Social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07.5" table:style-name="ce12">
            <text:p>107,5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3</text:p>
          </table:table-cell>
          <table:table-cell office:value-type="string" table:style-name="ce10">
            <text:p>9123</text:p>
          </table:table-cell>
          <table:table-cell office:value-type="string" table:style-name="ce10">
            <text:p>Instituto Politécnico de Tomar - Escola Superior de Tecnologia de Abrantes</text:p>
          </table:table-cell>
          <table:table-cell office:value-type="string" table:style-name="ce10">
            <text:p>Engenharia Mecânica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2" table:style-name="ce11">
            <text:p>2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3</text:p>
          </table:table-cell>
          <table:table-cell office:value-type="string" table:style-name="ce10">
            <text:p>9250</text:p>
          </table:table-cell>
          <table:table-cell office:value-type="string" table:style-name="ce10">
            <text:p>Instituto Politécnico de Tomar - Escola Superior de Tecnologia de Abrantes</text:p>
          </table:table-cell>
          <table:table-cell office:value-type="string" table:style-name="ce10">
            <text:p>Tecnologias de Informação e Comunicação</text:p>
          </table:table-cell>
          <table:table-cell office:value-type="string" table:style-name="ce10">
            <text:p>L1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30" table:style-name="ce11">
            <text:p>3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243</text:p>
          </table:table-cell>
          <table:table-cell office:value-type="string" table:style-name="ce10">
            <text:p>9932</text:p>
          </table:table-cell>
          <table:table-cell office:value-type="string" table:style-name="ce10">
            <text:p>Instituto Politécnico de Tomar - Escola Superior de Tecnologia de Abrantes</text:p>
          </table:table-cell>
          <table:table-cell office:value-type="string" table:style-name="ce10">
            <text:p>Vídeo e Cinema Documental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11.3" table:style-name="ce12">
            <text:p>111,3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331</text:p>
          </table:table-cell>
          <table:table-cell office:value-type="string" table:style-name="ce10">
            <text:p>9069</text:p>
          </table:table-cell>
          <table:table-cell office:value-type="string" table:style-name="ce10">
            <text:p>Instituto Politécnico do Porto - Escola Superior de Media, Artes e Design</text:p>
          </table:table-cell>
          <table:table-cell office:value-type="string" table:style-name="ce10">
            <text:p>Design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5.4" table:style-name="ce12">
            <text:p>135,4</text:p>
          </table:table-cell>
          <table:table-cell office:value-type="float" office:value="3" table:style-name="ce11">
            <text:p>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331</text:p>
          </table:table-cell>
          <table:table-cell office:value-type="string" table:style-name="ce10">
            <text:p>9244</text:p>
          </table:table-cell>
          <table:table-cell office:value-type="string" table:style-name="ce10">
            <text:p>Instituto Politécnico do Porto - Escola Superior de Media, Artes e Design</text:p>
          </table:table-cell>
          <table:table-cell office:value-type="string" table:style-name="ce10">
            <text:p>Tecnologia da Comunicação Audiovisual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66.8" table:style-name="ce12">
            <text:p>16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331</text:p>
          </table:table-cell>
          <table:table-cell office:value-type="string" table:style-name="ce10">
            <text:p>9863</text:p>
          </table:table-cell>
          <table:table-cell office:value-type="string" table:style-name="ce10">
            <text:p>Instituto Politécnico do Porto - Escola Superior de Media, Artes e Design</text:p>
          </table:table-cell>
          <table:table-cell office:value-type="string" table:style-name="ce10">
            <text:p>Tecnologia da Comunicação Multiméd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8.9" table:style-name="ce12">
            <text:p>158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3331</text:p>
          </table:table-cell>
          <table:table-cell office:value-type="string" table:style-name="ce10">
            <text:p>L071</text:p>
          </table:table-cell>
          <table:table-cell office:value-type="string" table:style-name="ce10">
            <text:p>Instituto Politécnico do Porto - Escola Superior de Media, Artes e Design</text:p>
          </table:table-cell>
          <table:table-cell office:value-type="string" table:style-name="ce10">
            <text:p>Tecnologias e Sistemas de Informação para a Web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6.1" table:style-name="ce12">
            <text:p>136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5402</text:p>
          </table:table-cell>
          <table:table-cell office:value-type="string" table:style-name="ce10">
            <text:p>9007</text:p>
          </table:table-cell>
          <table:table-cell office:value-type="string" table:style-name="ce10">
            <text:p>Universidade do Porto - Faculdade de Belas-Artes</text:p>
          </table:table-cell>
          <table:table-cell office:value-type="string" table:style-name="ce10">
            <text:p>Artes Plásticas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62.5" table:style-name="ce12">
            <text:p>16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5402</text:p>
          </table:table-cell>
          <table:table-cell office:value-type="string" table:style-name="ce10">
            <text:p>9070</text:p>
          </table:table-cell>
          <table:table-cell office:value-type="string" table:style-name="ce10">
            <text:p>Universidade do Porto - Faculdade de Belas-Artes</text:p>
          </table:table-cell>
          <table:table-cell office:value-type="string" table:style-name="ce10">
            <text:p>Design de Comunicação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73.5" table:style-name="ce12">
            <text:p>17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8014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Serviço Social (regime pós-laboral)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9" table:style-name="ce12">
            <text:p>13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8029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Finanças e Contabilidade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56" table:style-name="ce12">
            <text:p>15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8109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Sociologia (regime pós-laboral)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5.5" table:style-name="ce12">
            <text:p>13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8366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Informática e Gestão de Empresas (regime pós-laboral)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8.5" table:style-name="ce12">
            <text:p>14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019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Ciência Polític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51.5" table:style-name="ce12">
            <text:p>15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081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Economia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34" table:style-name="ce27">
            <text:p>34</text:p>
          </table:table-cell>
          <table:table-cell office:value-type="float" office:value="159.5" table:style-name="ce12">
            <text:p>15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098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Engenharia de Telecomunicações e Informát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8.5" table:style-name="ce12">
            <text:p>148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119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Engenharia Informát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5" table:style-name="ce12">
            <text:p>15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147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Gestão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43" table:style-name="ce27">
            <text:p>43</text:p>
          </table:table-cell>
          <table:table-cell office:value-type="float" office:value="165" table:style-name="ce12">
            <text:p>16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156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Gestão de Marketing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59" table:style-name="ce12">
            <text:p>15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157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Gestão de Recursos Humanos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58" table:style-name="ce12">
            <text:p>158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189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Informática e Gestão de Empresas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52.5" table:style-name="ce12">
            <text:p>15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219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Psic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55.5" table:style-name="ce12">
            <text:p>155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240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Sociologia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42" table:style-name="ce12">
            <text:p>142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257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Arquitetura</text:p>
          </table:table-cell>
          <table:table-cell office:value-type="string" table:style-name="ce10">
            <text:p>MI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3.5" table:style-name="ce12">
            <text:p>16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448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Antropologi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130.5" table:style-name="ce12">
            <text:p>130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885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Engenharia Informática (regime pós-laboral)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53.5" table:style-name="ce12">
            <text:p>15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9927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História Moderna e Contemporâne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6" table:style-name="ce12">
            <text:p>146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6800</text:p>
          </table:table-cell>
          <table:table-cell office:value-type="string" table:style-name="ce10">
            <text:p>L030</text:p>
          </table:table-cell>
          <table:table-cell office:value-type="string" table:style-name="ce10">
            <text:p>ISCTE - Instituto Universitário de Lisboa</text:p>
          </table:table-cell>
          <table:table-cell office:value-type="string" table:style-name="ce10">
            <text:p>Gestão Industrial e Logíst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57" table:style-name="ce12">
            <text:p>15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01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Escola Superior de Enfermagem de Coimbra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28" table:style-name="ce11">
            <text:p>28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40" table:style-name="ce27">
            <text:p>40</text:p>
          </table:table-cell>
          <table:table-cell office:value-type="float" office:value="138.4" table:style-name="ce12">
            <text:p>138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02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Escola Superior de Enfermagem de Lisboa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45" table:style-name="ce11">
            <text:p>45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52" table:style-name="ce27">
            <text:p>52</text:p>
          </table:table-cell>
          <table:table-cell office:value-type="float" office:value="137.4" table:style-name="ce12">
            <text:p>137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03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Escola Superior de Enfermagem do Porto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34" table:style-name="ce27">
            <text:p>34</text:p>
          </table:table-cell>
          <table:table-cell office:value-type="float" office:value="149.5" table:style-name="ce12">
            <text:p>149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05</text:p>
          </table:table-cell>
          <table:table-cell office:value-type="string" table:style-name="ce10">
            <text:p>8138</text:p>
          </table:table-cell>
          <table:table-cell office:value-type="string" table:style-name="ce10">
            <text:p>Instituto Politécnico de Beja - Escola Superior de Saúde</text:p>
          </table:table-cell>
          <table:table-cell office:value-type="string" table:style-name="ce10">
            <text:p>Terapia Ocupacional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97" table:style-name="ce12">
            <text:p>97,0</text:p>
          </table:table-cell>
          <table:table-cell office:value-type="float" office:value="12" table:style-name="ce11">
            <text:p>12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0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Beja - Escola Superior de Saúde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3.4" table:style-name="ce12">
            <text:p>13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10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Universidade do Minho - Escola Superior de Enfermagem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53.80000000000001" table:style-name="ce12">
            <text:p>15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15</text:p>
          </table:table-cell>
          <table:table-cell office:value-type="string" table:style-name="ce10">
            <text:p>8149</text:p>
          </table:table-cell>
          <table:table-cell office:value-type="string" table:style-name="ce10">
            <text:p>Instituto Politécnico de Bragança - Escola Superior de Saúde de Bragança</text:p>
          </table:table-cell>
          <table:table-cell office:value-type="string" table:style-name="ce10">
            <text:p>Dietética e Nutrição</text:p>
          </table:table-cell>
          <table:table-cell office:value-type="string" table:style-name="ce10">
            <text:p>L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07.5" table:style-name="ce12">
            <text:p>107,5</text:p>
          </table:table-cell>
          <table:table-cell office:value-type="float" office:value="11" table:style-name="ce11">
            <text:p>1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1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Bragança - Escola Superior de Saúde de Bragança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6.30000000000001" table:style-name="ce12">
            <text:p>136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15</text:p>
          </table:table-cell>
          <table:table-cell office:value-type="string" table:style-name="ce10">
            <text:p>9501</text:p>
          </table:table-cell>
          <table:table-cell office:value-type="string" table:style-name="ce10">
            <text:p>Instituto Politécnico de Bragança - Escola Superior de Saúde de Bragança</text:p>
          </table:table-cell>
          <table:table-cell office:value-type="string" table:style-name="ce10">
            <text:p>Enfermagem (entrada no 2.º semestre)</text:p>
          </table:table-cell>
          <table:table-cell office:value-type="string" table:style-name="ce10">
            <text:p>L1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01.3" table:style-name="ce12">
            <text:p>101,3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15</text:p>
          </table:table-cell>
          <table:table-cell office:value-type="string" table:style-name="ce10">
            <text:p>9549</text:p>
          </table:table-cell>
          <table:table-cell office:value-type="string" table:style-name="ce10">
            <text:p>Instituto Politécnico de Bragança - Escola Superior de Saúde de Bragança</text:p>
          </table:table-cell>
          <table:table-cell office:value-type="string" table:style-name="ce10">
            <text:p>Farmácia</text:p>
          </table:table-cell>
          <table:table-cell office:value-type="string" table:style-name="ce10">
            <text:p>L1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09" table:style-name="ce12">
            <text:p>109,0</text:p>
          </table:table-cell>
          <table:table-cell office:value-type="float" office:value="23" table:style-name="ce11">
            <text:p>2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15</text:p>
          </table:table-cell>
          <table:table-cell office:value-type="string" table:style-name="ce10">
            <text:p>9833</text:p>
          </table:table-cell>
          <table:table-cell office:value-type="string" table:style-name="ce10">
            <text:p>Instituto Politécnico de Bragança - Escola Superior de Saúde de Bragança</text:p>
          </table:table-cell>
          <table:table-cell office:value-type="string" table:style-name="ce10">
            <text:p>Gerontologia</text:p>
          </table:table-cell>
          <table:table-cell office:value-type="string" table:style-name="ce10">
            <text:p>L1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8.9" table:style-name="ce12">
            <text:p>128,9</text:p>
          </table:table-cell>
          <table:table-cell office:value-type="float" office:value="35" table:style-name="ce11">
            <text:p>35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15</text:p>
          </table:table-cell>
          <table:table-cell office:value-type="string" table:style-name="ce10">
            <text:p>L068</text:p>
          </table:table-cell>
          <table:table-cell office:value-type="string" table:style-name="ce10">
            <text:p>Instituto Politécnico de Bragança - Escola Superior de Saúde de Bragança</text:p>
          </table:table-cell>
          <table:table-cell office:value-type="string" table:style-name="ce10">
            <text:p>Ciências Biomédicas Laboratoriais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2.9" table:style-name="ce12">
            <text:p>102,9</text:p>
          </table:table-cell>
          <table:table-cell office:value-type="float" office:value="8" table:style-name="ce11">
            <text:p>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20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Castelo Branco - Escola Superior de Saúde Dr. Lopes Dias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8.9" table:style-name="ce12">
            <text:p>138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20</text:p>
          </table:table-cell>
          <table:table-cell office:value-type="string" table:style-name="ce10">
            <text:p>9504</text:p>
          </table:table-cell>
          <table:table-cell office:value-type="string" table:style-name="ce10">
            <text:p>Instituto Politécnico de Castelo Branco - Escola Superior de Saúde Dr. Lopes Dias</text:p>
          </table:table-cell>
          <table:table-cell office:value-type="string" table:style-name="ce10">
            <text:p>Fisioterap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1.69999999999999" table:style-name="ce12">
            <text:p>141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20</text:p>
          </table:table-cell>
          <table:table-cell office:value-type="string" table:style-name="ce10">
            <text:p>L066</text:p>
          </table:table-cell>
          <table:table-cell office:value-type="string" table:style-name="ce10">
            <text:p>Instituto Politécnico de Castelo Branco - Escola Superior de Saúde Dr. Lopes Dias</text:p>
          </table:table-cell>
          <table:table-cell office:value-type="string" table:style-name="ce10">
            <text:p>Imagem Médica e Radioterapi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27">
            <text:p>14</text:p>
          </table:table-cell>
          <table:table-cell office:value-type="float" office:value="117.6" table:style-name="ce12">
            <text:p>117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20</text:p>
          </table:table-cell>
          <table:table-cell office:value-type="string" table:style-name="ce10">
            <text:p>L067</text:p>
          </table:table-cell>
          <table:table-cell office:value-type="string" table:style-name="ce10">
            <text:p>Instituto Politécnico de Castelo Branco - Escola Superior de Saúde Dr. Lopes Dias</text:p>
          </table:table-cell>
          <table:table-cell office:value-type="string" table:style-name="ce10">
            <text:p>Fisiologia Clínic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120.1" table:style-name="ce12">
            <text:p>120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20</text:p>
          </table:table-cell>
          <table:table-cell office:value-type="string" table:style-name="ce10">
            <text:p>L068</text:p>
          </table:table-cell>
          <table:table-cell office:value-type="string" table:style-name="ce10">
            <text:p>Instituto Politécnico de Castelo Branco - Escola Superior de Saúde Dr. Lopes Dias</text:p>
          </table:table-cell>
          <table:table-cell office:value-type="string" table:style-name="ce10">
            <text:p>Ciências Biomédicas Laboratoriais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21.5" table:style-name="ce12">
            <text:p>12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30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Universidade de Évora - Escola Superior de Enfermagem de São João de Deus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35" table:style-name="ce12">
            <text:p>13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35</text:p>
          </table:table-cell>
          <table:table-cell office:value-type="string" table:style-name="ce10">
            <text:p>8149</text:p>
          </table:table-cell>
          <table:table-cell office:value-type="string" table:style-name="ce10">
            <text:p>Universidade do Algarve - Escola Superior de Saúde</text:p>
          </table:table-cell>
          <table:table-cell office:value-type="string" table:style-name="ce10">
            <text:p>Dietética e Nutrição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26.9" table:style-name="ce12">
            <text:p>126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35</text:p>
          </table:table-cell>
          <table:table-cell office:value-type="string" table:style-name="ce10">
            <text:p>8152</text:p>
          </table:table-cell>
          <table:table-cell office:value-type="string" table:style-name="ce10">
            <text:p>Universidade do Algarve - Escola Superior de Saúde</text:p>
          </table:table-cell>
          <table:table-cell office:value-type="string" table:style-name="ce10">
            <text:p>Ortoprotesia</text:p>
          </table:table-cell>
          <table:table-cell office:value-type="string" table:style-name="ce10">
            <text:p>L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2.7" table:style-name="ce12">
            <text:p>102,7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3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Universidade do Algarve - Escola Superior de Saúde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136.9" table:style-name="ce12">
            <text:p>136,9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35</text:p>
          </table:table-cell>
          <table:table-cell office:value-type="string" table:style-name="ce10">
            <text:p>9549</text:p>
          </table:table-cell>
          <table:table-cell office:value-type="string" table:style-name="ce10">
            <text:p>Universidade do Algarve - Escola Superior de Saúde</text:p>
          </table:table-cell>
          <table:table-cell office:value-type="string" table:style-name="ce10">
            <text:p>Farmáci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01" table:style-name="ce12">
            <text:p>101,0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35</text:p>
          </table:table-cell>
          <table:table-cell office:value-type="string" table:style-name="ce10">
            <text:p>L066</text:p>
          </table:table-cell>
          <table:table-cell office:value-type="string" table:style-name="ce10">
            <text:p>Universidade do Algarve - Escola Superior de Saúde</text:p>
          </table:table-cell>
          <table:table-cell office:value-type="string" table:style-name="ce10">
            <text:p>Imagem Médica e Radioterapia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14.7" table:style-name="ce12">
            <text:p>114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35</text:p>
          </table:table-cell>
          <table:table-cell office:value-type="string" table:style-name="ce10">
            <text:p>L068</text:p>
          </table:table-cell>
          <table:table-cell office:value-type="string" table:style-name="ce10">
            <text:p>Universidade do Algarve - Escola Superior de Saúde</text:p>
          </table:table-cell>
          <table:table-cell office:value-type="string" table:style-name="ce10">
            <text:p>Ciências Biomédicas Laboratoriais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5.6" table:style-name="ce12">
            <text:p>115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40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a Guarda - Escola Superior de Saúde da Guarda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9.6" table:style-name="ce12">
            <text:p>129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40</text:p>
          </table:table-cell>
          <table:table-cell office:value-type="string" table:style-name="ce10">
            <text:p>9549</text:p>
          </table:table-cell>
          <table:table-cell office:value-type="string" table:style-name="ce10">
            <text:p>Instituto Politécnico da Guarda - Escola Superior de Saúde da Guarda</text:p>
          </table:table-cell>
          <table:table-cell office:value-type="string" table:style-name="ce10">
            <text:p>Farmácia</text:p>
          </table:table-cell>
          <table:table-cell office:value-type="string" table:style-name="ce10">
            <text:p>L1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27">
            <text:p>25</text:p>
          </table:table-cell>
          <table:table-cell office:value-type="float" office:value="95.5" table:style-name="ce12">
            <text:p>95,5</text:p>
          </table:table-cell>
          <table:table-cell office:value-type="float" office:value="7" table:style-name="ce11">
            <text:p>7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45</text:p>
          </table:table-cell>
          <table:table-cell office:value-type="string" table:style-name="ce10">
            <text:p>8138</text:p>
          </table:table-cell>
          <table:table-cell office:value-type="string" table:style-name="ce10">
            <text:p>Instituto Politécnico de Leiria - Escola Superior de Saúde de Leiria</text:p>
          </table:table-cell>
          <table:table-cell office:value-type="string" table:style-name="ce10">
            <text:p>Terapia Ocupacional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23.8" table:style-name="ce12">
            <text:p>12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45</text:p>
          </table:table-cell>
          <table:table-cell office:value-type="string" table:style-name="ce10">
            <text:p>8142</text:p>
          </table:table-cell>
          <table:table-cell office:value-type="string" table:style-name="ce10">
            <text:p>Instituto Politécnico de Leiria - Escola Superior de Saúde de Leiria</text:p>
          </table:table-cell>
          <table:table-cell office:value-type="string" table:style-name="ce10">
            <text:p>Dietétic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27.6" table:style-name="ce12">
            <text:p>127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4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Leiria - Escola Superior de Saúde de Leiria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34.6" table:style-name="ce12">
            <text:p>134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45</text:p>
          </table:table-cell>
          <table:table-cell office:value-type="string" table:style-name="ce10">
            <text:p>9504</text:p>
          </table:table-cell>
          <table:table-cell office:value-type="string" table:style-name="ce10">
            <text:p>Instituto Politécnico de Leiria - Escola Superior de Saúde de Leiria</text:p>
          </table:table-cell>
          <table:table-cell office:value-type="string" table:style-name="ce10">
            <text:p>Fisioterap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0.19999999999999" table:style-name="ce12">
            <text:p>14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45</text:p>
          </table:table-cell>
          <table:table-cell office:value-type="string" table:style-name="ce10">
            <text:p>9890</text:p>
          </table:table-cell>
          <table:table-cell office:value-type="string" table:style-name="ce10">
            <text:p>Instituto Politécnico de Leiria - Escola Superior de Saúde de Leiria</text:p>
          </table:table-cell>
          <table:table-cell office:value-type="string" table:style-name="ce10">
            <text:p>Terapia da Fala</text:p>
          </table:table-cell>
          <table:table-cell office:value-type="string" table:style-name="ce10">
            <text:p>L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11" table:style-name="ce12">
            <text:p>111,0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45</text:p>
          </table:table-cell>
          <table:table-cell office:value-type="string" table:style-name="ce10">
            <text:p>L108</text:p>
          </table:table-cell>
          <table:table-cell office:value-type="string" table:style-name="ce10">
            <text:p>Instituto Politécnico de Leiria - Escola Superior de Saúde de Leiria</text:p>
          </table:table-cell>
          <table:table-cell office:value-type="string" table:style-name="ce10">
            <text:p>Ciências da Informação em Saúde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14" table:style-name="ce11">
            <text:p>14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5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Portalegre - Escola Superior de Saúde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8" table:style-name="ce27">
            <text:p>28</text:p>
          </table:table-cell>
          <table:table-cell office:value-type="float" office:value="125.4" table:style-name="ce12">
            <text:p>125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55</text:p>
          </table:table-cell>
          <table:table-cell office:value-type="string" table:style-name="ce10">
            <text:p>9556</text:p>
          </table:table-cell>
          <table:table-cell office:value-type="string" table:style-name="ce10">
            <text:p>Instituto Politécnico de Portalegre - Escola Superior de Saúde</text:p>
          </table:table-cell>
          <table:table-cell office:value-type="string" table:style-name="ce10">
            <text:p>Higiene Oral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17.8" table:style-name="ce12">
            <text:p>117,8</text:p>
          </table:table-cell>
          <table:table-cell office:value-type="float" office:value="16" table:style-name="ce11">
            <text:p>1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6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Santarém - Escola Superior de Saúde de Santarém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7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Viana do Castelo - Escola Superior de Saúde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135" table:style-name="ce12">
            <text:p>13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80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Universidade de Trás-os-Montes e Alto Douro - Escola Superior de Enfermagem de Vila Real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85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Instituto Politécnico de Viseu - Escola Superior de Saúde de Viseu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92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Universidade dos Açores - Escola Superior de Saúde - Angra do Heroísmo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3" table:style-name="ce27">
            <text:p>23</text:p>
          </table:table-cell>
          <table:table-cell office:value-type="float" office:value="102" table:style-name="ce12">
            <text:p>102,0</text:p>
          </table:table-cell>
          <table:table-cell office:value-type="float" office:value="9" table:style-name="ce11">
            <text:p>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093</text:p>
          </table:table-cell>
          <table:table-cell office:value-type="string" table:style-name="ce10">
            <text:p>9500</text:p>
          </table:table-cell>
          <table:table-cell office:value-type="string" table:style-name="ce10">
            <text:p>Universidade dos Açores - Escola Superior de Saúde - Ponta Delgada</text:p>
          </table:table-cell>
          <table:table-cell office:value-type="string" table:style-name="ce10">
            <text:p>Enfermagem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1.5" table:style-name="ce12">
            <text:p>13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05</text:p>
          </table:table-cell>
          <table:table-cell office:value-type="string" table:style-name="ce10">
            <text:p>8077</text:p>
          </table:table-cell>
          <table:table-cell office:value-type="string" table:style-name="ce10">
            <text:p>Escola Superior Náutica Infante D. Henrique</text:p>
          </table:table-cell>
          <table:table-cell office:value-type="string" table:style-name="ce10">
            <text:p>Engenharia de Máquinas Marítimas (regime noturno)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3.1" table:style-name="ce12">
            <text:p>123,1</text:p>
          </table:table-cell>
          <table:table-cell office:value-type="float" office:value="19" table:style-name="ce11">
            <text:p>19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05</text:p>
          </table:table-cell>
          <table:table-cell office:value-type="string" table:style-name="ce10">
            <text:p>9745</text:p>
          </table:table-cell>
          <table:table-cell office:value-type="string" table:style-name="ce10">
            <text:p>Escola Superior Náutica Infante D. Henrique</text:p>
          </table:table-cell>
          <table:table-cell office:value-type="string" table:style-name="ce10">
            <text:p>Engenharia de Máquinas Marítimas</text:p>
          </table:table-cell>
          <table:table-cell office:value-type="string" table:style-name="ce10">
            <text:p>L1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10.1" table:style-name="ce12">
            <text:p>110,1</text:p>
          </table:table-cell>
          <table:table-cell office:value-type="float" office:value="13" table:style-name="ce11">
            <text:p>13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05</text:p>
          </table:table-cell>
          <table:table-cell office:value-type="string" table:style-name="ce10">
            <text:p>9747</text:p>
          </table:table-cell>
          <table:table-cell office:value-type="string" table:style-name="ce10">
            <text:p>Escola Superior Náutica Infante D. Henrique</text:p>
          </table:table-cell>
          <table:table-cell office:value-type="string" table:style-name="ce10">
            <text:p>Engenharia de Sistemas Eletrónicos Marítimos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23.3" table:style-name="ce12">
            <text:p>123,3</text:p>
          </table:table-cell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05</text:p>
          </table:table-cell>
          <table:table-cell office:value-type="string" table:style-name="ce10">
            <text:p>9789</text:p>
          </table:table-cell>
          <table:table-cell office:value-type="string" table:style-name="ce10">
            <text:p>Escola Superior Náutica Infante D. Henrique</text:p>
          </table:table-cell>
          <table:table-cell office:value-type="string" table:style-name="ce10">
            <text:p>Pilotagem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5.69999999999999" table:style-name="ce12">
            <text:p>145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05</text:p>
          </table:table-cell>
          <table:table-cell office:value-type="string" table:style-name="ce10">
            <text:p>9924</text:p>
          </table:table-cell>
          <table:table-cell office:value-type="string" table:style-name="ce10">
            <text:p>Escola Superior Náutica Infante D. Henrique</text:p>
          </table:table-cell>
          <table:table-cell office:value-type="string" table:style-name="ce10">
            <text:p>Gestão de Transportes e Logíst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30.6" table:style-name="ce12">
            <text:p>130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05</text:p>
          </table:table-cell>
          <table:table-cell office:value-type="string" table:style-name="ce10">
            <text:p>9926</text:p>
          </table:table-cell>
          <table:table-cell office:value-type="string" table:style-name="ce10">
            <text:p>Escola Superior Náutica Infante D. Henrique</text:p>
          </table:table-cell>
          <table:table-cell office:value-type="string" table:style-name="ce10">
            <text:p>Gestão Portuár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35.1" table:style-name="ce12">
            <text:p>135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05</text:p>
          </table:table-cell>
          <table:table-cell office:value-type="string" table:style-name="ce10">
            <text:p>L118</text:p>
          </table:table-cell>
          <table:table-cell office:value-type="string" table:style-name="ce10">
            <text:p>Escola Superior Náutica Infante D. Henrique</text:p>
          </table:table-cell>
          <table:table-cell office:value-type="string" table:style-name="ce10">
            <text:p>Engenharia Eletrotécnica Marítima</text:p>
          </table:table-cell>
          <table:table-cell office:value-type="string" table:style-name="ce10">
            <text:p>L1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18" table:style-name="ce11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8011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Produção Alimentar em Restauração (regime pós-laboral)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8" table:style-name="ce27">
            <text:p>18</text:p>
          </table:table-cell>
          <table:table-cell office:value-type="float" office:value="113.4" table:style-name="ce12">
            <text:p>11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9076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Direção e Gestão Hoteleir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51.6" table:style-name="ce12">
            <text:p>151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9163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Gestão do Lazer e Animação Turística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3" table:style-name="ce12">
            <text:p>143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9177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Gestão Turístic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46.80000000000001" table:style-name="ce12">
            <text:p>14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9183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Informação Turíst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1.19999999999999" table:style-name="ce12">
            <text:p>141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9217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Produção Alimentar em Restauração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27" table:style-name="ce12">
            <text:p>127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9875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Direção e Gestão Hoteleira (regime pós-laboral)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40" table:style-name="ce12">
            <text:p>140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9995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Gestão do Lazer e Animação Turística (regime pós-laboral)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9.19999999999999" table:style-name="ce12">
            <text:p>139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110</text:p>
          </table:table-cell>
          <table:table-cell office:value-type="string" table:style-name="ce10">
            <text:p>9996</text:p>
          </table:table-cell>
          <table:table-cell office:value-type="string" table:style-name="ce10">
            <text:p>Escola Superior de Hotelaria e Turismo do Estoril</text:p>
          </table:table-cell>
          <table:table-cell office:value-type="string" table:style-name="ce10">
            <text:p>Gestão Turística (regime pós-laboral)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8141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Audiologi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18.1" table:style-name="ce12">
            <text:p>118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8149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Dietética e Nutri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39" table:style-name="ce12">
            <text:p>139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8489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Engenharia de Segurança do Trabalho (regime pós-laboral)</text:p>
          </table:table-cell>
          <table:table-cell office:value-type="string" table:style-name="ce10">
            <text:p>L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float" office:value="20" table:style-name="ce11">
            <text:p>2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9504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Fisioterapi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3.69999999999999" table:style-name="ce12">
            <text:p>153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9549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Farmác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30.19999999999999" table:style-name="ce12">
            <text:p>130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9861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Saúde Ambiental</text:p>
          </table:table-cell>
          <table:table-cell office:value-type="string" table:style-name="ce10">
            <text:p>L1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13.8" table:style-name="ce12">
            <text:p>113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L066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Imagem Médica e Radioterapi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L067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Fisiologia Clínic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3.4" table:style-name="ce12">
            <text:p>143,4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10</text:p>
          </table:table-cell>
          <table:table-cell office:value-type="string" table:style-name="ce10">
            <text:p>L068</text:p>
          </table:table-cell>
          <table:table-cell office:value-type="string" table:style-name="ce10">
            <text:p>Instituto Politécnico de Coimbra - Escola Superior de Tecnologia da Saúde de Coimbra</text:p>
          </table:table-cell>
          <table:table-cell office:value-type="string" table:style-name="ce10">
            <text:p>Ciências Biomédicas Laboratoriais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8143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Ortóptic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126.8" table:style-name="ce12">
            <text:p>126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8149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Dietética e Nutrição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5.19999999999999" table:style-name="ce12">
            <text:p>145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8152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Ortoprotesia</text:p>
          </table:table-cell>
          <table:table-cell office:value-type="string" table:style-name="ce10">
            <text:p>L1</text:p>
          </table:table-cell>
          <table:table-cell office:value-type="float" office:value="16" table:style-name="ce11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117.1" table:style-name="ce12">
            <text:p>117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9504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Fisioterapia</text:p>
          </table:table-cell>
          <table:table-cell office:value-type="string" table:style-name="ce10">
            <text:p>L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54" table:style-name="ce12">
            <text:p>154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9549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Farmácia</text:p>
          </table:table-cell>
          <table:table-cell office:value-type="string" table:style-name="ce10">
            <text:p>L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33.6" table:style-name="ce12">
            <text:p>133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9861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Saúde Ambiental</text:p>
          </table:table-cell>
          <table:table-cell office:value-type="string" table:style-name="ce10">
            <text:p>L1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10.1" table:style-name="ce12">
            <text:p>110,1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L066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Imagem Médica e Radioterapia</text:p>
          </table:table-cell>
          <table:table-cell office:value-type="string" table:style-name="ce10">
            <text:p>L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35" table:style-name="ce12">
            <text:p>13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L067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Fisiologia Clín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42.6" table:style-name="ce12">
            <text:p>142,6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20</text:p>
          </table:table-cell>
          <table:table-cell office:value-type="string" table:style-name="ce10">
            <text:p>L068</text:p>
          </table:table-cell>
          <table:table-cell office:value-type="string" table:style-name="ce10">
            <text:p>Instituto Politécnico de Lisboa - Escola Superior de Tecnologia da Saúde de Lisboa</text:p>
          </table:table-cell>
          <table:table-cell office:value-type="string" table:style-name="ce10">
            <text:p>Ciências Biomédicas Laboratoriais</text:p>
          </table:table-cell>
          <table:table-cell office:value-type="string" table:style-name="ce10">
            <text:p>L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2.19999999999999" table:style-name="ce12">
            <text:p>142,2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8138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Terapia Ocupacional</text:p>
          </table:table-cell>
          <table:table-cell office:value-type="string" table:style-name="ce10">
            <text:p>L1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28" table:style-name="ce12">
            <text:p>128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8141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Audiologia</text:p>
          </table:table-cell>
          <table:table-cell office:value-type="string" table:style-name="ce10">
            <text:p>L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1.5" table:style-name="ce12">
            <text:p>13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8143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Ortóptica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32.5" table:style-name="ce12">
            <text:p>132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9504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Fisioterap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1" table:style-name="ce12">
            <text:p>161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9549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Farmácia</text:p>
          </table:table-cell>
          <table:table-cell office:value-type="string" table:style-name="ce10">
            <text:p>L1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35" table:style-name="ce12">
            <text:p>13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9861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Saúde Ambiental</text:p>
          </table:table-cell>
          <table:table-cell office:value-type="string" table:style-name="ce10">
            <text:p>L1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21.5" table:style-name="ce12">
            <text:p>12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9890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Terapia da Fala</text:p>
          </table:table-cell>
          <table:table-cell office:value-type="string" table:style-name="ce10">
            <text:p>L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25" table:style-name="ce12">
            <text:p>125,0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L066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Imagem Médica e Radioterapia</text:p>
          </table:table-cell>
          <table:table-cell office:value-type="string" table:style-name="ce10">
            <text:p>L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41.5" table:style-name="ce12">
            <text:p>141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L067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Fisiologia Clínic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53.5" table:style-name="ce12">
            <text:p>153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L068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Ciências Biomédicas Laboratoriais</text:p>
          </table:table-cell>
          <table:table-cell office:value-type="string" table:style-name="ce10">
            <text:p>L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49.80000000000001" table:style-name="ce12">
            <text:p>149,8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L101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Biotecnologia Medicinal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44.5" table:style-name="ce12">
            <text:p>144,5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10">
            <text:p>7230</text:p>
          </table:table-cell>
          <table:table-cell office:value-type="string" table:style-name="ce10">
            <text:p>L136</text:p>
          </table:table-cell>
          <table:table-cell office:value-type="string" table:style-name="ce10">
            <text:p>Instituto Politécnico do Porto - Escola Superior de Saúde</text:p>
          </table:table-cell>
          <table:table-cell office:value-type="string" table:style-name="ce10">
            <text:p>Osteopatia</text:p>
          </table:table-cell>
          <table:table-cell office:value-type="string" table:style-name="ce10">
            <text:p>L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45.30000000000001" table:style-name="ce12">
            <text:p>145,3</text:p>
          </table:table-cell>
          <table:table-cell office:value-type="float" office:value="0" table:style-name="ce11">
            <text:p>0</text:p>
          </table:table-cell>
          <table:table-cell table:number-columns-repeated="16373" table:style-name="ce4"/>
        </table:table-row>
        <table:table-row table:style-name="ro5">
          <table:table-cell table:number-columns-repeated="4" table:style-name="ce1"/>
          <table:table-cell table:style-name="ce3"/>
          <table:table-cell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4" table:style-name="ce1"/>
        </table:table-row>
        <table:table-row table:style-name="ro5">
          <table:table-cell table:number-columns-repeated="3" table:style-name="ce4"/>
          <table:table-cell office:value-type="string" table:style-name="ce22">
            <text:p>TOTAL</text:p>
          </table:table-cell>
          <table:table-cell table:style-name="ce23"/>
          <table:table-cell office:value-type="float" office:value="12807" table:formula="msoxl:=SUM(F6:F1066)" table:style-name="ce24">
            <text:p>12807</text:p>
          </table:table-cell>
          <table:table-cell office:value-type="float" office:value="1869" table:formula="msoxl:=SUM(G6:G1066)" table:style-name="ce24">
            <text:p>1869</text:p>
          </table:table-cell>
          <table:table-cell office:value-type="float" office:value="67" table:formula="msoxl:=SUM(H6:H1066)" table:style-name="ce24">
            <text:p>67</text:p>
          </table:table-cell>
          <table:table-cell office:value-type="float" office:value="9577" table:formula="msoxl:=SUM(I6:I1066)" table:style-name="ce24">
            <text:p>9577</text:p>
          </table:table-cell>
          <table:table-cell table:style-name="ce25"/>
          <table:table-cell office:value-type="float" office:value="5166" table:formula="msoxl:=SUM(K6:K1066)" table:style-name="ce24">
            <text:p>5166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33">
            <text:p>Fonte: Direção-Geral do Ensino Supeior</text:p>
          </table:table-cell>
          <table:table-cell table:number-columns-repeated="3" table:style-name="ce1"/>
          <table:table-cell table:style-name="ce3"/>
          <table:table-cell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4" table:style-name="ce1"/>
        </table:table-row>
        <table:table-row table:number-rows-repeated="104750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2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ares" style:family="table-cell" style:data-style-name="N0">
      <style:table-cell-properties style:vertical-align="automatic" fo:background-color="transparent"/>
      <style:text-properties fo:color="#000000"/>
    </style:style>
  </office:styles>
  <office:automatic-styles>
    <style:page-layout style:name="pm1">
      <style:page-layout-properties fo:margin-top="0.393700787401575in" fo:margin-bottom="0.393700787401575in" fo:margin-left="1.18110236220472in" fo:margin-right="1.18110236220472in" style:print-orientation="landscape" style:print-page-order="ltr" style:first-page-number="continue" style:scale-to="8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Fonte:</text:span><text:span text:style-name="T1"> </text:span><text:span text:style-name="T1">Direção-Geral</text:span><text:span text:style-name="T1"> </text:span><text:span text:style-name="T1">do</text:span><text:span text:style-name="T1"> </text:span><text:span text:style-name="T1">Ensino</text:span><text:span text:style-name="T1"> </text:span><text:span text:style-name="T1">Superior</text:span></text:p>
        </style:region-left>
        <style:region-right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16-09-28T14:12:30Z</meta:creation-date>
    <dc:date>2016-09-28T18:39:07Z</dc:date>
  </office:meta>
</office:document-meta>
</file>